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e7" style:family="table-cell" style:parent-style-name="Default" style:data-style-name="N1">
      <style:table-cell-properties fo:background-color="#FFFF00"/>
    </style:style>
    <style:style style:name="ce8" style:family="table-cell" style:parent-style-name="Default" style:data-style-name="N0"/>
    <style:style style:name="ce9" style:family="table-cell" style:parent-style-name="Default" style:data-style-name="N2">
      <style:table-cell-properties fo:background-color="#FFFF00"/>
    </style:style>
    <style:style style:name="co1" style:family="table-column">
      <style:table-column-properties fo:break-before="auto" style:column-width="1.98966666666667cm" style:use-optimal-column-width="true"/>
    </style:style>
    <style:style style:name="co2" style:family="table-column">
      <style:table-column-properties fo:break-before="auto" style:column-width="2.62466666666667cm" style:use-optimal-column-width="true"/>
    </style:style>
    <style:style style:name="co3" style:family="table-column">
      <style:table-column-properties fo:break-before="auto" style:column-width="3.85233333333333cm" style:use-optimal-column-width="true"/>
    </style:style>
    <style:style style:name="co4" style:family="table-column">
      <style:table-column-properties fo:break-before="auto" style:column-width="3.13266666666667cm" style:use-optimal-column-width="true"/>
    </style:style>
    <style:style style:name="co5" style:family="table-column">
      <style:table-column-properties fo:break-before="auto" style:column-width="3.59833333333333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02683333333333cm" style:use-optimal-column-width="true"/>
    </style:style>
    <style:style style:name="co9" style:family="table-column">
      <style:table-column-properties fo:break-before="auto" style:column-width="2.58233333333333cm" style:use-optimal-column-width="true"/>
    </style:style>
    <style:style style:name="co10" style:family="table-column">
      <style:table-column-properties fo:break-before="auto" style:column-width="3.4925cm" style:use-optimal-column-width="true"/>
    </style:style>
    <style:style style:name="co11" style:family="table-column">
      <style:table-column-properties fo:break-before="auto" style:column-width="2.18016666666667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70416666666667cm" style:use-optimal-column-width="true"/>
    </style:style>
    <style:style style:name="co14" style:family="table-column">
      <style:table-column-properties fo:break-before="auto" style:column-width="3.048cm" style:use-optimal-column-width="true"/>
    </style:style>
    <style:style style:name="co15" style:family="table-column">
      <style:table-column-properties fo:break-before="auto" style:column-width="4.021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eratu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16368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Temperatura</text:p>
          </table:table-cell>
          <table:table-cell office:value-type="string" table:style-name="ce1">
            <text:p>Sprzedaż Hot-dogów</text:p>
          </table:table-cell>
          <table:table-cell office:value-type="string" table:style-name="ce1">
            <text:p>Sprzedaż Lodów</text:p>
          </table:table-cell>
          <table:table-cell office:value-type="string" table:style-name="ce1">
            <text:p>Sprzedaż kukurydzy</text:p>
          </table:table-cell>
          <table:table-cell office:value-type="string" table:style-name="ce1">
            <text:p>Czy_ciepły</text:p>
          </table:table-cell>
          <table:table-cell office:value-type="string" table:style-name="ce1">
            <text:p>Kolumna1</text:p>
          </table:table-cell>
          <table:table-cell office:value-type="string" table:style-name="ce1">
            <text:p>Miesiąc</text:p>
          </table:table-cell>
          <table:table-cell office:value-type="string" table:style-name="ce1">
            <text:p>Hot dogi</text:p>
          </table:table-cell>
          <table:table-cell office:value-type="string" table:style-name="ce1">
            <text:p>Lody</text:p>
          </table:table-cell>
          <table:table-cell office:value-type="string" table:style-name="ce1">
            <text:p>Kukurydza</text:p>
          </table:table-cell>
          <table:table-cell table:number-columns-repeated="2" table:style-name="ce1"/>
          <table:table-cell office:value-type="string" table:style-name="ce1">
            <text:p>Dzienny utarg hotdogi</text:p>
          </table:table-cell>
          <table:table-cell office:value-type="string" table:style-name="ce1">
            <text:p>Dzienny utarg lody</text:p>
          </table:table-cell>
          <table:table-cell office:value-type="string" table:style-name="ce1">
            <text:p>Dzienny Utarg kukurydza</text:p>
          </table:table-cell>
          <table:table-cell office:value-type="string" table:style-name="ce1">
            <text:p>Suma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2-06-01T00:00:00" table:style-name="ce2">
            <text:p>01.06.2022</text:p>
          </table:table-cell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IF([.B2]&gt;20;1;0)" table:style-name="ce1">
            <text:p>1</text:p>
          </table:table-cell>
          <table:table-cell table:style-name="ce1"/>
          <table:table-cell office:value-type="string" table:style-name="ce1">
            <text:p>Czerwiec</text:p>
          </table:table-cell>
          <table:table-cell office:value-type="float" office:value="2651.538461538461" table:formula="of:=SUM([.C2:.C31])" table:style-name="ce4">
            <text:p>2652</text:p>
          </table:table-cell>
          <table:table-cell office:value-type="float" office:value="2686.5517241379316" table:formula="of:=SUM([.D2:.D31])" table:style-name="ce4">
            <text:p>2687</text:p>
          </table:table-cell>
          <table:table-cell office:value-type="float" office:value="2652.9411764705883" table:formula="of:=SUM([.E2:.E31])" table:style-name="ce4">
            <text:p>2653</text:p>
          </table:table-cell>
          <table:table-cell table:number-columns-repeated="2" table:style-name="ce1"/>
          <table:table-cell office:value-type="float" office:value="630" table:formula="of:=7*[.C2]" table:style-name="ce1">
            <text:p>630</text:p>
          </table:table-cell>
          <table:table-cell office:value-type="float" office:value="600" table:formula="of:=5*[.D2]" table:style-name="ce4">
            <text:p>600</text:p>
          </table:table-cell>
          <table:table-cell office:value-type="float" office:value="480" table:formula="of:=6*[.E2]" table:style-name="ce4">
            <text:p>480</text:p>
          </table:table-cell>
          <table:table-cell office:value-type="float" office:value="1710" table:formula="of:=SUM([.N2];[.O2];[.P2])" table:style-name="ce4">
            <text:p>171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2-06-02T00:00:00" table:style-name="ce2">
            <text:p>02.06.2022</text:p>
          </table:table-cell>
          <table:table-cell office:value-type="float" office:value="25" table:style-name="ce1">
            <text:p>25</text:p>
          </table:table-cell>
          <table:table-cell office:value-type="float" office:value="93.461538461538467" table:formula="of:=90*(1+(1/13*(([.B3]-24)/2)))" table:style-name="ce4">
            <text:p>93</text:p>
          </table:table-cell>
          <table:table-cell office:value-type="float" office:value="93.103448275862078" table:formula="of:=90*(1+(2/29*(([.B3]-24)/2)))" table:style-name="ce4">
            <text:p>93</text:p>
          </table:table-cell>
          <table:table-cell office:value-type="float" office:value="92.647058823529406" table:formula="of:=90*(1+(1/17*(([.B3]-24)/2)))" table:style-name="ce4">
            <text:p>93</text:p>
          </table:table-cell>
          <table:table-cell office:value-type="float" office:value="1" table:formula="of:=IF([.B3]&gt;20;1;0)" table:style-name="ce1">
            <text:p>1</text:p>
          </table:table-cell>
          <table:table-cell table:style-name="ce1"/>
          <table:table-cell office:value-type="string" table:style-name="ce1">
            <text:p>Lipiec</text:p>
          </table:table-cell>
          <table:table-cell office:value-type="float" office:value="2762.3076923076928" table:formula="of:=SUM([.C32:.C62])" table:style-name="ce4">
            <text:p>2762</text:p>
          </table:table-cell>
          <table:table-cell office:value-type="float" office:value="2765.1724137931033" table:formula="of:=SUM([.D32:.D62])" table:style-name="ce4">
            <text:p>2765</text:p>
          </table:table-cell>
          <table:table-cell office:value-type="float" office:value="2768.8235294117644" table:formula="of:=SUM([.E32:.E62])" table:style-name="ce4">
            <text:p>2769</text:p>
          </table:table-cell>
          <table:table-cell table:number-columns-repeated="2" table:style-name="ce1"/>
          <table:table-cell office:value-type="float" office:value="654.23076923076928" table:formula="of:=7*[.C3]" table:style-name="ce4">
            <text:p>654</text:p>
          </table:table-cell>
          <table:table-cell office:value-type="float" office:value="465.51724137931041" table:formula="of:=5*[.D3]" table:style-name="ce4">
            <text:p>466</text:p>
          </table:table-cell>
          <table:table-cell office:value-type="float" office:value="555.88235294117646" table:formula="of:=6*[.E3]" table:style-name="ce4">
            <text:p>556</text:p>
          </table:table-cell>
          <table:table-cell office:value-type="float" office:value="1675.6303635512563" table:formula="of:=SUM([.N3];[.O3];[.P3])" table:style-name="ce4">
            <text:p>167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03T00:00:00" table:style-name="ce2">
            <text:p>03.06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4]-24)/2)))" table:style-name="ce4">
            <text:p>100</text:p>
          </table:table-cell>
          <table:table-cell office:value-type="float" office:value="99.310344827586206" table:formula="of:=90*(1+(2/29*(([.B4]-24)/2)))" table:style-name="ce4">
            <text:p>99</text:p>
          </table:table-cell>
          <table:table-cell office:value-type="float" office:value="97.941176470588232" table:formula="of:=90*(1+(1/17*(([.B4]-24)/2)))" table:style-name="ce4">
            <text:p>98</text:p>
          </table:table-cell>
          <table:table-cell office:value-type="float" office:value="1" table:formula="of:=IF([.B4]&gt;20;1;0)" table:style-name="ce1">
            <text:p>1</text:p>
          </table:table-cell>
          <table:table-cell table:style-name="ce1"/>
          <table:table-cell office:value-type="string" table:style-name="ce1">
            <text:p>Sierpień</text:p>
          </table:table-cell>
          <table:table-cell office:value-type="float" office:value="2682.6923076923072" table:formula="of:=SUM([.C63:.C93])" table:style-name="ce4">
            <text:p>2683</text:p>
          </table:table-cell>
          <table:table-cell office:value-type="float" office:value="2693.7931034482763" table:formula="of:=SUM([.D63:.D93])" table:style-name="ce4">
            <text:p>2694</text:p>
          </table:table-cell>
          <table:table-cell office:value-type="float" office:value="2707.9411764705874" table:formula="of:=SUM([.E63:.E93])" table:style-name="ce4">
            <text:p>2708</text:p>
          </table:table-cell>
          <table:table-cell table:number-columns-repeated="2" table:style-name="ce1"/>
          <table:table-cell office:value-type="float" office:value="702.69230769230774" table:formula="of:=7*[.C4]" table:style-name="ce4">
            <text:p>703</text:p>
          </table:table-cell>
          <table:table-cell office:value-type="float" office:value="496.55172413793105" table:formula="of:=5*[.D4]" table:style-name="ce4">
            <text:p>497</text:p>
          </table:table-cell>
          <table:table-cell office:value-type="float" office:value="587.64705882352939" table:formula="of:=6*[.E4]" table:style-name="ce4">
            <text:p>588</text:p>
          </table:table-cell>
          <table:table-cell office:value-type="float" office:value="1786.8910906537681" table:formula="of:=SUM([.N4];[.O4];[.P4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04T00:00:00" table:style-name="ce2">
            <text:p>04.06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5]-24)/2)))" table:style-name="ce4">
            <text:p>100</text:p>
          </table:table-cell>
          <table:table-cell office:value-type="float" office:value="99.310344827586206" table:formula="of:=90*(1+(2/29*(([.B5]-24)/2)))" table:style-name="ce4">
            <text:p>99</text:p>
          </table:table-cell>
          <table:table-cell office:value-type="float" office:value="97.941176470588232" table:formula="of:=90*(1+(1/17*(([.B5]-24)/2)))" table:style-name="ce4">
            <text:p>98</text:p>
          </table:table-cell>
          <table:table-cell office:value-type="float" office:value="1" table:formula="of:=IF([.B5]&gt;20;1;0)" table:style-name="ce1">
            <text:p>1</text:p>
          </table:table-cell>
          <table:table-cell table:number-columns-repeated="7" table:style-name="ce1"/>
          <table:table-cell office:value-type="float" office:value="702.69230769230774" table:formula="of:=7*[.C5]" table:style-name="ce4">
            <text:p>703</text:p>
          </table:table-cell>
          <table:table-cell office:value-type="float" office:value="496.55172413793105" table:formula="of:=5*[.D5]" table:style-name="ce4">
            <text:p>497</text:p>
          </table:table-cell>
          <table:table-cell office:value-type="float" office:value="587.64705882352939" table:formula="of:=6*[.E5]" table:style-name="ce4">
            <text:p>588</text:p>
          </table:table-cell>
          <table:table-cell office:value-type="float" office:value="1786.8910906537681" table:formula="of:=SUM([.N5];[.O5];[.P5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05T00:00:00" table:style-name="ce2">
            <text:p>05.06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6]-24)/2)))" table:style-name="ce4">
            <text:p>100</text:p>
          </table:table-cell>
          <table:table-cell office:value-type="float" office:value="99.310344827586206" table:formula="of:=90*(1+(2/29*(([.B6]-24)/2)))" table:style-name="ce4">
            <text:p>99</text:p>
          </table:table-cell>
          <table:table-cell office:value-type="float" office:value="97.941176470588232" table:formula="of:=90*(1+(1/17*(([.B6]-24)/2)))" table:style-name="ce4">
            <text:p>98</text:p>
          </table:table-cell>
          <table:table-cell office:value-type="float" office:value="1" table:formula="of:=IF([.B6]&gt;20;1;0)" table:style-name="ce1">
            <text:p>1</text:p>
          </table:table-cell>
          <table:table-cell table:number-columns-repeated="7" table:style-name="ce1"/>
          <table:table-cell office:value-type="float" office:value="702.69230769230774" table:formula="of:=7*[.C6]" table:style-name="ce4">
            <text:p>703</text:p>
          </table:table-cell>
          <table:table-cell office:value-type="float" office:value="496.55172413793105" table:formula="of:=5*[.D6]" table:style-name="ce4">
            <text:p>497</text:p>
          </table:table-cell>
          <table:table-cell office:value-type="float" office:value="587.64705882352939" table:formula="of:=6*[.E6]" table:style-name="ce4">
            <text:p>588</text:p>
          </table:table-cell>
          <table:table-cell office:value-type="float" office:value="1786.8910906537681" table:formula="of:=SUM([.N6];[.O6];[.P6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06T00:00:00" table:style-name="ce2">
            <text:p>06.06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7]-24)/2)))" table:style-name="ce4">
            <text:p>83</text:p>
          </table:table-cell>
          <table:table-cell office:value-type="float" office:value="83.793103448275858" table:formula="of:=90*(1+(2/29*(([.B7]-24)/2)))" table:style-name="ce4">
            <text:p>84</text:p>
          </table:table-cell>
          <table:table-cell office:value-type="float" office:value="84.705882352941174" table:formula="of:=90*(1+(1/17*(([.B7]-24)/2)))" table:style-name="ce4">
            <text:p>85</text:p>
          </table:table-cell>
          <table:table-cell office:value-type="float" office:value="1" table:formula="of:=IF([.B7]&gt;20;1;0)" table:style-name="ce1">
            <text:p>1</text:p>
          </table:table-cell>
          <table:table-cell table:number-columns-repeated="7" table:style-name="ce1"/>
          <table:table-cell office:value-type="float" office:value="581.53846153846155" table:formula="of:=7*[.C7]" table:style-name="ce4">
            <text:p>582</text:p>
          </table:table-cell>
          <table:table-cell office:value-type="float" office:value="418.9655172413793" table:formula="of:=5*[.D7]" table:style-name="ce4">
            <text:p>419</text:p>
          </table:table-cell>
          <table:table-cell office:value-type="float" office:value="508.23529411764707" table:formula="of:=6*[.E7]" table:style-name="ce4">
            <text:p>508</text:p>
          </table:table-cell>
          <table:table-cell office:value-type="float" office:value="1508.7392728974878" table:formula="of:=SUM([.N7];[.O7];[.P7])" table:style-name="ce4">
            <text:p>1509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07T00:00:00" table:style-name="ce2">
            <text:p>07.06.2022</text:p>
          </table:table-cell>
          <table:table-cell office:value-type="float" office:value="25" table:style-name="ce1">
            <text:p>25</text:p>
          </table:table-cell>
          <table:table-cell office:value-type="float" office:value="93.461538461538467" table:formula="of:=90*(1+(1/13*(([.B8]-24)/2)))" table:style-name="ce4">
            <text:p>93</text:p>
          </table:table-cell>
          <table:table-cell office:value-type="float" office:value="93.103448275862078" table:formula="of:=90*(1+(2/29*(([.B8]-24)/2)))" table:style-name="ce4">
            <text:p>93</text:p>
          </table:table-cell>
          <table:table-cell office:value-type="float" office:value="92.647058823529406" table:formula="of:=90*(1+(1/17*(([.B8]-24)/2)))" table:style-name="ce4">
            <text:p>93</text:p>
          </table:table-cell>
          <table:table-cell office:value-type="float" office:value="1" table:formula="of:=IF([.B8]&gt;20;1;0)" table:style-name="ce1">
            <text:p>1</text:p>
          </table:table-cell>
          <table:table-cell table:style-name="ce1">
            <draw:frame draw:z-index="1" draw:id="id0" draw:style-name="a0" draw:name="Wykres 4" svg:x="0.83333in" svg:y="0.041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float" office:value="654.23076923076928" table:formula="of:=7*[.C8]" table:style-name="ce4">
            <text:p>654</text:p>
          </table:table-cell>
          <table:table-cell office:value-type="float" office:value="465.51724137931041" table:formula="of:=5*[.D8]" table:style-name="ce4">
            <text:p>466</text:p>
          </table:table-cell>
          <table:table-cell office:value-type="float" office:value="555.88235294117646" table:formula="of:=6*[.E8]" table:style-name="ce4">
            <text:p>556</text:p>
          </table:table-cell>
          <table:table-cell office:value-type="float" office:value="1675.6303635512563" table:formula="of:=SUM([.N8];[.O8];[.P8])" table:style-name="ce4">
            <text:p>167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08T00:00:00" table:style-name="ce2">
            <text:p>08.06.2022</text:p>
          </table:table-cell>
          <table:table-cell office:value-type="float" office:value="25" table:style-name="ce1">
            <text:p>25</text:p>
          </table:table-cell>
          <table:table-cell office:value-type="float" office:value="93.461538461538467" table:formula="of:=90*(1+(1/13*(([.B9]-24)/2)))" table:style-name="ce4">
            <text:p>93</text:p>
          </table:table-cell>
          <table:table-cell office:value-type="float" office:value="93.103448275862078" table:formula="of:=90*(1+(2/29*(([.B9]-24)/2)))" table:style-name="ce4">
            <text:p>93</text:p>
          </table:table-cell>
          <table:table-cell office:value-type="float" office:value="92.647058823529406" table:formula="of:=90*(1+(1/17*(([.B9]-24)/2)))" table:style-name="ce4">
            <text:p>93</text:p>
          </table:table-cell>
          <table:table-cell office:value-type="float" office:value="1" table:formula="of:=IF([.B9]&gt;20;1;0)" table:style-name="ce1">
            <text:p>1</text:p>
          </table:table-cell>
          <table:table-cell table:number-columns-repeated="7" table:style-name="ce1"/>
          <table:table-cell office:value-type="float" office:value="654.23076923076928" table:formula="of:=7*[.C9]" table:style-name="ce4">
            <text:p>654</text:p>
          </table:table-cell>
          <table:table-cell office:value-type="float" office:value="465.51724137931041" table:formula="of:=5*[.D9]" table:style-name="ce4">
            <text:p>466</text:p>
          </table:table-cell>
          <table:table-cell office:value-type="float" office:value="555.88235294117646" table:formula="of:=6*[.E9]" table:style-name="ce4">
            <text:p>556</text:p>
          </table:table-cell>
          <table:table-cell office:value-type="float" office:value="1675.6303635512563" table:formula="of:=SUM([.N9];[.O9];[.P9])" table:style-name="ce4">
            <text:p>167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09T00:00:00" table:style-name="ce2">
            <text:p>09.06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10]-24)/2)))" table:style-name="ce4">
            <text:p>80</text:p>
          </table:table-cell>
          <table:table-cell office:value-type="float" office:value="80.689655172413794" table:formula="of:=90*(1+(2/29*(([.B10]-24)/2)))" table:style-name="ce4">
            <text:p>81</text:p>
          </table:table-cell>
          <table:table-cell office:value-type="float" office:value="82.058823529411768" table:formula="of:=90*(1+(1/17*(([.B10]-24)/2)))" table:style-name="ce4">
            <text:p>82</text:p>
          </table:table-cell>
          <table:table-cell office:value-type="float" office:value="1" table:formula="of:=IF([.B10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10]" table:style-name="ce4">
            <text:p>557</text:p>
          </table:table-cell>
          <table:table-cell office:value-type="float" office:value="403.44827586206895" table:formula="of:=5*[.D10]" table:style-name="ce4">
            <text:p>403</text:p>
          </table:table-cell>
          <table:table-cell office:value-type="float" office:value="492.35294117647061" table:formula="of:=6*[.E10]" table:style-name="ce4">
            <text:p>492</text:p>
          </table:table-cell>
          <table:table-cell office:value-type="float" office:value="1453.1089093462319" table:formula="of:=SUM([.N10];[.O10];[.P10])" table:style-name="ce4">
            <text:p>1453</text:p>
          </table:table-cell>
          <table:table-cell office:value-type="float" office:value="15059.412544858793" table:formula="of:=SUM([.Q2:.Q10])" table:style-name="ce4">
            <text:p>15059</text:p>
          </table:table-cell>
          <table:table-cell table:number-columns-repeated="16366"/>
        </table:table-row>
        <table:table-row table:style-name="ro1">
          <table:table-cell office:value-type="date" office:date-value="2022-06-10T00:00:00" table:style-name="ce2">
            <text:p>10.06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11]-24)/2)))" table:style-name="ce4">
            <text:p>80</text:p>
          </table:table-cell>
          <table:table-cell office:value-type="float" office:value="80.689655172413794" table:formula="of:=90*(1+(2/29*(([.B11]-24)/2)))" table:style-name="ce4">
            <text:p>81</text:p>
          </table:table-cell>
          <table:table-cell office:value-type="float" office:value="82.058823529411768" table:formula="of:=90*(1+(1/17*(([.B11]-24)/2)))" table:style-name="ce4">
            <text:p>82</text:p>
          </table:table-cell>
          <table:table-cell office:value-type="float" office:value="1" table:formula="of:=IF([.B11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11]" table:style-name="ce4">
            <text:p>557</text:p>
          </table:table-cell>
          <table:table-cell office:value-type="float" office:value="403.44827586206895" table:formula="of:=5*[.D11]" table:style-name="ce4">
            <text:p>403</text:p>
          </table:table-cell>
          <table:table-cell office:value-type="float" office:value="492.35294117647061" table:formula="of:=6*[.E11]" table:style-name="ce4">
            <text:p>492</text:p>
          </table:table-cell>
          <table:table-cell office:value-type="float" office:value="1453.1089093462319" table:formula="of:=SUM([.N11];[.O11];[.P11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1T00:00:00" table:style-name="ce2">
            <text:p>11.06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12]-24)/2)))" table:style-name="ce4">
            <text:p>73</text:p>
          </table:table-cell>
          <table:table-cell office:value-type="float" office:value="74.482758620689651" table:formula="of:=90*(1+(2/29*(([.B12]-24)/2)))" table:style-name="ce4">
            <text:p>74</text:p>
          </table:table-cell>
          <table:table-cell office:value-type="float" office:value="76.764705882352942" table:formula="of:=90*(1+(1/17*(([.B12]-24)/2)))" table:style-name="ce4">
            <text:p>77</text:p>
          </table:table-cell>
          <table:table-cell office:value-type="float" office:value="0" table:formula="of:=IF([.B12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12]" table:style-name="ce4">
            <text:p>509</text:p>
          </table:table-cell>
          <table:table-cell office:value-type="float" office:value="372.41379310344826" table:formula="of:=5*[.D12]" table:style-name="ce4">
            <text:p>372</text:p>
          </table:table-cell>
          <table:table-cell office:value-type="float" office:value="460.58823529411768" table:formula="of:=6*[.E12]" table:style-name="ce4">
            <text:p>461</text:p>
          </table:table-cell>
          <table:table-cell office:value-type="float" office:value="1341.8481822437197" table:formula="of:=SUM([.N12];[.O12];[.P12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2T00:00:00" table:style-name="ce2">
            <text:p>12.06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13]-24)/2)))" table:style-name="ce4">
            <text:p>73</text:p>
          </table:table-cell>
          <table:table-cell office:value-type="float" office:value="74.482758620689651" table:formula="of:=90*(1+(2/29*(([.B13]-24)/2)))" table:style-name="ce4">
            <text:p>74</text:p>
          </table:table-cell>
          <table:table-cell office:value-type="float" office:value="76.764705882352942" table:formula="of:=90*(1+(1/17*(([.B13]-24)/2)))" table:style-name="ce4">
            <text:p>77</text:p>
          </table:table-cell>
          <table:table-cell office:value-type="float" office:value="0" table:formula="of:=IF([.B13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13]" table:style-name="ce4">
            <text:p>509</text:p>
          </table:table-cell>
          <table:table-cell office:value-type="float" office:value="372.41379310344826" table:formula="of:=5*[.D13]" table:style-name="ce4">
            <text:p>372</text:p>
          </table:table-cell>
          <table:table-cell office:value-type="float" office:value="460.58823529411768" table:formula="of:=6*[.E13]" table:style-name="ce4">
            <text:p>461</text:p>
          </table:table-cell>
          <table:table-cell office:value-type="float" office:value="1341.8481822437197" table:formula="of:=SUM([.N13];[.O13];[.P13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3T00:00:00" table:style-name="ce2">
            <text:p>13.06.2022</text:p>
          </table:table-cell>
          <table:table-cell office:value-type="float" office:value="15" table:style-name="ce1">
            <text:p>15</text:p>
          </table:table-cell>
          <table:table-cell office:value-type="float" office:value="58.846153846153847" table:formula="of:=90*(1+(1/13*(([.B14]-24)/2)))" table:style-name="ce4">
            <text:p>59</text:p>
          </table:table-cell>
          <table:table-cell office:value-type="float" office:value="62.068965517241381" table:formula="of:=90*(1+(2/29*(([.B14]-24)/2)))" table:style-name="ce4">
            <text:p>62</text:p>
          </table:table-cell>
          <table:table-cell office:value-type="float" office:value="66.176470588235304" table:formula="of:=90*(1+(1/17*(([.B14]-24)/2)))" table:style-name="ce4">
            <text:p>66</text:p>
          </table:table-cell>
          <table:table-cell office:value-type="float" office:value="0" table:formula="of:=IF([.B14]&gt;20;1;0)" table:style-name="ce1">
            <text:p>0</text:p>
          </table:table-cell>
          <table:table-cell table:number-columns-repeated="7" table:style-name="ce1"/>
          <table:table-cell office:value-type="float" office:value="411.92307692307691" table:formula="of:=7*[.C14]" table:style-name="ce4">
            <text:p>412</text:p>
          </table:table-cell>
          <table:table-cell office:value-type="float" office:value="310.34482758620692" table:formula="of:=5*[.D14]" table:style-name="ce4">
            <text:p>310</text:p>
          </table:table-cell>
          <table:table-cell office:value-type="float" office:value="397.05882352941182" table:formula="of:=6*[.E14]" table:style-name="ce4">
            <text:p>397</text:p>
          </table:table-cell>
          <table:table-cell office:value-type="float" office:value="1119.3267280386958" table:formula="of:=SUM([.N14];[.O14];[.P14])" table:style-name="ce4">
            <text:p>1119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4T00:00:00" table:style-name="ce2">
            <text:p>14.06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15]-24)/2)))" table:style-name="ce4">
            <text:p>80</text:p>
          </table:table-cell>
          <table:table-cell office:value-type="float" office:value="80.689655172413794" table:formula="of:=90*(1+(2/29*(([.B15]-24)/2)))" table:style-name="ce4">
            <text:p>81</text:p>
          </table:table-cell>
          <table:table-cell office:value-type="float" office:value="82.058823529411768" table:formula="of:=90*(1+(1/17*(([.B15]-24)/2)))" table:style-name="ce4">
            <text:p>82</text:p>
          </table:table-cell>
          <table:table-cell office:value-type="float" office:value="1" table:formula="of:=IF([.B15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15]" table:style-name="ce4">
            <text:p>557</text:p>
          </table:table-cell>
          <table:table-cell office:value-type="float" office:value="403.44827586206895" table:formula="of:=5*[.D15]" table:style-name="ce4">
            <text:p>403</text:p>
          </table:table-cell>
          <table:table-cell office:value-type="float" office:value="492.35294117647061" table:formula="of:=6*[.E15]" table:style-name="ce4">
            <text:p>492</text:p>
          </table:table-cell>
          <table:table-cell office:value-type="float" office:value="1453.1089093462319" table:formula="of:=SUM([.N15];[.O15];[.P15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5T00:00:00" table:style-name="ce2">
            <text:p>15.06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16]-24)/2)))" table:style-name="ce4">
            <text:p>87</text:p>
          </table:table-cell>
          <table:table-cell office:value-type="float" office:value="86.896551724137936" table:formula="of:=90*(1+(2/29*(([.B16]-24)/2)))" table:style-name="ce4">
            <text:p>87</text:p>
          </table:table-cell>
          <table:table-cell office:value-type="float" office:value="87.352941176470594" table:formula="of:=90*(1+(1/17*(([.B16]-24)/2)))" table:style-name="ce4">
            <text:p>87</text:p>
          </table:table-cell>
          <table:table-cell office:value-type="float" office:value="1" table:formula="of:=IF([.B16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16]" table:style-name="ce4">
            <text:p>606</text:p>
          </table:table-cell>
          <table:table-cell office:value-type="float" office:value="434.48275862068965" table:formula="of:=5*[.D16]" table:style-name="ce4">
            <text:p>434</text:p>
          </table:table-cell>
          <table:table-cell office:value-type="float" office:value="524.11764705882354" table:formula="of:=6*[.E16]" table:style-name="ce4">
            <text:p>524</text:p>
          </table:table-cell>
          <table:table-cell office:value-type="float" office:value="1564.3696364487441" table:formula="of:=SUM([.N16];[.O16];[.P16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6T00:00:00" table:style-name="ce2">
            <text:p>16.06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17]-24)/2)))" table:style-name="ce4">
            <text:p>87</text:p>
          </table:table-cell>
          <table:table-cell office:value-type="float" office:value="86.896551724137936" table:formula="of:=90*(1+(2/29*(([.B17]-24)/2)))" table:style-name="ce4">
            <text:p>87</text:p>
          </table:table-cell>
          <table:table-cell office:value-type="float" office:value="87.352941176470594" table:formula="of:=90*(1+(1/17*(([.B17]-24)/2)))" table:style-name="ce4">
            <text:p>87</text:p>
          </table:table-cell>
          <table:table-cell office:value-type="float" office:value="1" table:formula="of:=IF([.B17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17]" table:style-name="ce4">
            <text:p>606</text:p>
          </table:table-cell>
          <table:table-cell office:value-type="float" office:value="434.48275862068965" table:formula="of:=5*[.D17]" table:style-name="ce4">
            <text:p>434</text:p>
          </table:table-cell>
          <table:table-cell office:value-type="float" office:value="524.11764705882354" table:formula="of:=6*[.E17]" table:style-name="ce4">
            <text:p>524</text:p>
          </table:table-cell>
          <table:table-cell office:value-type="float" office:value="1564.3696364487441" table:formula="of:=SUM([.N17];[.O17];[.P17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7T00:00:00" table:style-name="ce2">
            <text:p>17.06.2022</text:p>
          </table:table-cell>
          <table:table-cell office:value-type="float" office:value="16" table:style-name="ce1">
            <text:p>16</text:p>
          </table:table-cell>
          <table:table-cell office:value-type="float" office:value="62.307692307692307" table:formula="of:=90*(1+(1/13*(([.B18]-24)/2)))" table:style-name="ce4">
            <text:p>62</text:p>
          </table:table-cell>
          <table:table-cell office:value-type="float" office:value="65.172413793103445" table:formula="of:=90*(1+(2/29*(([.B18]-24)/2)))" table:style-name="ce4">
            <text:p>65</text:p>
          </table:table-cell>
          <table:table-cell office:value-type="float" office:value="68.823529411764696" table:formula="of:=90*(1+(1/17*(([.B18]-24)/2)))" table:style-name="ce4">
            <text:p>69</text:p>
          </table:table-cell>
          <table:table-cell office:value-type="float" office:value="0" table:formula="of:=IF([.B18]&gt;20;1;0)" table:style-name="ce1">
            <text:p>0</text:p>
          </table:table-cell>
          <table:table-cell table:number-columns-repeated="7" table:style-name="ce1"/>
          <table:table-cell office:value-type="float" office:value="436.15384615384613" table:formula="of:=7*[.C18]" table:style-name="ce4">
            <text:p>436</text:p>
          </table:table-cell>
          <table:table-cell office:value-type="float" office:value="325.86206896551721" table:formula="of:=5*[.D18]" table:style-name="ce4">
            <text:p>326</text:p>
          </table:table-cell>
          <table:table-cell office:value-type="float" office:value="412.94117647058818" table:formula="of:=6*[.E18]" table:style-name="ce4">
            <text:p>413</text:p>
          </table:table-cell>
          <table:table-cell office:value-type="float" office:value="1174.9570915899517" table:formula="of:=SUM([.N18];[.O18];[.P18])" table:style-name="ce4">
            <text:p>1175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8T00:00:00" table:style-name="ce2">
            <text:p>18.06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19]-24)/2)))" table:style-name="ce4">
            <text:p>80</text:p>
          </table:table-cell>
          <table:table-cell office:value-type="float" office:value="80.689655172413794" table:formula="of:=90*(1+(2/29*(([.B19]-24)/2)))" table:style-name="ce4">
            <text:p>81</text:p>
          </table:table-cell>
          <table:table-cell office:value-type="float" office:value="82.058823529411768" table:formula="of:=90*(1+(1/17*(([.B19]-24)/2)))" table:style-name="ce4">
            <text:p>82</text:p>
          </table:table-cell>
          <table:table-cell office:value-type="float" office:value="1" table:formula="of:=IF([.B19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19]" table:style-name="ce4">
            <text:p>557</text:p>
          </table:table-cell>
          <table:table-cell office:value-type="float" office:value="403.44827586206895" table:formula="of:=5*[.D19]" table:style-name="ce4">
            <text:p>403</text:p>
          </table:table-cell>
          <table:table-cell office:value-type="float" office:value="492.35294117647061" table:formula="of:=6*[.E19]" table:style-name="ce4">
            <text:p>492</text:p>
          </table:table-cell>
          <table:table-cell office:value-type="float" office:value="1453.1089093462319" table:formula="of:=SUM([.N19];[.O19];[.P19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19T00:00:00" table:style-name="ce2">
            <text:p>19.06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20]-24)/2)))" table:style-name="ce4">
            <text:p>83</text:p>
          </table:table-cell>
          <table:table-cell office:value-type="float" office:value="83.793103448275858" table:formula="of:=90*(1+(2/29*(([.B20]-24)/2)))" table:style-name="ce4">
            <text:p>84</text:p>
          </table:table-cell>
          <table:table-cell office:value-type="float" office:value="84.705882352941174" table:formula="of:=90*(1+(1/17*(([.B20]-24)/2)))" table:style-name="ce4">
            <text:p>85</text:p>
          </table:table-cell>
          <table:table-cell office:value-type="float" office:value="1" table:formula="of:=IF([.B20]&gt;20;1;0)" table:style-name="ce1">
            <text:p>1</text:p>
          </table:table-cell>
          <table:table-cell table:number-columns-repeated="7" table:style-name="ce1"/>
          <table:table-cell office:value-type="float" office:value="581.53846153846155" table:formula="of:=7*[.C20]" table:style-name="ce4">
            <text:p>582</text:p>
          </table:table-cell>
          <table:table-cell office:value-type="float" office:value="418.9655172413793" table:formula="of:=5*[.D20]" table:style-name="ce4">
            <text:p>419</text:p>
          </table:table-cell>
          <table:table-cell office:value-type="float" office:value="508.23529411764707" table:formula="of:=6*[.E20]" table:style-name="ce4">
            <text:p>508</text:p>
          </table:table-cell>
          <table:table-cell office:value-type="float" office:value="1508.7392728974878" table:formula="of:=SUM([.N20];[.O20];[.P20])" table:style-name="ce4">
            <text:p>1509</text:p>
          </table:table-cell>
          <table:table-cell office:value-type="float" office:value="29034.198002808556" table:formula="of:=SUM([.Q2:.Q20])" table:style-name="ce4">
            <text:p>29034</text:p>
          </table:table-cell>
          <table:table-cell table:number-columns-repeated="16366"/>
        </table:table-row>
        <table:table-row table:style-name="ro1">
          <table:table-cell office:value-type="date" office:date-value="2022-06-20T00:00:00" table:style-name="ce2">
            <text:p>20.06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21]-24)/2)))" table:style-name="ce4">
            <text:p>83</text:p>
          </table:table-cell>
          <table:table-cell office:value-type="float" office:value="83.793103448275858" table:formula="of:=90*(1+(2/29*(([.B21]-24)/2)))" table:style-name="ce4">
            <text:p>84</text:p>
          </table:table-cell>
          <table:table-cell office:value-type="float" office:value="84.705882352941174" table:formula="of:=90*(1+(1/17*(([.B21]-24)/2)))" table:style-name="ce4">
            <text:p>85</text:p>
          </table:table-cell>
          <table:table-cell office:value-type="float" office:value="1" table:formula="of:=IF([.B21]&gt;20;1;0)" table:style-name="ce1">
            <text:p>1</text:p>
          </table:table-cell>
          <table:table-cell table:number-columns-repeated="7" table:style-name="ce1"/>
          <table:table-cell office:value-type="float" office:value="581.53846153846155" table:formula="of:=7*[.C21]" table:style-name="ce4">
            <text:p>582</text:p>
          </table:table-cell>
          <table:table-cell office:value-type="float" office:value="418.9655172413793" table:formula="of:=5*[.D21]" table:style-name="ce4">
            <text:p>419</text:p>
          </table:table-cell>
          <table:table-cell office:value-type="float" office:value="508.23529411764707" table:formula="of:=6*[.E21]" table:style-name="ce4">
            <text:p>508</text:p>
          </table:table-cell>
          <table:table-cell office:value-type="float" office:value="1508.7392728974878" table:formula="of:=SUM([.N21];[.O21];[.P21])" table:style-name="ce4">
            <text:p>1509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21T00:00:00" table:style-name="ce2">
            <text:p>21.06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22]-24)/2)))" table:style-name="ce4">
            <text:p>83</text:p>
          </table:table-cell>
          <table:table-cell office:value-type="float" office:value="83.793103448275858" table:formula="of:=90*(1+(2/29*(([.B22]-24)/2)))" table:style-name="ce4">
            <text:p>84</text:p>
          </table:table-cell>
          <table:table-cell office:value-type="float" office:value="84.705882352941174" table:formula="of:=90*(1+(1/17*(([.B22]-24)/2)))" table:style-name="ce4">
            <text:p>85</text:p>
          </table:table-cell>
          <table:table-cell office:value-type="float" office:value="1" table:formula="of:=IF([.B22]&gt;20;1;0)" table:style-name="ce1">
            <text:p>1</text:p>
          </table:table-cell>
          <table:table-cell table:number-columns-repeated="7" table:style-name="ce1"/>
          <table:table-cell office:value-type="float" office:value="581.53846153846155" table:formula="of:=7*[.C22]" table:style-name="ce4">
            <text:p>582</text:p>
          </table:table-cell>
          <table:table-cell office:value-type="float" office:value="418.9655172413793" table:formula="of:=5*[.D22]" table:style-name="ce4">
            <text:p>419</text:p>
          </table:table-cell>
          <table:table-cell office:value-type="float" office:value="508.23529411764707" table:formula="of:=6*[.E22]" table:style-name="ce4">
            <text:p>508</text:p>
          </table:table-cell>
          <table:table-cell office:value-type="float" office:value="1508.7392728974878" table:formula="of:=SUM([.N22];[.O22];[.P22])" table:style-name="ce4">
            <text:p>1509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22T00:00:00" table:style-name="ce2">
            <text:p>22.06.2022</text:p>
          </table:table-cell>
          <table:table-cell office:value-type="float" office:value="28" table:style-name="ce1">
            <text:p>28</text:p>
          </table:table-cell>
          <table:table-cell office:value-type="float" office:value="103.84615384615384" table:formula="of:=90*(1+(1/13*(([.B23]-24)/2)))" table:style-name="ce4">
            <text:p>104</text:p>
          </table:table-cell>
          <table:table-cell office:value-type="float" office:value="102.41379310344828" table:formula="of:=90*(1+(2/29*(([.B23]-24)/2)))" table:style-name="ce4">
            <text:p>102</text:p>
          </table:table-cell>
          <table:table-cell office:value-type="float" office:value="100.58823529411765" table:formula="of:=90*(1+(1/17*(([.B23]-24)/2)))" table:style-name="ce4">
            <text:p>101</text:p>
          </table:table-cell>
          <table:table-cell office:value-type="float" office:value="1" table:formula="of:=IF([.B23]&gt;20;1;0)" table:style-name="ce1">
            <text:p>1</text:p>
          </table:table-cell>
          <table:table-cell table:number-columns-repeated="7" table:style-name="ce1"/>
          <table:table-cell office:value-type="float" office:value="726.92307692307691" table:formula="of:=7*[.C23]" table:style-name="ce4">
            <text:p>727</text:p>
          </table:table-cell>
          <table:table-cell office:value-type="float" office:value="512.06896551724139" table:formula="of:=5*[.D23]" table:style-name="ce4">
            <text:p>512</text:p>
          </table:table-cell>
          <table:table-cell office:value-type="float" office:value="603.52941176470586" table:formula="of:=6*[.E23]" table:style-name="ce4">
            <text:p>604</text:p>
          </table:table-cell>
          <table:table-cell office:value-type="float" office:value="1842.5214542050242" table:formula="of:=SUM([.N23];[.O23];[.P23])" table:style-name="ce4">
            <text:p>184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23T00:00:00" table:style-name="ce2">
            <text:p>23.06.2022</text:p>
          </table:table-cell>
          <table:table-cell office:value-type="float" office:value="31" table:style-name="ce1">
            <text:p>31</text:p>
          </table:table-cell>
          <table:table-cell office:value-type="float" office:value="114.23076923076923" table:formula="of:=90*(1+(1/13*(([.B24]-24)/2)))" table:style-name="ce4">
            <text:p>114</text:p>
          </table:table-cell>
          <table:table-cell office:value-type="float" office:value="111.72413793103449" table:formula="of:=90*(1+(2/29*(([.B24]-24)/2)))" table:style-name="ce4">
            <text:p>112</text:p>
          </table:table-cell>
          <table:table-cell office:value-type="float" office:value="108.52941176470587" table:formula="of:=90*(1+(1/17*(([.B24]-24)/2)))" table:style-name="ce4">
            <text:p>109</text:p>
          </table:table-cell>
          <table:table-cell office:value-type="float" office:value="1" table:formula="of:=IF([.B24]&gt;20;1;0)" table:style-name="ce1">
            <text:p>1</text:p>
          </table:table-cell>
          <table:table-cell table:number-columns-repeated="7" table:style-name="ce1"/>
          <table:table-cell office:value-type="float" office:value="799.61538461538453" table:formula="of:=7*[.C24]" table:style-name="ce4">
            <text:p>800</text:p>
          </table:table-cell>
          <table:table-cell office:value-type="float" office:value="558.62068965517244" table:formula="of:=5*[.D24]" table:style-name="ce4">
            <text:p>559</text:p>
          </table:table-cell>
          <table:table-cell office:value-type="float" office:value="651.17647058823525" table:formula="of:=6*[.E24]" table:style-name="ce4">
            <text:p>651</text:p>
          </table:table-cell>
          <table:table-cell office:value-type="float" office:value="2009.412544858792" table:formula="of:=SUM([.N24];[.O24];[.P24])" table:style-name="ce4">
            <text:p>2009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24T00:00:00" table:style-name="ce2">
            <text:p>24.06.2022</text:p>
          </table:table-cell>
          <table:table-cell office:value-type="float" office:value="33" table:style-name="ce1">
            <text:p>33</text:p>
          </table:table-cell>
          <table:table-cell office:value-type="float" office:value="121.15384615384616" table:formula="of:=90*(1+(1/13*(([.B25]-24)/2)))" table:style-name="ce4">
            <text:p>121</text:p>
          </table:table-cell>
          <table:table-cell office:value-type="float" office:value="117.93103448275862" table:formula="of:=90*(1+(2/29*(([.B25]-24)/2)))" table:style-name="ce4">
            <text:p>118</text:p>
          </table:table-cell>
          <table:table-cell office:value-type="float" office:value="113.8235294117647" table:formula="of:=90*(1+(1/17*(([.B25]-24)/2)))" table:style-name="ce4">
            <text:p>114</text:p>
          </table:table-cell>
          <table:table-cell office:value-type="float" office:value="1" table:formula="of:=IF([.B25]&gt;20;1;0)" table:style-name="ce1">
            <text:p>1</text:p>
          </table:table-cell>
          <table:table-cell table:number-columns-repeated="7" table:style-name="ce1"/>
          <table:table-cell office:value-type="float" office:value="848.07692307692309" table:formula="of:=7*[.C25]" table:style-name="ce4">
            <text:p>848</text:p>
          </table:table-cell>
          <table:table-cell office:value-type="float" office:value="589.65517241379314" table:formula="of:=5*[.D25]" table:style-name="ce4">
            <text:p>590</text:p>
          </table:table-cell>
          <table:table-cell office:value-type="float" office:value="682.94117647058818" table:formula="of:=6*[.E25]" table:style-name="ce4">
            <text:p>683</text:p>
          </table:table-cell>
          <table:table-cell office:value-type="float" office:value="2120.6732719613046" table:formula="of:=SUM([.N25];[.O25];[.P25])" table:style-name="ce4">
            <text:p>212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25T00:00:00" table:style-name="ce2">
            <text:p>25.06.2022</text:p>
          </table:table-cell>
          <table:table-cell office:value-type="float" office:value="33" table:style-name="ce1">
            <text:p>33</text:p>
          </table:table-cell>
          <table:table-cell office:value-type="float" office:value="121.15384615384616" table:formula="of:=90*(1+(1/13*(([.B26]-24)/2)))" table:style-name="ce4">
            <text:p>121</text:p>
          </table:table-cell>
          <table:table-cell office:value-type="float" office:value="117.93103448275862" table:formula="of:=90*(1+(2/29*(([.B26]-24)/2)))" table:style-name="ce4">
            <text:p>118</text:p>
          </table:table-cell>
          <table:table-cell office:value-type="float" office:value="113.8235294117647" table:formula="of:=90*(1+(1/17*(([.B26]-24)/2)))" table:style-name="ce4">
            <text:p>114</text:p>
          </table:table-cell>
          <table:table-cell office:value-type="float" office:value="1" table:formula="of:=IF([.B26]&gt;20;1;0)" table:style-name="ce1">
            <text:p>1</text:p>
          </table:table-cell>
          <table:table-cell table:number-columns-repeated="7" table:style-name="ce1"/>
          <table:table-cell office:value-type="float" office:value="848.07692307692309" table:formula="of:=7*[.C26]" table:style-name="ce4">
            <text:p>848</text:p>
          </table:table-cell>
          <table:table-cell office:value-type="float" office:value="589.65517241379314" table:formula="of:=5*[.D26]" table:style-name="ce4">
            <text:p>590</text:p>
          </table:table-cell>
          <table:table-cell office:value-type="float" office:value="682.94117647058818" table:formula="of:=6*[.E26]" table:style-name="ce4">
            <text:p>683</text:p>
          </table:table-cell>
          <table:table-cell office:value-type="float" office:value="2120.6732719613046" table:formula="of:=SUM([.N26];[.O26];[.P26])" table:style-name="ce4">
            <text:p>212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26T00:00:00" table:style-name="ce2">
            <text:p>26.06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27]-24)/2)))" table:style-name="ce4">
            <text:p>87</text:p>
          </table:table-cell>
          <table:table-cell office:value-type="float" office:value="86.896551724137936" table:formula="of:=90*(1+(2/29*(([.B27]-24)/2)))" table:style-name="ce4">
            <text:p>87</text:p>
          </table:table-cell>
          <table:table-cell office:value-type="float" office:value="87.352941176470594" table:formula="of:=90*(1+(1/17*(([.B27]-24)/2)))" table:style-name="ce4">
            <text:p>87</text:p>
          </table:table-cell>
          <table:table-cell office:value-type="float" office:value="1" table:formula="of:=IF([.B27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27]" table:style-name="ce4">
            <text:p>606</text:p>
          </table:table-cell>
          <table:table-cell office:value-type="float" office:value="434.48275862068965" table:formula="of:=5*[.D27]" table:style-name="ce4">
            <text:p>434</text:p>
          </table:table-cell>
          <table:table-cell office:value-type="float" office:value="524.11764705882354" table:formula="of:=6*[.E27]" table:style-name="ce4">
            <text:p>524</text:p>
          </table:table-cell>
          <table:table-cell office:value-type="float" office:value="1564.3696364487441" table:formula="of:=SUM([.N27];[.O27];[.P27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27T00:00:00" table:style-name="ce2">
            <text:p>27.06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28]-24)/2)))" table:style-name="ce4">
            <text:p>87</text:p>
          </table:table-cell>
          <table:table-cell office:value-type="float" office:value="86.896551724137936" table:formula="of:=90*(1+(2/29*(([.B28]-24)/2)))" table:style-name="ce4">
            <text:p>87</text:p>
          </table:table-cell>
          <table:table-cell office:value-type="float" office:value="87.352941176470594" table:formula="of:=90*(1+(1/17*(([.B28]-24)/2)))" table:style-name="ce4">
            <text:p>87</text:p>
          </table:table-cell>
          <table:table-cell office:value-type="float" office:value="1" table:formula="of:=IF([.B28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28]" table:style-name="ce4">
            <text:p>606</text:p>
          </table:table-cell>
          <table:table-cell office:value-type="float" office:value="434.48275862068965" table:formula="of:=5*[.D28]" table:style-name="ce4">
            <text:p>434</text:p>
          </table:table-cell>
          <table:table-cell office:value-type="float" office:value="524.11764705882354" table:formula="of:=6*[.E28]" table:style-name="ce4">
            <text:p>524</text:p>
          </table:table-cell>
          <table:table-cell office:value-type="float" office:value="1564.3696364487441" table:formula="of:=SUM([.N28];[.O28];[.P28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6-28T00:00:00" table:style-name="ce2">
            <text:p>28.06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29]-24)/2)))" table:style-name="ce4">
            <text:p>73</text:p>
          </table:table-cell>
          <table:table-cell office:value-type="float" office:value="74.482758620689651" table:formula="of:=90*(1+(2/29*(([.B29]-24)/2)))" table:style-name="ce4">
            <text:p>74</text:p>
          </table:table-cell>
          <table:table-cell office:value-type="float" office:value="76.764705882352942" table:formula="of:=90*(1+(1/17*(([.B29]-24)/2)))" table:style-name="ce4">
            <text:p>77</text:p>
          </table:table-cell>
          <table:table-cell office:value-type="float" office:value="0" table:formula="of:=IF([.B29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29]" table:style-name="ce4">
            <text:p>509</text:p>
          </table:table-cell>
          <table:table-cell office:value-type="float" office:value="372.41379310344826" table:formula="of:=5*[.D29]" table:style-name="ce4">
            <text:p>372</text:p>
          </table:table-cell>
          <table:table-cell office:value-type="float" office:value="460.58823529411768" table:formula="of:=6*[.E29]" table:style-name="ce4">
            <text:p>461</text:p>
          </table:table-cell>
          <table:table-cell office:value-type="float" office:value="1341.8481822437197" table:formula="of:=SUM([.N29];[.O29];[.P29])" table:style-name="ce4">
            <text:p>1342</text:p>
          </table:table-cell>
          <table:table-cell office:value-type="float" office:value="44615.544546731166" table:formula="of:=SUM([.Q2:.Q29])" table:style-name="ce4">
            <text:p>44616</text:p>
          </table:table-cell>
          <table:table-cell table:number-columns-repeated="16366"/>
        </table:table-row>
        <table:table-row table:style-name="ro1">
          <table:table-cell office:value-type="date" office:date-value="2022-06-29T00:00:00" table:style-name="ce6">
            <text:p>29.06.2022</text:p>
          </table:table-cell>
          <table:table-cell office:value-type="float" office:value="24" table:style-name="ce1">
            <text:p>24</text:p>
          </table:table-cell>
          <table:table-cell office:value-type="float" office:value="90" table:formula="of:=90*(1+(1/13*(([.B30]-24)/2)))" table:style-name="ce4">
            <text:p>90</text:p>
          </table:table-cell>
          <table:table-cell office:value-type="float" office:value="90" table:formula="of:=90*(1+(2/29*(([.B30]-24)/2)))" table:style-name="ce4">
            <text:p>90</text:p>
          </table:table-cell>
          <table:table-cell office:value-type="float" office:value="90" table:formula="of:=90*(1+(1/17*(([.B30]-24)/2)))" table:style-name="ce4">
            <text:p>90</text:p>
          </table:table-cell>
          <table:table-cell office:value-type="float" office:value="1" table:formula="of:=IF([.B30]&gt;20;1;0)" table:style-name="ce1">
            <text:p>1</text:p>
          </table:table-cell>
          <table:table-cell table:number-columns-repeated="7" table:style-name="ce1"/>
          <table:table-cell office:value-type="float" office:value="630" table:formula="of:=7*[.C30]" table:style-name="ce4">
            <text:p>630</text:p>
          </table:table-cell>
          <table:table-cell office:value-type="float" office:value="450" table:formula="of:=5*[.D30]" table:style-name="ce4">
            <text:p>450</text:p>
          </table:table-cell>
          <table:table-cell office:value-type="float" office:value="540" table:formula="of:=6*[.E30]" table:style-name="ce4">
            <text:p>540</text:p>
          </table:table-cell>
          <table:table-cell office:value-type="float" office:value="1620" table:formula="of:=SUM([.N30];[.O30];[.P30])" table:style-name="ce4">
            <text:p>1620</text:p>
          </table:table-cell>
          <table:table-cell office:value-type="float" office:value="46235.544546731166" table:formula="of:=SUM([.Q2:.Q30])" table:style-name="ce7">
            <text:p>46236</text:p>
          </table:table-cell>
          <table:table-cell table:number-columns-repeated="16366"/>
        </table:table-row>
        <table:table-row table:style-name="ro1">
          <table:table-cell office:value-type="date" office:date-value="2022-06-30T00:00:00" table:style-name="ce2">
            <text:p>30.06.2022</text:p>
          </table:table-cell>
          <table:table-cell office:value-type="float" office:value="25" table:style-name="ce1">
            <text:p>25</text:p>
          </table:table-cell>
          <table:table-cell office:value-type="float" office:value="93.461538461538467" table:formula="of:=90*(1+(1/13*(([.B31]-24)/2)))" table:style-name="ce4">
            <text:p>93</text:p>
          </table:table-cell>
          <table:table-cell office:value-type="float" office:value="93.103448275862078" table:formula="of:=90*(1+(2/29*(([.B31]-24)/2)))" table:style-name="ce4">
            <text:p>93</text:p>
          </table:table-cell>
          <table:table-cell office:value-type="float" office:value="92.647058823529406" table:formula="of:=90*(1+(1/17*(([.B31]-24)/2)))" table:style-name="ce4">
            <text:p>93</text:p>
          </table:table-cell>
          <table:table-cell office:value-type="float" office:value="1" table:formula="of:=IF([.B31]&gt;20;1;0)" table:style-name="ce1">
            <text:p>1</text:p>
          </table:table-cell>
          <table:table-cell table:number-columns-repeated="7" table:style-name="ce1"/>
          <table:table-cell office:value-type="float" office:value="654.23076923076928" table:formula="of:=7*[.C31]" table:style-name="ce4">
            <text:p>654</text:p>
          </table:table-cell>
          <table:table-cell office:value-type="float" office:value="465.51724137931041" table:formula="of:=5*[.D31]" table:style-name="ce4">
            <text:p>466</text:p>
          </table:table-cell>
          <table:table-cell office:value-type="float" office:value="555.88235294117646" table:formula="of:=6*[.E31]" table:style-name="ce4">
            <text:p>556</text:p>
          </table:table-cell>
          <table:table-cell office:value-type="float" office:value="1675.6303635512563" table:formula="of:=SUM([.N31];[.O31];[.P31])" table:style-name="ce4">
            <text:p>167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1T00:00:00" table:style-name="ce2">
            <text:p>01.07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32]-24)/2)))" table:style-name="ce4">
            <text:p>100</text:p>
          </table:table-cell>
          <table:table-cell office:value-type="float" office:value="99.310344827586206" table:formula="of:=90*(1+(2/29*(([.B32]-24)/2)))" table:style-name="ce4">
            <text:p>99</text:p>
          </table:table-cell>
          <table:table-cell office:value-type="float" office:value="97.941176470588232" table:formula="of:=90*(1+(1/17*(([.B32]-24)/2)))" table:style-name="ce4">
            <text:p>98</text:p>
          </table:table-cell>
          <table:table-cell office:value-type="float" office:value="1" table:formula="of:=IF([.B32]&gt;20;1;0)" table:style-name="ce1">
            <text:p>1</text:p>
          </table:table-cell>
          <table:table-cell table:number-columns-repeated="7" table:style-name="ce1"/>
          <table:table-cell office:value-type="float" office:value="702.69230769230774" table:formula="of:=7*[.C32]" table:style-name="ce4">
            <text:p>703</text:p>
          </table:table-cell>
          <table:table-cell office:value-type="float" office:value="496.55172413793105" table:formula="of:=5*[.D32]" table:style-name="ce4">
            <text:p>497</text:p>
          </table:table-cell>
          <table:table-cell office:value-type="float" office:value="587.64705882352939" table:formula="of:=6*[.E32]" table:style-name="ce4">
            <text:p>588</text:p>
          </table:table-cell>
          <table:table-cell office:value-type="float" office:value="1786.8910906537681" table:formula="of:=SUM([.N32];[.O32];[.P32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2T00:00:00" table:style-name="ce2">
            <text:p>02.07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33]-24)/2)))" table:style-name="ce4">
            <text:p>100</text:p>
          </table:table-cell>
          <table:table-cell office:value-type="float" office:value="99.310344827586206" table:formula="of:=90*(1+(2/29*(([.B33]-24)/2)))" table:style-name="ce4">
            <text:p>99</text:p>
          </table:table-cell>
          <table:table-cell office:value-type="float" office:value="97.941176470588232" table:formula="of:=90*(1+(1/17*(([.B33]-24)/2)))" table:style-name="ce4">
            <text:p>98</text:p>
          </table:table-cell>
          <table:table-cell office:value-type="float" office:value="1" table:formula="of:=IF([.B33]&gt;20;1;0)" table:style-name="ce1">
            <text:p>1</text:p>
          </table:table-cell>
          <table:table-cell table:number-columns-repeated="7" table:style-name="ce1"/>
          <table:table-cell office:value-type="float" office:value="702.69230769230774" table:formula="of:=7*[.C33]" table:style-name="ce4">
            <text:p>703</text:p>
          </table:table-cell>
          <table:table-cell office:value-type="float" office:value="496.55172413793105" table:formula="of:=5*[.D33]" table:style-name="ce4">
            <text:p>497</text:p>
          </table:table-cell>
          <table:table-cell office:value-type="float" office:value="587.64705882352939" table:formula="of:=6*[.E33]" table:style-name="ce4">
            <text:p>588</text:p>
          </table:table-cell>
          <table:table-cell office:value-type="float" office:value="1786.8910906537681" table:formula="of:=SUM([.N33];[.O33];[.P33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3T00:00:00" table:style-name="ce2">
            <text:p>03.07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34]-24)/2)))" table:style-name="ce4">
            <text:p>80</text:p>
          </table:table-cell>
          <table:table-cell office:value-type="float" office:value="80.689655172413794" table:formula="of:=90*(1+(2/29*(([.B34]-24)/2)))" table:style-name="ce4">
            <text:p>81</text:p>
          </table:table-cell>
          <table:table-cell office:value-type="float" office:value="82.058823529411768" table:formula="of:=90*(1+(1/17*(([.B34]-24)/2)))" table:style-name="ce4">
            <text:p>82</text:p>
          </table:table-cell>
          <table:table-cell office:value-type="float" office:value="1" table:formula="of:=IF([.B34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34]" table:style-name="ce4">
            <text:p>557</text:p>
          </table:table-cell>
          <table:table-cell office:value-type="float" office:value="403.44827586206895" table:formula="of:=5*[.D34]" table:style-name="ce4">
            <text:p>403</text:p>
          </table:table-cell>
          <table:table-cell office:value-type="float" office:value="492.35294117647061" table:formula="of:=6*[.E34]" table:style-name="ce4">
            <text:p>492</text:p>
          </table:table-cell>
          <table:table-cell office:value-type="float" office:value="1453.1089093462319" table:formula="of:=SUM([.N34];[.O34];[.P34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4T00:00:00" table:style-name="ce2">
            <text:p>04.07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35]-24)/2)))" table:style-name="ce4">
            <text:p>80</text:p>
          </table:table-cell>
          <table:table-cell office:value-type="float" office:value="80.689655172413794" table:formula="of:=90*(1+(2/29*(([.B35]-24)/2)))" table:style-name="ce4">
            <text:p>81</text:p>
          </table:table-cell>
          <table:table-cell office:value-type="float" office:value="82.058823529411768" table:formula="of:=90*(1+(1/17*(([.B35]-24)/2)))" table:style-name="ce4">
            <text:p>82</text:p>
          </table:table-cell>
          <table:table-cell office:value-type="float" office:value="1" table:formula="of:=IF([.B35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35]" table:style-name="ce4">
            <text:p>557</text:p>
          </table:table-cell>
          <table:table-cell office:value-type="float" office:value="403.44827586206895" table:formula="of:=5*[.D35]" table:style-name="ce4">
            <text:p>403</text:p>
          </table:table-cell>
          <table:table-cell office:value-type="float" office:value="492.35294117647061" table:formula="of:=6*[.E35]" table:style-name="ce4">
            <text:p>492</text:p>
          </table:table-cell>
          <table:table-cell office:value-type="float" office:value="1453.1089093462319" table:formula="of:=SUM([.N35];[.O35];[.P35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5T00:00:00" table:style-name="ce2">
            <text:p>05.07.2022</text:p>
          </table:table-cell>
          <table:table-cell office:value-type="float" office:value="25" table:style-name="ce1">
            <text:p>25</text:p>
          </table:table-cell>
          <table:table-cell office:value-type="float" office:value="93.461538461538467" table:formula="of:=90*(1+(1/13*(([.B36]-24)/2)))" table:style-name="ce4">
            <text:p>93</text:p>
          </table:table-cell>
          <table:table-cell office:value-type="float" office:value="93.103448275862078" table:formula="of:=90*(1+(2/29*(([.B36]-24)/2)))" table:style-name="ce4">
            <text:p>93</text:p>
          </table:table-cell>
          <table:table-cell office:value-type="float" office:value="92.647058823529406" table:formula="of:=90*(1+(1/17*(([.B36]-24)/2)))" table:style-name="ce4">
            <text:p>93</text:p>
          </table:table-cell>
          <table:table-cell office:value-type="float" office:value="1" table:formula="of:=IF([.B36]&gt;20;1;0)" table:style-name="ce1">
            <text:p>1</text:p>
          </table:table-cell>
          <table:table-cell table:number-columns-repeated="7" table:style-name="ce1"/>
          <table:table-cell office:value-type="float" office:value="654.23076923076928" table:formula="of:=7*[.C36]" table:style-name="ce4">
            <text:p>654</text:p>
          </table:table-cell>
          <table:table-cell office:value-type="float" office:value="465.51724137931041" table:formula="of:=5*[.D36]" table:style-name="ce4">
            <text:p>466</text:p>
          </table:table-cell>
          <table:table-cell office:value-type="float" office:value="555.88235294117646" table:formula="of:=6*[.E36]" table:style-name="ce4">
            <text:p>556</text:p>
          </table:table-cell>
          <table:table-cell office:value-type="float" office:value="1675.6303635512563" table:formula="of:=SUM([.N36];[.O36];[.P36])" table:style-name="ce4">
            <text:p>167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6T00:00:00" table:style-name="ce2">
            <text:p>06.07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37]-24)/2)))" table:style-name="ce4">
            <text:p>73</text:p>
          </table:table-cell>
          <table:table-cell office:value-type="float" office:value="74.482758620689651" table:formula="of:=90*(1+(2/29*(([.B37]-24)/2)))" table:style-name="ce4">
            <text:p>74</text:p>
          </table:table-cell>
          <table:table-cell office:value-type="float" office:value="76.764705882352942" table:formula="of:=90*(1+(1/17*(([.B37]-24)/2)))" table:style-name="ce4">
            <text:p>77</text:p>
          </table:table-cell>
          <table:table-cell office:value-type="float" office:value="0" table:formula="of:=IF([.B37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37]" table:style-name="ce4">
            <text:p>509</text:p>
          </table:table-cell>
          <table:table-cell office:value-type="float" office:value="372.41379310344826" table:formula="of:=5*[.D37]" table:style-name="ce4">
            <text:p>372</text:p>
          </table:table-cell>
          <table:table-cell office:value-type="float" office:value="460.58823529411768" table:formula="of:=6*[.E37]" table:style-name="ce4">
            <text:p>461</text:p>
          </table:table-cell>
          <table:table-cell office:value-type="float" office:value="1341.8481822437197" table:formula="of:=SUM([.N37];[.O37];[.P37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7T00:00:00" table:style-name="ce2">
            <text:p>07.07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38]-24)/2)))" table:style-name="ce4">
            <text:p>80</text:p>
          </table:table-cell>
          <table:table-cell office:value-type="float" office:value="80.689655172413794" table:formula="of:=90*(1+(2/29*(([.B38]-24)/2)))" table:style-name="ce4">
            <text:p>81</text:p>
          </table:table-cell>
          <table:table-cell office:value-type="float" office:value="82.058823529411768" table:formula="of:=90*(1+(1/17*(([.B38]-24)/2)))" table:style-name="ce4">
            <text:p>82</text:p>
          </table:table-cell>
          <table:table-cell office:value-type="float" office:value="1" table:formula="of:=IF([.B38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38]" table:style-name="ce4">
            <text:p>557</text:p>
          </table:table-cell>
          <table:table-cell office:value-type="float" office:value="403.44827586206895" table:formula="of:=5*[.D38]" table:style-name="ce4">
            <text:p>403</text:p>
          </table:table-cell>
          <table:table-cell office:value-type="float" office:value="492.35294117647061" table:formula="of:=6*[.E38]" table:style-name="ce4">
            <text:p>492</text:p>
          </table:table-cell>
          <table:table-cell office:value-type="float" office:value="1453.1089093462319" table:formula="of:=SUM([.N38];[.O38];[.P38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8T00:00:00" table:style-name="ce2">
            <text:p>08.07.2022</text:p>
          </table:table-cell>
          <table:table-cell office:value-type="float" office:value="24" table:style-name="ce1">
            <text:p>24</text:p>
          </table:table-cell>
          <table:table-cell office:value-type="float" office:value="90" table:formula="of:=90*(1+(1/13*(([.B39]-24)/2)))" table:style-name="ce4">
            <text:p>90</text:p>
          </table:table-cell>
          <table:table-cell office:value-type="float" office:value="90" table:formula="of:=90*(1+(2/29*(([.B39]-24)/2)))" table:style-name="ce4">
            <text:p>90</text:p>
          </table:table-cell>
          <table:table-cell office:value-type="float" office:value="90" table:formula="of:=90*(1+(1/17*(([.B39]-24)/2)))" table:style-name="ce4">
            <text:p>90</text:p>
          </table:table-cell>
          <table:table-cell office:value-type="float" office:value="1" table:formula="of:=IF([.B39]&gt;20;1;0)" table:style-name="ce1">
            <text:p>1</text:p>
          </table:table-cell>
          <table:table-cell table:number-columns-repeated="7" table:style-name="ce1"/>
          <table:table-cell office:value-type="float" office:value="630" table:formula="of:=7*[.C39]" table:style-name="ce4">
            <text:p>630</text:p>
          </table:table-cell>
          <table:table-cell office:value-type="float" office:value="450" table:formula="of:=5*[.D39]" table:style-name="ce4">
            <text:p>450</text:p>
          </table:table-cell>
          <table:table-cell office:value-type="float" office:value="540" table:formula="of:=6*[.E39]" table:style-name="ce4">
            <text:p>540</text:p>
          </table:table-cell>
          <table:table-cell office:value-type="float" office:value="1620" table:formula="of:=SUM([.N39];[.O39];[.P39])" table:style-name="ce4">
            <text:p>1620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09T00:00:00" table:style-name="ce2">
            <text:p>09.07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40]-24)/2)))" table:style-name="ce4">
            <text:p>73</text:p>
          </table:table-cell>
          <table:table-cell office:value-type="float" office:value="74.482758620689651" table:formula="of:=90*(1+(2/29*(([.B40]-24)/2)))" table:style-name="ce4">
            <text:p>74</text:p>
          </table:table-cell>
          <table:table-cell office:value-type="float" office:value="76.764705882352942" table:formula="of:=90*(1+(1/17*(([.B40]-24)/2)))" table:style-name="ce4">
            <text:p>77</text:p>
          </table:table-cell>
          <table:table-cell office:value-type="float" office:value="0" table:formula="of:=IF([.B40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40]" table:style-name="ce4">
            <text:p>509</text:p>
          </table:table-cell>
          <table:table-cell office:value-type="float" office:value="372.41379310344826" table:formula="of:=5*[.D40]" table:style-name="ce4">
            <text:p>372</text:p>
          </table:table-cell>
          <table:table-cell office:value-type="float" office:value="460.58823529411768" table:formula="of:=6*[.E40]" table:style-name="ce4">
            <text:p>461</text:p>
          </table:table-cell>
          <table:table-cell office:value-type="float" office:value="1341.8481822437197" table:formula="of:=SUM([.N40];[.O40];[.P40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0T00:00:00" table:style-name="ce2">
            <text:p>10.07.2022</text:p>
          </table:table-cell>
          <table:table-cell office:value-type="float" office:value="28" table:style-name="ce1">
            <text:p>28</text:p>
          </table:table-cell>
          <table:table-cell office:value-type="float" office:value="103.84615384615384" table:formula="of:=90*(1+(1/13*(([.B41]-24)/2)))" table:style-name="ce4">
            <text:p>104</text:p>
          </table:table-cell>
          <table:table-cell office:value-type="float" office:value="102.41379310344828" table:formula="of:=90*(1+(2/29*(([.B41]-24)/2)))" table:style-name="ce4">
            <text:p>102</text:p>
          </table:table-cell>
          <table:table-cell office:value-type="float" office:value="100.58823529411765" table:formula="of:=90*(1+(1/17*(([.B41]-24)/2)))" table:style-name="ce4">
            <text:p>101</text:p>
          </table:table-cell>
          <table:table-cell office:value-type="float" office:value="1" table:formula="of:=IF([.B41]&gt;20;1;0)" table:style-name="ce1">
            <text:p>1</text:p>
          </table:table-cell>
          <table:table-cell table:number-columns-repeated="7" table:style-name="ce1"/>
          <table:table-cell office:value-type="float" office:value="726.92307692307691" table:formula="of:=7*[.C41]" table:style-name="ce4">
            <text:p>727</text:p>
          </table:table-cell>
          <table:table-cell office:value-type="float" office:value="512.06896551724139" table:formula="of:=5*[.D41]" table:style-name="ce4">
            <text:p>512</text:p>
          </table:table-cell>
          <table:table-cell office:value-type="float" office:value="603.52941176470586" table:formula="of:=6*[.E41]" table:style-name="ce4">
            <text:p>604</text:p>
          </table:table-cell>
          <table:table-cell office:value-type="float" office:value="1842.5214542050242" table:formula="of:=SUM([.N41];[.O41];[.P41])" table:style-name="ce4">
            <text:p>184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1T00:00:00" table:style-name="ce2">
            <text:p>11.07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42]-24)/2)))" table:style-name="ce4">
            <text:p>100</text:p>
          </table:table-cell>
          <table:table-cell office:value-type="float" office:value="99.310344827586206" table:formula="of:=90*(1+(2/29*(([.B42]-24)/2)))" table:style-name="ce4">
            <text:p>99</text:p>
          </table:table-cell>
          <table:table-cell office:value-type="float" office:value="97.941176470588232" table:formula="of:=90*(1+(1/17*(([.B42]-24)/2)))" table:style-name="ce4">
            <text:p>98</text:p>
          </table:table-cell>
          <table:table-cell office:value-type="float" office:value="1" table:formula="of:=IF([.B42]&gt;20;1;0)" table:style-name="ce1">
            <text:p>1</text:p>
          </table:table-cell>
          <table:table-cell table:number-columns-repeated="7" table:style-name="ce1"/>
          <table:table-cell office:value-type="float" office:value="702.69230769230774" table:formula="of:=7*[.C42]" table:style-name="ce4">
            <text:p>703</text:p>
          </table:table-cell>
          <table:table-cell office:value-type="float" office:value="496.55172413793105" table:formula="of:=5*[.D42]" table:style-name="ce4">
            <text:p>497</text:p>
          </table:table-cell>
          <table:table-cell office:value-type="float" office:value="587.64705882352939" table:formula="of:=6*[.E42]" table:style-name="ce4">
            <text:p>588</text:p>
          </table:table-cell>
          <table:table-cell office:value-type="float" office:value="1786.8910906537681" table:formula="of:=SUM([.N42];[.O42];[.P42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2T00:00:00" table:style-name="ce2">
            <text:p>12.07.2022</text:p>
          </table:table-cell>
          <table:table-cell office:value-type="float" office:value="24" table:style-name="ce1">
            <text:p>24</text:p>
          </table:table-cell>
          <table:table-cell office:value-type="float" office:value="90" table:formula="of:=90*(1+(1/13*(([.B43]-24)/2)))" table:style-name="ce4">
            <text:p>90</text:p>
          </table:table-cell>
          <table:table-cell office:value-type="float" office:value="90" table:formula="of:=90*(1+(2/29*(([.B43]-24)/2)))" table:style-name="ce4">
            <text:p>90</text:p>
          </table:table-cell>
          <table:table-cell office:value-type="float" office:value="90" table:formula="of:=90*(1+(1/17*(([.B43]-24)/2)))" table:style-name="ce4">
            <text:p>90</text:p>
          </table:table-cell>
          <table:table-cell office:value-type="float" office:value="1" table:formula="of:=IF([.B43]&gt;20;1;0)" table:style-name="ce1">
            <text:p>1</text:p>
          </table:table-cell>
          <table:table-cell table:number-columns-repeated="7" table:style-name="ce1"/>
          <table:table-cell office:value-type="float" office:value="630" table:formula="of:=7*[.C43]" table:style-name="ce4">
            <text:p>630</text:p>
          </table:table-cell>
          <table:table-cell office:value-type="float" office:value="450" table:formula="of:=5*[.D43]" table:style-name="ce4">
            <text:p>450</text:p>
          </table:table-cell>
          <table:table-cell office:value-type="float" office:value="540" table:formula="of:=6*[.E43]" table:style-name="ce4">
            <text:p>540</text:p>
          </table:table-cell>
          <table:table-cell office:value-type="float" office:value="1620" table:formula="of:=SUM([.N43];[.O43];[.P43])" table:style-name="ce4">
            <text:p>1620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3T00:00:00" table:style-name="ce2">
            <text:p>13.07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44]-24)/2)))" table:style-name="ce4">
            <text:p>83</text:p>
          </table:table-cell>
          <table:table-cell office:value-type="float" office:value="83.793103448275858" table:formula="of:=90*(1+(2/29*(([.B44]-24)/2)))" table:style-name="ce4">
            <text:p>84</text:p>
          </table:table-cell>
          <table:table-cell office:value-type="float" office:value="84.705882352941174" table:formula="of:=90*(1+(1/17*(([.B44]-24)/2)))" table:style-name="ce4">
            <text:p>85</text:p>
          </table:table-cell>
          <table:table-cell office:value-type="float" office:value="1" table:formula="of:=IF([.B44]&gt;20;1;0)" table:style-name="ce1">
            <text:p>1</text:p>
          </table:table-cell>
          <table:table-cell table:number-columns-repeated="7" table:style-name="ce1"/>
          <table:table-cell office:value-type="float" office:value="581.53846153846155" table:formula="of:=7*[.C44]" table:style-name="ce4">
            <text:p>582</text:p>
          </table:table-cell>
          <table:table-cell office:value-type="float" office:value="418.9655172413793" table:formula="of:=5*[.D44]" table:style-name="ce4">
            <text:p>419</text:p>
          </table:table-cell>
          <table:table-cell office:value-type="float" office:value="508.23529411764707" table:formula="of:=6*[.E44]" table:style-name="ce4">
            <text:p>508</text:p>
          </table:table-cell>
          <table:table-cell office:value-type="float" office:value="1508.7392728974878" table:formula="of:=SUM([.N44];[.O44];[.P44])" table:style-name="ce4">
            <text:p>1509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4T00:00:00" table:style-name="ce2">
            <text:p>14.07.2022</text:p>
          </table:table-cell>
          <table:table-cell office:value-type="float" office:value="17" table:style-name="ce1">
            <text:p>17</text:p>
          </table:table-cell>
          <table:table-cell office:value-type="float" office:value="65.769230769230759" table:formula="of:=90*(1+(1/13*(([.B45]-24)/2)))" table:style-name="ce4">
            <text:p>66</text:p>
          </table:table-cell>
          <table:table-cell office:value-type="float" office:value="68.275862068965509" table:formula="of:=90*(1+(2/29*(([.B45]-24)/2)))" table:style-name="ce4">
            <text:p>68</text:p>
          </table:table-cell>
          <table:table-cell office:value-type="float" office:value="71.47058823529413" table:formula="of:=90*(1+(1/17*(([.B45]-24)/2)))" table:style-name="ce4">
            <text:p>71</text:p>
          </table:table-cell>
          <table:table-cell office:value-type="float" office:value="0" table:formula="of:=IF([.B45]&gt;20;1;0)" table:style-name="ce1">
            <text:p>0</text:p>
          </table:table-cell>
          <table:table-cell table:number-columns-repeated="7" table:style-name="ce1"/>
          <table:table-cell office:value-type="float" office:value="460.3846153846153" table:formula="of:=7*[.C45]" table:style-name="ce4">
            <text:p>460</text:p>
          </table:table-cell>
          <table:table-cell office:value-type="float" office:value="341.37931034482756" table:formula="of:=5*[.D45]" table:style-name="ce4">
            <text:p>341</text:p>
          </table:table-cell>
          <table:table-cell office:value-type="float" office:value="428.82352941176475" table:formula="of:=6*[.E45]" table:style-name="ce4">
            <text:p>429</text:p>
          </table:table-cell>
          <table:table-cell office:value-type="float" office:value="1230.5874551412076" table:formula="of:=SUM([.N45];[.O45];[.P45])" table:style-name="ce4">
            <text:p>12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5T00:00:00" table:style-name="ce2">
            <text:p>15.07.2022</text:p>
          </table:table-cell>
          <table:table-cell office:value-type="float" office:value="18" table:style-name="ce1">
            <text:p>18</text:p>
          </table:table-cell>
          <table:table-cell office:value-type="float" office:value="69.230769230769226" table:formula="of:=90*(1+(1/13*(([.B46]-24)/2)))" table:style-name="ce4">
            <text:p>69</text:p>
          </table:table-cell>
          <table:table-cell office:value-type="float" office:value="71.379310344827587" table:formula="of:=90*(1+(2/29*(([.B46]-24)/2)))" table:style-name="ce4">
            <text:p>71</text:p>
          </table:table-cell>
          <table:table-cell office:value-type="float" office:value="74.117647058823522" table:formula="of:=90*(1+(1/17*(([.B46]-24)/2)))" table:style-name="ce4">
            <text:p>74</text:p>
          </table:table-cell>
          <table:table-cell office:value-type="float" office:value="0" table:formula="of:=IF([.B46]&gt;20;1;0)" table:style-name="ce1">
            <text:p>0</text:p>
          </table:table-cell>
          <table:table-cell table:number-columns-repeated="7" table:style-name="ce1"/>
          <table:table-cell office:value-type="float" office:value="484.61538461538458" table:formula="of:=7*[.C46]" table:style-name="ce4">
            <text:p>485</text:p>
          </table:table-cell>
          <table:table-cell office:value-type="float" office:value="356.89655172413791" table:formula="of:=5*[.D46]" table:style-name="ce4">
            <text:p>357</text:p>
          </table:table-cell>
          <table:table-cell office:value-type="float" office:value="444.7058823529411" table:formula="of:=6*[.E46]" table:style-name="ce4">
            <text:p>445</text:p>
          </table:table-cell>
          <table:table-cell office:value-type="float" office:value="1286.2178186924634" table:formula="of:=SUM([.N46];[.O46];[.P46])" table:style-name="ce4">
            <text:p>128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6T00:00:00" table:style-name="ce2">
            <text:p>16.07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47]-24)/2)))" table:style-name="ce4">
            <text:p>87</text:p>
          </table:table-cell>
          <table:table-cell office:value-type="float" office:value="86.896551724137936" table:formula="of:=90*(1+(2/29*(([.B47]-24)/2)))" table:style-name="ce4">
            <text:p>87</text:p>
          </table:table-cell>
          <table:table-cell office:value-type="float" office:value="87.352941176470594" table:formula="of:=90*(1+(1/17*(([.B47]-24)/2)))" table:style-name="ce4">
            <text:p>87</text:p>
          </table:table-cell>
          <table:table-cell office:value-type="float" office:value="1" table:formula="of:=IF([.B47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47]" table:style-name="ce4">
            <text:p>606</text:p>
          </table:table-cell>
          <table:table-cell office:value-type="float" office:value="434.48275862068965" table:formula="of:=5*[.D47]" table:style-name="ce4">
            <text:p>434</text:p>
          </table:table-cell>
          <table:table-cell office:value-type="float" office:value="524.11764705882354" table:formula="of:=6*[.E47]" table:style-name="ce4">
            <text:p>524</text:p>
          </table:table-cell>
          <table:table-cell office:value-type="float" office:value="1564.3696364487441" table:formula="of:=SUM([.N47];[.O47];[.P47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7T00:00:00" table:style-name="ce2">
            <text:p>17.07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48]-24)/2)))" table:style-name="ce4">
            <text:p>87</text:p>
          </table:table-cell>
          <table:table-cell office:value-type="float" office:value="86.896551724137936" table:formula="of:=90*(1+(2/29*(([.B48]-24)/2)))" table:style-name="ce4">
            <text:p>87</text:p>
          </table:table-cell>
          <table:table-cell office:value-type="float" office:value="87.352941176470594" table:formula="of:=90*(1+(1/17*(([.B48]-24)/2)))" table:style-name="ce4">
            <text:p>87</text:p>
          </table:table-cell>
          <table:table-cell office:value-type="float" office:value="1" table:formula="of:=IF([.B48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48]" table:style-name="ce4">
            <text:p>606</text:p>
          </table:table-cell>
          <table:table-cell office:value-type="float" office:value="434.48275862068965" table:formula="of:=5*[.D48]" table:style-name="ce4">
            <text:p>434</text:p>
          </table:table-cell>
          <table:table-cell office:value-type="float" office:value="524.11764705882354" table:formula="of:=6*[.E48]" table:style-name="ce4">
            <text:p>524</text:p>
          </table:table-cell>
          <table:table-cell office:value-type="float" office:value="1564.3696364487441" table:formula="of:=SUM([.N48];[.O48];[.P48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8T00:00:00" table:style-name="ce2">
            <text:p>18.07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49]-24)/2)))" table:style-name="ce4">
            <text:p>73</text:p>
          </table:table-cell>
          <table:table-cell office:value-type="float" office:value="74.482758620689651" table:formula="of:=90*(1+(2/29*(([.B49]-24)/2)))" table:style-name="ce4">
            <text:p>74</text:p>
          </table:table-cell>
          <table:table-cell office:value-type="float" office:value="76.764705882352942" table:formula="of:=90*(1+(1/17*(([.B49]-24)/2)))" table:style-name="ce4">
            <text:p>77</text:p>
          </table:table-cell>
          <table:table-cell office:value-type="float" office:value="0" table:formula="of:=IF([.B49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49]" table:style-name="ce4">
            <text:p>509</text:p>
          </table:table-cell>
          <table:table-cell office:value-type="float" office:value="372.41379310344826" table:formula="of:=5*[.D49]" table:style-name="ce4">
            <text:p>372</text:p>
          </table:table-cell>
          <table:table-cell office:value-type="float" office:value="460.58823529411768" table:formula="of:=6*[.E49]" table:style-name="ce4">
            <text:p>461</text:p>
          </table:table-cell>
          <table:table-cell office:value-type="float" office:value="1341.8481822437197" table:formula="of:=SUM([.N49];[.O49];[.P49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19T00:00:00" table:style-name="ce6">
            <text:p>19.07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50]-24)/2)))" table:style-name="ce4">
            <text:p>80</text:p>
          </table:table-cell>
          <table:table-cell office:value-type="float" office:value="80.689655172413794" table:formula="of:=90*(1+(2/29*(([.B50]-24)/2)))" table:style-name="ce4">
            <text:p>81</text:p>
          </table:table-cell>
          <table:table-cell office:value-type="float" office:value="82.058823529411768" table:formula="of:=90*(1+(1/17*(([.B50]-24)/2)))" table:style-name="ce4">
            <text:p>82</text:p>
          </table:table-cell>
          <table:table-cell office:value-type="float" office:value="1" table:formula="of:=IF([.B50]&gt;20;1;0)" table:style-name="ce5">
            <text:p>1</text:p>
          </table:table-cell>
          <table:table-cell table:style-name="ce5"/>
          <table:table-cell table:number-columns-repeated="6" table:style-name="ce1"/>
          <table:table-cell office:value-type="float" office:value="557.30769230769226" table:formula="of:=7*[.C50]" table:style-name="ce4">
            <text:p>557</text:p>
          </table:table-cell>
          <table:table-cell office:value-type="float" office:value="403.44827586206895" table:formula="of:=5*[.D50]" table:style-name="ce4">
            <text:p>403</text:p>
          </table:table-cell>
          <table:table-cell office:value-type="float" office:value="492.35294117647061" table:formula="of:=6*[.E50]" table:style-name="ce4">
            <text:p>492</text:p>
          </table:table-cell>
          <table:table-cell office:value-type="float" office:value="1453.1089093462319" table:formula="of:=SUM([.N50];[.O50];[.P50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0T00:00:00" table:style-name="ce2">
            <text:p>20.07.2022</text:p>
          </table:table-cell>
          <table:table-cell office:value-type="float" office:value="25" table:style-name="ce1">
            <text:p>25</text:p>
          </table:table-cell>
          <table:table-cell office:value-type="float" office:value="93.461538461538467" table:formula="of:=90*(1+(1/13*(([.B51]-24)/2)))" table:style-name="ce4">
            <text:p>93</text:p>
          </table:table-cell>
          <table:table-cell office:value-type="float" office:value="93.103448275862078" table:formula="of:=90*(1+(2/29*(([.B51]-24)/2)))" table:style-name="ce4">
            <text:p>93</text:p>
          </table:table-cell>
          <table:table-cell office:value-type="float" office:value="92.647058823529406" table:formula="of:=90*(1+(1/17*(([.B51]-24)/2)))" table:style-name="ce4">
            <text:p>93</text:p>
          </table:table-cell>
          <table:table-cell office:value-type="float" office:value="1" table:formula="of:=IF([.B51]&gt;20;1;0)" table:style-name="ce1">
            <text:p>1</text:p>
          </table:table-cell>
          <table:table-cell table:number-columns-repeated="7" table:style-name="ce1"/>
          <table:table-cell office:value-type="float" office:value="654.23076923076928" table:formula="of:=7*[.C51]" table:style-name="ce4">
            <text:p>654</text:p>
          </table:table-cell>
          <table:table-cell office:value-type="float" office:value="465.51724137931041" table:formula="of:=5*[.D51]" table:style-name="ce4">
            <text:p>466</text:p>
          </table:table-cell>
          <table:table-cell office:value-type="float" office:value="555.88235294117646" table:formula="of:=6*[.E51]" table:style-name="ce4">
            <text:p>556</text:p>
          </table:table-cell>
          <table:table-cell office:value-type="float" office:value="1675.6303635512563" table:formula="of:=SUM([.N51];[.O51];[.P51])" table:style-name="ce4">
            <text:p>167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1T00:00:00" table:style-name="ce2">
            <text:p>21.07.2022</text:p>
          </table:table-cell>
          <table:table-cell office:value-type="float" office:value="28" table:style-name="ce1">
            <text:p>28</text:p>
          </table:table-cell>
          <table:table-cell office:value-type="float" office:value="103.84615384615384" table:formula="of:=90*(1+(1/13*(([.B52]-24)/2)))" table:style-name="ce4">
            <text:p>104</text:p>
          </table:table-cell>
          <table:table-cell office:value-type="float" office:value="102.41379310344828" table:formula="of:=90*(1+(2/29*(([.B52]-24)/2)))" table:style-name="ce4">
            <text:p>102</text:p>
          </table:table-cell>
          <table:table-cell office:value-type="float" office:value="100.58823529411765" table:formula="of:=90*(1+(1/17*(([.B52]-24)/2)))" table:style-name="ce4">
            <text:p>101</text:p>
          </table:table-cell>
          <table:table-cell office:value-type="float" office:value="1" table:formula="of:=IF([.B52]&gt;20;1;0)" table:style-name="ce1">
            <text:p>1</text:p>
          </table:table-cell>
          <table:table-cell table:number-columns-repeated="7" table:style-name="ce1"/>
          <table:table-cell office:value-type="float" office:value="726.92307692307691" table:formula="of:=7*[.C52]" table:style-name="ce4">
            <text:p>727</text:p>
          </table:table-cell>
          <table:table-cell office:value-type="float" office:value="512.06896551724139" table:formula="of:=5*[.D52]" table:style-name="ce4">
            <text:p>512</text:p>
          </table:table-cell>
          <table:table-cell office:value-type="float" office:value="603.52941176470586" table:formula="of:=6*[.E52]" table:style-name="ce4">
            <text:p>604</text:p>
          </table:table-cell>
          <table:table-cell office:value-type="float" office:value="1842.5214542050242" table:formula="of:=SUM([.N52];[.O52];[.P52])" table:style-name="ce4">
            <text:p>184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2T00:00:00" table:style-name="ce2">
            <text:p>22.07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53]-24)/2)))" table:style-name="ce4">
            <text:p>100</text:p>
          </table:table-cell>
          <table:table-cell office:value-type="float" office:value="99.310344827586206" table:formula="of:=90*(1+(2/29*(([.B53]-24)/2)))" table:style-name="ce4">
            <text:p>99</text:p>
          </table:table-cell>
          <table:table-cell office:value-type="float" office:value="97.941176470588232" table:formula="of:=90*(1+(1/17*(([.B53]-24)/2)))" table:style-name="ce4">
            <text:p>98</text:p>
          </table:table-cell>
          <table:table-cell office:value-type="float" office:value="1" table:formula="of:=IF([.B53]&gt;20;1;0)" table:style-name="ce1">
            <text:p>1</text:p>
          </table:table-cell>
          <table:table-cell table:number-columns-repeated="7" table:style-name="ce1"/>
          <table:table-cell office:value-type="float" office:value="702.69230769230774" table:formula="of:=7*[.C53]" table:style-name="ce4">
            <text:p>703</text:p>
          </table:table-cell>
          <table:table-cell office:value-type="float" office:value="496.55172413793105" table:formula="of:=5*[.D53]" table:style-name="ce4">
            <text:p>497</text:p>
          </table:table-cell>
          <table:table-cell office:value-type="float" office:value="587.64705882352939" table:formula="of:=6*[.E53]" table:style-name="ce4">
            <text:p>588</text:p>
          </table:table-cell>
          <table:table-cell office:value-type="float" office:value="1786.8910906537681" table:formula="of:=SUM([.N53];[.O53];[.P53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3T00:00:00" table:style-name="ce2">
            <text:p>23.07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54]-24)/2)))" table:style-name="ce4">
            <text:p>87</text:p>
          </table:table-cell>
          <table:table-cell office:value-type="float" office:value="86.896551724137936" table:formula="of:=90*(1+(2/29*(([.B54]-24)/2)))" table:style-name="ce4">
            <text:p>87</text:p>
          </table:table-cell>
          <table:table-cell office:value-type="float" office:value="87.352941176470594" table:formula="of:=90*(1+(1/17*(([.B54]-24)/2)))" table:style-name="ce4">
            <text:p>87</text:p>
          </table:table-cell>
          <table:table-cell office:value-type="float" office:value="1" table:formula="of:=IF([.B54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54]" table:style-name="ce4">
            <text:p>606</text:p>
          </table:table-cell>
          <table:table-cell office:value-type="float" office:value="434.48275862068965" table:formula="of:=5*[.D54]" table:style-name="ce4">
            <text:p>434</text:p>
          </table:table-cell>
          <table:table-cell office:value-type="float" office:value="524.11764705882354" table:formula="of:=6*[.E54]" table:style-name="ce4">
            <text:p>524</text:p>
          </table:table-cell>
          <table:table-cell office:value-type="float" office:value="1564.3696364487441" table:formula="of:=SUM([.N54];[.O54];[.P54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4T00:00:00" table:style-name="ce2">
            <text:p>24.07.2022</text:p>
          </table:table-cell>
          <table:table-cell office:value-type="float" office:value="26" table:style-name="ce1">
            <text:p>26</text:p>
          </table:table-cell>
          <table:table-cell office:value-type="float" office:value="96.92307692307692" table:formula="of:=90*(1+(1/13*(([.B55]-24)/2)))" table:style-name="ce4">
            <text:p>97</text:p>
          </table:table-cell>
          <table:table-cell office:value-type="float" office:value="96.206896551724128" table:formula="of:=90*(1+(2/29*(([.B55]-24)/2)))" table:style-name="ce4">
            <text:p>96</text:p>
          </table:table-cell>
          <table:table-cell office:value-type="float" office:value="95.294117647058826" table:formula="of:=90*(1+(1/17*(([.B55]-24)/2)))" table:style-name="ce4">
            <text:p>95</text:p>
          </table:table-cell>
          <table:table-cell office:value-type="float" office:value="1" table:formula="of:=IF([.B55]&gt;20;1;0)" table:style-name="ce1">
            <text:p>1</text:p>
          </table:table-cell>
          <table:table-cell table:number-columns-repeated="7" table:style-name="ce1"/>
          <table:table-cell office:value-type="float" office:value="678.46153846153845" table:formula="of:=7*[.C55]" table:style-name="ce4">
            <text:p>678</text:p>
          </table:table-cell>
          <table:table-cell office:value-type="float" office:value="481.03448275862064" table:formula="of:=5*[.D55]" table:style-name="ce4">
            <text:p>481</text:p>
          </table:table-cell>
          <table:table-cell office:value-type="float" office:value="571.76470588235293" table:formula="of:=6*[.E55]" table:style-name="ce4">
            <text:p>572</text:p>
          </table:table-cell>
          <table:table-cell office:value-type="float" office:value="1731.260727102512" table:formula="of:=SUM([.N55];[.O55];[.P55])" table:style-name="ce4">
            <text:p>17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5T00:00:00" table:style-name="ce2">
            <text:p>25.07.2022</text:p>
          </table:table-cell>
          <table:table-cell office:value-type="float" office:value="29" table:style-name="ce1">
            <text:p>29</text:p>
          </table:table-cell>
          <table:table-cell office:value-type="float" office:value="107.30769230769231" table:formula="of:=90*(1+(1/13*(([.B56]-24)/2)))" table:style-name="ce4">
            <text:p>107</text:p>
          </table:table-cell>
          <table:table-cell office:value-type="float" office:value="105.51724137931035" table:formula="of:=90*(1+(2/29*(([.B56]-24)/2)))" table:style-name="ce4">
            <text:p>106</text:p>
          </table:table-cell>
          <table:table-cell office:value-type="float" office:value="103.23529411764706" table:formula="of:=90*(1+(1/17*(([.B56]-24)/2)))" table:style-name="ce4">
            <text:p>103</text:p>
          </table:table-cell>
          <table:table-cell office:value-type="float" office:value="1" table:formula="of:=IF([.B56]&gt;20;1;0)" table:style-name="ce1">
            <text:p>1</text:p>
          </table:table-cell>
          <table:table-cell table:number-columns-repeated="7" table:style-name="ce1"/>
          <table:table-cell office:value-type="float" office:value="751.15384615384619" table:formula="of:=7*[.C56]" table:style-name="ce4">
            <text:p>751</text:p>
          </table:table-cell>
          <table:table-cell office:value-type="float" office:value="527.58620689655174" table:formula="of:=5*[.D56]" table:style-name="ce4">
            <text:p>528</text:p>
          </table:table-cell>
          <table:table-cell office:value-type="float" office:value="619.41176470588232" table:formula="of:=6*[.E56]" table:style-name="ce4">
            <text:p>619</text:p>
          </table:table-cell>
          <table:table-cell office:value-type="float" office:value="1898.1518177562803" table:formula="of:=SUM([.N56];[.O56];[.P56])" table:style-name="ce4">
            <text:p>1898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6T00:00:00" table:style-name="ce2">
            <text:p>26.07.2022</text:p>
          </table:table-cell>
          <table:table-cell office:value-type="float" office:value="26" table:style-name="ce1">
            <text:p>26</text:p>
          </table:table-cell>
          <table:table-cell office:value-type="float" office:value="96.92307692307692" table:formula="of:=90*(1+(1/13*(([.B57]-24)/2)))" table:style-name="ce4">
            <text:p>97</text:p>
          </table:table-cell>
          <table:table-cell office:value-type="float" office:value="96.206896551724128" table:formula="of:=90*(1+(2/29*(([.B57]-24)/2)))" table:style-name="ce4">
            <text:p>96</text:p>
          </table:table-cell>
          <table:table-cell office:value-type="float" office:value="95.294117647058826" table:formula="of:=90*(1+(1/17*(([.B57]-24)/2)))" table:style-name="ce4">
            <text:p>95</text:p>
          </table:table-cell>
          <table:table-cell office:value-type="float" office:value="1" table:formula="of:=IF([.B57]&gt;20;1;0)" table:style-name="ce1">
            <text:p>1</text:p>
          </table:table-cell>
          <table:table-cell table:number-columns-repeated="7" table:style-name="ce1"/>
          <table:table-cell office:value-type="float" office:value="678.46153846153845" table:formula="of:=7*[.C57]" table:style-name="ce4">
            <text:p>678</text:p>
          </table:table-cell>
          <table:table-cell office:value-type="float" office:value="481.03448275862064" table:formula="of:=5*[.D57]" table:style-name="ce4">
            <text:p>481</text:p>
          </table:table-cell>
          <table:table-cell office:value-type="float" office:value="571.76470588235293" table:formula="of:=6*[.E57]" table:style-name="ce4">
            <text:p>572</text:p>
          </table:table-cell>
          <table:table-cell office:value-type="float" office:value="1731.260727102512" table:formula="of:=SUM([.N57];[.O57];[.P57])" table:style-name="ce4">
            <text:p>17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7T00:00:00" table:style-name="ce2">
            <text:p>27.07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58]-24)/2)))" table:style-name="ce4">
            <text:p>100</text:p>
          </table:table-cell>
          <table:table-cell office:value-type="float" office:value="99.310344827586206" table:formula="of:=90*(1+(2/29*(([.B58]-24)/2)))" table:style-name="ce4">
            <text:p>99</text:p>
          </table:table-cell>
          <table:table-cell office:value-type="float" office:value="97.941176470588232" table:formula="of:=90*(1+(1/17*(([.B58]-24)/2)))" table:style-name="ce4">
            <text:p>98</text:p>
          </table:table-cell>
          <table:table-cell office:value-type="float" office:value="1" table:formula="of:=IF([.B58]&gt;20;1;0)" table:style-name="ce1">
            <text:p>1</text:p>
          </table:table-cell>
          <table:table-cell table:number-columns-repeated="7" table:style-name="ce1"/>
          <table:table-cell office:value-type="float" office:value="702.69230769230774" table:formula="of:=7*[.C58]" table:style-name="ce4">
            <text:p>703</text:p>
          </table:table-cell>
          <table:table-cell office:value-type="float" office:value="496.55172413793105" table:formula="of:=5*[.D58]" table:style-name="ce4">
            <text:p>497</text:p>
          </table:table-cell>
          <table:table-cell office:value-type="float" office:value="587.64705882352939" table:formula="of:=6*[.E58]" table:style-name="ce4">
            <text:p>588</text:p>
          </table:table-cell>
          <table:table-cell office:value-type="float" office:value="1786.8910906537681" table:formula="of:=SUM([.N58];[.O58];[.P58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8T00:00:00" table:style-name="ce2">
            <text:p>28.07.2022</text:p>
          </table:table-cell>
          <table:table-cell office:value-type="float" office:value="24" table:style-name="ce1">
            <text:p>24</text:p>
          </table:table-cell>
          <table:table-cell office:value-type="float" office:value="90" table:formula="of:=90*(1+(1/13*(([.B59]-24)/2)))" table:style-name="ce4">
            <text:p>90</text:p>
          </table:table-cell>
          <table:table-cell office:value-type="float" office:value="90" table:formula="of:=90*(1+(2/29*(([.B59]-24)/2)))" table:style-name="ce4">
            <text:p>90</text:p>
          </table:table-cell>
          <table:table-cell office:value-type="float" office:value="90" table:formula="of:=90*(1+(1/17*(([.B59]-24)/2)))" table:style-name="ce4">
            <text:p>90</text:p>
          </table:table-cell>
          <table:table-cell office:value-type="float" office:value="1" table:formula="of:=IF([.B59]&gt;20;1;0)" table:style-name="ce1">
            <text:p>1</text:p>
          </table:table-cell>
          <table:table-cell table:number-columns-repeated="7" table:style-name="ce1"/>
          <table:table-cell office:value-type="float" office:value="630" table:formula="of:=7*[.C59]" table:style-name="ce4">
            <text:p>630</text:p>
          </table:table-cell>
          <table:table-cell office:value-type="float" office:value="450" table:formula="of:=5*[.D59]" table:style-name="ce4">
            <text:p>450</text:p>
          </table:table-cell>
          <table:table-cell office:value-type="float" office:value="540" table:formula="of:=6*[.E59]" table:style-name="ce4">
            <text:p>540</text:p>
          </table:table-cell>
          <table:table-cell office:value-type="float" office:value="1620" table:formula="of:=SUM([.N59];[.O59];[.P59])" table:style-name="ce4">
            <text:p>1620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29T00:00:00" table:style-name="ce2">
            <text:p>29.07.2022</text:p>
          </table:table-cell>
          <table:table-cell office:value-type="float" office:value="26" table:style-name="ce1">
            <text:p>26</text:p>
          </table:table-cell>
          <table:table-cell office:value-type="float" office:value="96.92307692307692" table:formula="of:=90*(1+(1/13*(([.B60]-24)/2)))" table:style-name="ce4">
            <text:p>97</text:p>
          </table:table-cell>
          <table:table-cell office:value-type="float" office:value="96.206896551724128" table:formula="of:=90*(1+(2/29*(([.B60]-24)/2)))" table:style-name="ce4">
            <text:p>96</text:p>
          </table:table-cell>
          <table:table-cell office:value-type="float" office:value="95.294117647058826" table:formula="of:=90*(1+(1/17*(([.B60]-24)/2)))" table:style-name="ce4">
            <text:p>95</text:p>
          </table:table-cell>
          <table:table-cell office:value-type="float" office:value="1" table:formula="of:=IF([.B60]&gt;20;1;0)" table:style-name="ce1">
            <text:p>1</text:p>
          </table:table-cell>
          <table:table-cell table:number-columns-repeated="7" table:style-name="ce1"/>
          <table:table-cell office:value-type="float" office:value="678.46153846153845" table:formula="of:=7*[.C60]" table:style-name="ce4">
            <text:p>678</text:p>
          </table:table-cell>
          <table:table-cell office:value-type="float" office:value="481.03448275862064" table:formula="of:=5*[.D60]" table:style-name="ce4">
            <text:p>481</text:p>
          </table:table-cell>
          <table:table-cell office:value-type="float" office:value="571.76470588235293" table:formula="of:=6*[.E60]" table:style-name="ce4">
            <text:p>572</text:p>
          </table:table-cell>
          <table:table-cell office:value-type="float" office:value="1731.260727102512" table:formula="of:=SUM([.N60];[.O60];[.P60])" table:style-name="ce4">
            <text:p>17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30T00:00:00" table:style-name="ce2">
            <text:p>30.07.2022</text:p>
          </table:table-cell>
          <table:table-cell office:value-type="float" office:value="25" table:style-name="ce1">
            <text:p>25</text:p>
          </table:table-cell>
          <table:table-cell office:value-type="float" office:value="93.461538461538467" table:formula="of:=90*(1+(1/13*(([.B61]-24)/2)))" table:style-name="ce4">
            <text:p>93</text:p>
          </table:table-cell>
          <table:table-cell office:value-type="float" office:value="93.103448275862078" table:formula="of:=90*(1+(2/29*(([.B61]-24)/2)))" table:style-name="ce4">
            <text:p>93</text:p>
          </table:table-cell>
          <table:table-cell office:value-type="float" office:value="92.647058823529406" table:formula="of:=90*(1+(1/17*(([.B61]-24)/2)))" table:style-name="ce4">
            <text:p>93</text:p>
          </table:table-cell>
          <table:table-cell office:value-type="float" office:value="1" table:formula="of:=IF([.B61]&gt;20;1;0)" table:style-name="ce1">
            <text:p>1</text:p>
          </table:table-cell>
          <table:table-cell table:number-columns-repeated="7" table:style-name="ce1"/>
          <table:table-cell office:value-type="float" office:value="654.23076923076928" table:formula="of:=7*[.C61]" table:style-name="ce4">
            <text:p>654</text:p>
          </table:table-cell>
          <table:table-cell office:value-type="float" office:value="465.51724137931041" table:formula="of:=5*[.D61]" table:style-name="ce4">
            <text:p>466</text:p>
          </table:table-cell>
          <table:table-cell office:value-type="float" office:value="555.88235294117646" table:formula="of:=6*[.E61]" table:style-name="ce4">
            <text:p>556</text:p>
          </table:table-cell>
          <table:table-cell office:value-type="float" office:value="1675.6303635512563" table:formula="of:=SUM([.N61];[.O61];[.P61])" table:style-name="ce4">
            <text:p>167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7-31T00:00:00" table:style-name="ce2">
            <text:p>31.07.2022</text:p>
          </table:table-cell>
          <table:table-cell office:value-type="float" office:value="24" table:style-name="ce1">
            <text:p>24</text:p>
          </table:table-cell>
          <table:table-cell office:value-type="float" office:value="90" table:formula="of:=90*(1+(1/13*(([.B62]-24)/2)))" table:style-name="ce4">
            <text:p>90</text:p>
          </table:table-cell>
          <table:table-cell office:value-type="float" office:value="90" table:formula="of:=90*(1+(2/29*(([.B62]-24)/2)))" table:style-name="ce4">
            <text:p>90</text:p>
          </table:table-cell>
          <table:table-cell office:value-type="float" office:value="90" table:formula="of:=90*(1+(1/17*(([.B62]-24)/2)))" table:style-name="ce4">
            <text:p>90</text:p>
          </table:table-cell>
          <table:table-cell office:value-type="float" office:value="1" table:formula="of:=IF([.B62]&gt;20;1;0)" table:style-name="ce1">
            <text:p>1</text:p>
          </table:table-cell>
          <table:table-cell table:number-columns-repeated="7" table:style-name="ce1"/>
          <table:table-cell office:value-type="float" office:value="630" table:formula="of:=7*[.C62]" table:style-name="ce4">
            <text:p>630</text:p>
          </table:table-cell>
          <table:table-cell office:value-type="float" office:value="450" table:formula="of:=5*[.D62]" table:style-name="ce4">
            <text:p>450</text:p>
          </table:table-cell>
          <table:table-cell office:value-type="float" office:value="540" table:formula="of:=6*[.E62]" table:style-name="ce4">
            <text:p>540</text:p>
          </table:table-cell>
          <table:table-cell office:value-type="float" office:value="1620" table:formula="of:=SUM([.N62];[.O62];[.P62])" table:style-name="ce4">
            <text:p>1620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1T00:00:00" table:style-name="ce6">
            <text:p>01.08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63]-24)/2)))" table:style-name="ce4">
            <text:p>83</text:p>
          </table:table-cell>
          <table:table-cell office:value-type="float" office:value="83.793103448275858" table:formula="of:=90*(1+(2/29*(([.B63]-24)/2)))" table:style-name="ce4">
            <text:p>84</text:p>
          </table:table-cell>
          <table:table-cell office:value-type="float" office:value="84.705882352941174" table:formula="of:=90*(1+(1/17*(([.B63]-24)/2)))" table:style-name="ce4">
            <text:p>85</text:p>
          </table:table-cell>
          <table:table-cell office:value-type="float" office:value="1" table:formula="of:=IF([.B63]&gt;20;1;0)" table:style-name="ce5">
            <text:p>1</text:p>
          </table:table-cell>
          <table:table-cell table:style-name="ce5"/>
          <table:table-cell table:number-columns-repeated="6" table:style-name="ce1"/>
          <table:table-cell office:value-type="float" office:value="581.53846153846155" table:formula="of:=7*[.C63]" table:style-name="ce4">
            <text:p>582</text:p>
          </table:table-cell>
          <table:table-cell office:value-type="float" office:value="418.9655172413793" table:formula="of:=5*[.D63]" table:style-name="ce4">
            <text:p>419</text:p>
          </table:table-cell>
          <table:table-cell office:value-type="float" office:value="508.23529411764707" table:formula="of:=6*[.E63]" table:style-name="ce4">
            <text:p>508</text:p>
          </table:table-cell>
          <table:table-cell office:value-type="float" office:value="1508.7392728974878" table:formula="of:=SUM([.N63];[.O63];[.P63])" table:style-name="ce4">
            <text:p>1509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2T00:00:00" table:style-name="ce2">
            <text:p>02.08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64]-24)/2)))" table:style-name="ce4">
            <text:p>73</text:p>
          </table:table-cell>
          <table:table-cell office:value-type="float" office:value="74.482758620689651" table:formula="of:=90*(1+(2/29*(([.B64]-24)/2)))" table:style-name="ce4">
            <text:p>74</text:p>
          </table:table-cell>
          <table:table-cell office:value-type="float" office:value="76.764705882352942" table:formula="of:=90*(1+(1/17*(([.B64]-24)/2)))" table:style-name="ce4">
            <text:p>77</text:p>
          </table:table-cell>
          <table:table-cell office:value-type="float" office:value="0" table:formula="of:=IF([.B64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64]" table:style-name="ce4">
            <text:p>509</text:p>
          </table:table-cell>
          <table:table-cell office:value-type="float" office:value="372.41379310344826" table:formula="of:=5*[.D64]" table:style-name="ce4">
            <text:p>372</text:p>
          </table:table-cell>
          <table:table-cell office:value-type="float" office:value="460.58823529411768" table:formula="of:=6*[.E64]" table:style-name="ce4">
            <text:p>461</text:p>
          </table:table-cell>
          <table:table-cell office:value-type="float" office:value="1341.8481822437197" table:formula="of:=SUM([.N64];[.O64];[.P64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3T00:00:00" table:style-name="ce2">
            <text:p>03.08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65]-24)/2)))" table:style-name="ce4">
            <text:p>80</text:p>
          </table:table-cell>
          <table:table-cell office:value-type="float" office:value="80.689655172413794" table:formula="of:=90*(1+(2/29*(([.B65]-24)/2)))" table:style-name="ce4">
            <text:p>81</text:p>
          </table:table-cell>
          <table:table-cell office:value-type="float" office:value="82.058823529411768" table:formula="of:=90*(1+(1/17*(([.B65]-24)/2)))" table:style-name="ce4">
            <text:p>82</text:p>
          </table:table-cell>
          <table:table-cell office:value-type="float" office:value="1" table:formula="of:=IF([.B65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65]" table:style-name="ce4">
            <text:p>557</text:p>
          </table:table-cell>
          <table:table-cell office:value-type="float" office:value="403.44827586206895" table:formula="of:=5*[.D65]" table:style-name="ce4">
            <text:p>403</text:p>
          </table:table-cell>
          <table:table-cell office:value-type="float" office:value="492.35294117647061" table:formula="of:=6*[.E65]" table:style-name="ce4">
            <text:p>492</text:p>
          </table:table-cell>
          <table:table-cell office:value-type="float" office:value="1453.1089093462319" table:formula="of:=SUM([.N65];[.O65];[.P65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4T00:00:00" table:style-name="ce2">
            <text:p>04.08.2022</text:p>
          </table:table-cell>
          <table:table-cell office:value-type="float" office:value="26" table:style-name="ce1">
            <text:p>26</text:p>
          </table:table-cell>
          <table:table-cell office:value-type="float" office:value="96.92307692307692" table:formula="of:=90*(1+(1/13*(([.B66]-24)/2)))" table:style-name="ce4">
            <text:p>97</text:p>
          </table:table-cell>
          <table:table-cell office:value-type="float" office:value="96.206896551724128" table:formula="of:=90*(1+(2/29*(([.B66]-24)/2)))" table:style-name="ce4">
            <text:p>96</text:p>
          </table:table-cell>
          <table:table-cell office:value-type="float" office:value="95.294117647058826" table:formula="of:=90*(1+(1/17*(([.B66]-24)/2)))" table:style-name="ce4">
            <text:p>95</text:p>
          </table:table-cell>
          <table:table-cell office:value-type="float" office:value="1" table:formula="of:=IF([.B66]&gt;20;1;0)" table:style-name="ce1">
            <text:p>1</text:p>
          </table:table-cell>
          <table:table-cell table:number-columns-repeated="7" table:style-name="ce1"/>
          <table:table-cell office:value-type="float" office:value="678.46153846153845" table:formula="of:=7*[.C66]" table:style-name="ce4">
            <text:p>678</text:p>
          </table:table-cell>
          <table:table-cell office:value-type="float" office:value="481.03448275862064" table:formula="of:=5*[.D66]" table:style-name="ce4">
            <text:p>481</text:p>
          </table:table-cell>
          <table:table-cell office:value-type="float" office:value="571.76470588235293" table:formula="of:=6*[.E66]" table:style-name="ce4">
            <text:p>572</text:p>
          </table:table-cell>
          <table:table-cell office:value-type="float" office:value="1731.260727102512" table:formula="of:=SUM([.N66];[.O66];[.P66])" table:style-name="ce4">
            <text:p>17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5T00:00:00" table:style-name="ce2">
            <text:p>05.08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67]-24)/2)))" table:style-name="ce4">
            <text:p>73</text:p>
          </table:table-cell>
          <table:table-cell office:value-type="float" office:value="74.482758620689651" table:formula="of:=90*(1+(2/29*(([.B67]-24)/2)))" table:style-name="ce4">
            <text:p>74</text:p>
          </table:table-cell>
          <table:table-cell office:value-type="float" office:value="76.764705882352942" table:formula="of:=90*(1+(1/17*(([.B67]-24)/2)))" table:style-name="ce4">
            <text:p>77</text:p>
          </table:table-cell>
          <table:table-cell office:value-type="float" office:value="0" table:formula="of:=IF([.B67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67]" table:style-name="ce4">
            <text:p>509</text:p>
          </table:table-cell>
          <table:table-cell office:value-type="float" office:value="372.41379310344826" table:formula="of:=5*[.D67]" table:style-name="ce4">
            <text:p>372</text:p>
          </table:table-cell>
          <table:table-cell office:value-type="float" office:value="460.58823529411768" table:formula="of:=6*[.E67]" table:style-name="ce4">
            <text:p>461</text:p>
          </table:table-cell>
          <table:table-cell office:value-type="float" office:value="1341.8481822437197" table:formula="of:=SUM([.N67];[.O67];[.P67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6T00:00:00" table:style-name="ce2">
            <text:p>06.08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68]-24)/2)))" table:style-name="ce4">
            <text:p>80</text:p>
          </table:table-cell>
          <table:table-cell office:value-type="float" office:value="80.689655172413794" table:formula="of:=90*(1+(2/29*(([.B68]-24)/2)))" table:style-name="ce4">
            <text:p>81</text:p>
          </table:table-cell>
          <table:table-cell office:value-type="float" office:value="82.058823529411768" table:formula="of:=90*(1+(1/17*(([.B68]-24)/2)))" table:style-name="ce4">
            <text:p>82</text:p>
          </table:table-cell>
          <table:table-cell office:value-type="float" office:value="1" table:formula="of:=IF([.B68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68]" table:style-name="ce4">
            <text:p>557</text:p>
          </table:table-cell>
          <table:table-cell office:value-type="float" office:value="403.44827586206895" table:formula="of:=5*[.D68]" table:style-name="ce4">
            <text:p>403</text:p>
          </table:table-cell>
          <table:table-cell office:value-type="float" office:value="492.35294117647061" table:formula="of:=6*[.E68]" table:style-name="ce4">
            <text:p>492</text:p>
          </table:table-cell>
          <table:table-cell office:value-type="float" office:value="1453.1089093462319" table:formula="of:=SUM([.N68];[.O68];[.P68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7T00:00:00" table:style-name="ce2">
            <text:p>07.08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69]-24)/2)))" table:style-name="ce4">
            <text:p>87</text:p>
          </table:table-cell>
          <table:table-cell office:value-type="float" office:value="86.896551724137936" table:formula="of:=90*(1+(2/29*(([.B69]-24)/2)))" table:style-name="ce4">
            <text:p>87</text:p>
          </table:table-cell>
          <table:table-cell office:value-type="float" office:value="87.352941176470594" table:formula="of:=90*(1+(1/17*(([.B69]-24)/2)))" table:style-name="ce4">
            <text:p>87</text:p>
          </table:table-cell>
          <table:table-cell office:value-type="float" office:value="1" table:formula="of:=IF([.B69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69]" table:style-name="ce4">
            <text:p>606</text:p>
          </table:table-cell>
          <table:table-cell office:value-type="float" office:value="434.48275862068965" table:formula="of:=5*[.D69]" table:style-name="ce4">
            <text:p>434</text:p>
          </table:table-cell>
          <table:table-cell office:value-type="float" office:value="524.11764705882354" table:formula="of:=6*[.E69]" table:style-name="ce4">
            <text:p>524</text:p>
          </table:table-cell>
          <table:table-cell office:value-type="float" office:value="1564.3696364487441" table:formula="of:=SUM([.N69];[.O69];[.P69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8T00:00:00" table:style-name="ce2">
            <text:p>08.08.2022</text:p>
          </table:table-cell>
          <table:table-cell office:value-type="float" office:value="27" table:style-name="ce1">
            <text:p>27</text:p>
          </table:table-cell>
          <table:table-cell office:value-type="float" office:value="100.38461538461539" table:formula="of:=90*(1+(1/13*(([.B70]-24)/2)))" table:style-name="ce4">
            <text:p>100</text:p>
          </table:table-cell>
          <table:table-cell office:value-type="float" office:value="99.310344827586206" table:formula="of:=90*(1+(2/29*(([.B70]-24)/2)))" table:style-name="ce4">
            <text:p>99</text:p>
          </table:table-cell>
          <table:table-cell office:value-type="float" office:value="97.941176470588232" table:formula="of:=90*(1+(1/17*(([.B70]-24)/2)))" table:style-name="ce4">
            <text:p>98</text:p>
          </table:table-cell>
          <table:table-cell office:value-type="float" office:value="1" table:formula="of:=IF([.B70]&gt;20;1;0)" table:style-name="ce1">
            <text:p>1</text:p>
          </table:table-cell>
          <table:table-cell table:number-columns-repeated="7" table:style-name="ce1"/>
          <table:table-cell office:value-type="float" office:value="702.69230769230774" table:formula="of:=7*[.C70]" table:style-name="ce4">
            <text:p>703</text:p>
          </table:table-cell>
          <table:table-cell office:value-type="float" office:value="496.55172413793105" table:formula="of:=5*[.D70]" table:style-name="ce4">
            <text:p>497</text:p>
          </table:table-cell>
          <table:table-cell office:value-type="float" office:value="587.64705882352939" table:formula="of:=6*[.E70]" table:style-name="ce4">
            <text:p>588</text:p>
          </table:table-cell>
          <table:table-cell office:value-type="float" office:value="1786.8910906537681" table:formula="of:=SUM([.N70];[.O70];[.P70])" table:style-name="ce4">
            <text:p>178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09T00:00:00" table:style-name="ce2">
            <text:p>09.08.2022</text:p>
          </table:table-cell>
          <table:table-cell office:value-type="float" office:value="20" table:style-name="ce1">
            <text:p>20</text:p>
          </table:table-cell>
          <table:table-cell office:value-type="float" office:value="76.153846153846146" table:formula="of:=90*(1+(1/13*(([.B71]-24)/2)))" table:style-name="ce4">
            <text:p>76</text:p>
          </table:table-cell>
          <table:table-cell office:value-type="float" office:value="77.586206896551715" table:formula="of:=90*(1+(2/29*(([.B71]-24)/2)))" table:style-name="ce4">
            <text:p>78</text:p>
          </table:table-cell>
          <table:table-cell office:value-type="float" office:value="79.411764705882348" table:formula="of:=90*(1+(1/17*(([.B71]-24)/2)))" table:style-name="ce4">
            <text:p>79</text:p>
          </table:table-cell>
          <table:table-cell office:value-type="float" office:value="0" table:formula="of:=IF([.B71]&gt;20;1;0)" table:style-name="ce1">
            <text:p>0</text:p>
          </table:table-cell>
          <table:table-cell table:number-columns-repeated="7" table:style-name="ce1"/>
          <table:table-cell office:value-type="float" office:value="533.07692307692298" table:formula="of:=7*[.C71]" table:style-name="ce4">
            <text:p>533</text:p>
          </table:table-cell>
          <table:table-cell office:value-type="float" office:value="387.93103448275861" table:formula="of:=5*[.D71]" table:style-name="ce4">
            <text:p>388</text:p>
          </table:table-cell>
          <table:table-cell office:value-type="float" office:value="476.47058823529409" table:formula="of:=6*[.E71]" table:style-name="ce4">
            <text:p>476</text:p>
          </table:table-cell>
          <table:table-cell office:value-type="float" office:value="1397.4785457949756" table:formula="of:=SUM([.N71];[.O71];[.P71])" table:style-name="ce4">
            <text:p>139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0T00:00:00" table:style-name="ce2">
            <text:p>10.08.2022</text:p>
          </table:table-cell>
          <table:table-cell office:value-type="float" office:value="18" table:style-name="ce1">
            <text:p>18</text:p>
          </table:table-cell>
          <table:table-cell office:value-type="float" office:value="69.230769230769226" table:formula="of:=90*(1+(1/13*(([.B72]-24)/2)))" table:style-name="ce4">
            <text:p>69</text:p>
          </table:table-cell>
          <table:table-cell office:value-type="float" office:value="71.379310344827587" table:formula="of:=90*(1+(2/29*(([.B72]-24)/2)))" table:style-name="ce4">
            <text:p>71</text:p>
          </table:table-cell>
          <table:table-cell office:value-type="float" office:value="74.117647058823522" table:formula="of:=90*(1+(1/17*(([.B72]-24)/2)))" table:style-name="ce4">
            <text:p>74</text:p>
          </table:table-cell>
          <table:table-cell office:value-type="float" office:value="0" table:formula="of:=IF([.B72]&gt;20;1;0)" table:style-name="ce1">
            <text:p>0</text:p>
          </table:table-cell>
          <table:table-cell table:number-columns-repeated="7" table:style-name="ce1"/>
          <table:table-cell office:value-type="float" office:value="484.61538461538458" table:formula="of:=7*[.C72]" table:style-name="ce4">
            <text:p>485</text:p>
          </table:table-cell>
          <table:table-cell office:value-type="float" office:value="356.89655172413791" table:formula="of:=5*[.D72]" table:style-name="ce4">
            <text:p>357</text:p>
          </table:table-cell>
          <table:table-cell office:value-type="float" office:value="444.7058823529411" table:formula="of:=6*[.E72]" table:style-name="ce4">
            <text:p>445</text:p>
          </table:table-cell>
          <table:table-cell office:value-type="float" office:value="1286.2178186924634" table:formula="of:=SUM([.N72];[.O72];[.P72])" table:style-name="ce4">
            <text:p>128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1T00:00:00" table:style-name="ce2">
            <text:p>11.08.2022</text:p>
          </table:table-cell>
          <table:table-cell office:value-type="float" office:value="17" table:style-name="ce1">
            <text:p>17</text:p>
          </table:table-cell>
          <table:table-cell office:value-type="float" office:value="65.769230769230759" table:formula="of:=90*(1+(1/13*(([.B73]-24)/2)))" table:style-name="ce4">
            <text:p>66</text:p>
          </table:table-cell>
          <table:table-cell office:value-type="float" office:value="68.275862068965509" table:formula="of:=90*(1+(2/29*(([.B73]-24)/2)))" table:style-name="ce4">
            <text:p>68</text:p>
          </table:table-cell>
          <table:table-cell office:value-type="float" office:value="71.47058823529413" table:formula="of:=90*(1+(1/17*(([.B73]-24)/2)))" table:style-name="ce4">
            <text:p>71</text:p>
          </table:table-cell>
          <table:table-cell office:value-type="float" office:value="0" table:formula="of:=IF([.B73]&gt;20;1;0)" table:style-name="ce1">
            <text:p>0</text:p>
          </table:table-cell>
          <table:table-cell table:number-columns-repeated="7" table:style-name="ce1"/>
          <table:table-cell office:value-type="float" office:value="460.3846153846153" table:formula="of:=7*[.C73]" table:style-name="ce4">
            <text:p>460</text:p>
          </table:table-cell>
          <table:table-cell office:value-type="float" office:value="341.37931034482756" table:formula="of:=5*[.D73]" table:style-name="ce4">
            <text:p>341</text:p>
          </table:table-cell>
          <table:table-cell office:value-type="float" office:value="428.82352941176475" table:formula="of:=6*[.E73]" table:style-name="ce4">
            <text:p>429</text:p>
          </table:table-cell>
          <table:table-cell office:value-type="float" office:value="1230.5874551412076" table:formula="of:=SUM([.N73];[.O73];[.P73])" table:style-name="ce4">
            <text:p>12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2T00:00:00" table:style-name="ce2">
            <text:p>12.08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74]-24)/2)))" table:style-name="ce4">
            <text:p>73</text:p>
          </table:table-cell>
          <table:table-cell office:value-type="float" office:value="74.482758620689651" table:formula="of:=90*(1+(2/29*(([.B74]-24)/2)))" table:style-name="ce4">
            <text:p>74</text:p>
          </table:table-cell>
          <table:table-cell office:value-type="float" office:value="76.764705882352942" table:formula="of:=90*(1+(1/17*(([.B74]-24)/2)))" table:style-name="ce4">
            <text:p>77</text:p>
          </table:table-cell>
          <table:table-cell office:value-type="float" office:value="0" table:formula="of:=IF([.B74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74]" table:style-name="ce4">
            <text:p>509</text:p>
          </table:table-cell>
          <table:table-cell office:value-type="float" office:value="372.41379310344826" table:formula="of:=5*[.D74]" table:style-name="ce4">
            <text:p>372</text:p>
          </table:table-cell>
          <table:table-cell office:value-type="float" office:value="460.58823529411768" table:formula="of:=6*[.E74]" table:style-name="ce4">
            <text:p>461</text:p>
          </table:table-cell>
          <table:table-cell office:value-type="float" office:value="1341.8481822437197" table:formula="of:=SUM([.N74];[.O74];[.P74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3T00:00:00" table:style-name="ce2">
            <text:p>13.08.2022</text:p>
          </table:table-cell>
          <table:table-cell office:value-type="float" office:value="26" table:style-name="ce1">
            <text:p>26</text:p>
          </table:table-cell>
          <table:table-cell office:value-type="float" office:value="96.92307692307692" table:formula="of:=90*(1+(1/13*(([.B75]-24)/2)))" table:style-name="ce4">
            <text:p>97</text:p>
          </table:table-cell>
          <table:table-cell office:value-type="float" office:value="96.206896551724128" table:formula="of:=90*(1+(2/29*(([.B75]-24)/2)))" table:style-name="ce4">
            <text:p>96</text:p>
          </table:table-cell>
          <table:table-cell office:value-type="float" office:value="95.294117647058826" table:formula="of:=90*(1+(1/17*(([.B75]-24)/2)))" table:style-name="ce4">
            <text:p>95</text:p>
          </table:table-cell>
          <table:table-cell office:value-type="float" office:value="1" table:formula="of:=IF([.B75]&gt;20;1;0)" table:style-name="ce1">
            <text:p>1</text:p>
          </table:table-cell>
          <table:table-cell table:number-columns-repeated="7" table:style-name="ce1"/>
          <table:table-cell office:value-type="float" office:value="678.46153846153845" table:formula="of:=7*[.C75]" table:style-name="ce4">
            <text:p>678</text:p>
          </table:table-cell>
          <table:table-cell office:value-type="float" office:value="481.03448275862064" table:formula="of:=5*[.D75]" table:style-name="ce4">
            <text:p>481</text:p>
          </table:table-cell>
          <table:table-cell office:value-type="float" office:value="571.76470588235293" table:formula="of:=6*[.E75]" table:style-name="ce4">
            <text:p>572</text:p>
          </table:table-cell>
          <table:table-cell office:value-type="float" office:value="1731.260727102512" table:formula="of:=SUM([.N75];[.O75];[.P75])" table:style-name="ce4">
            <text:p>17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4T00:00:00" table:style-name="ce2">
            <text:p>14.08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76]-24)/2)))" table:style-name="ce4">
            <text:p>80</text:p>
          </table:table-cell>
          <table:table-cell office:value-type="float" office:value="80.689655172413794" table:formula="of:=90*(1+(2/29*(([.B76]-24)/2)))" table:style-name="ce4">
            <text:p>81</text:p>
          </table:table-cell>
          <table:table-cell office:value-type="float" office:value="82.058823529411768" table:formula="of:=90*(1+(1/17*(([.B76]-24)/2)))" table:style-name="ce4">
            <text:p>82</text:p>
          </table:table-cell>
          <table:table-cell office:value-type="float" office:value="1" table:formula="of:=IF([.B76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76]" table:style-name="ce4">
            <text:p>557</text:p>
          </table:table-cell>
          <table:table-cell office:value-type="float" office:value="403.44827586206895" table:formula="of:=5*[.D76]" table:style-name="ce4">
            <text:p>403</text:p>
          </table:table-cell>
          <table:table-cell office:value-type="float" office:value="492.35294117647061" table:formula="of:=6*[.E76]" table:style-name="ce4">
            <text:p>492</text:p>
          </table:table-cell>
          <table:table-cell office:value-type="float" office:value="1453.1089093462319" table:formula="of:=SUM([.N76];[.O76];[.P76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5T00:00:00" table:style-name="ce2">
            <text:p>15.08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77]-24)/2)))" table:style-name="ce4">
            <text:p>73</text:p>
          </table:table-cell>
          <table:table-cell office:value-type="float" office:value="74.482758620689651" table:formula="of:=90*(1+(2/29*(([.B77]-24)/2)))" table:style-name="ce4">
            <text:p>74</text:p>
          </table:table-cell>
          <table:table-cell office:value-type="float" office:value="76.764705882352942" table:formula="of:=90*(1+(1/17*(([.B77]-24)/2)))" table:style-name="ce4">
            <text:p>77</text:p>
          </table:table-cell>
          <table:table-cell office:value-type="float" office:value="0" table:formula="of:=IF([.B77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77]" table:style-name="ce4">
            <text:p>509</text:p>
          </table:table-cell>
          <table:table-cell office:value-type="float" office:value="372.41379310344826" table:formula="of:=5*[.D77]" table:style-name="ce4">
            <text:p>372</text:p>
          </table:table-cell>
          <table:table-cell office:value-type="float" office:value="460.58823529411768" table:formula="of:=6*[.E77]" table:style-name="ce4">
            <text:p>461</text:p>
          </table:table-cell>
          <table:table-cell office:value-type="float" office:value="1341.8481822437197" table:formula="of:=SUM([.N77];[.O77];[.P77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6T00:00:00" table:style-name="ce2">
            <text:p>16.08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78]-24)/2)))" table:style-name="ce4">
            <text:p>73</text:p>
          </table:table-cell>
          <table:table-cell office:value-type="float" office:value="74.482758620689651" table:formula="of:=90*(1+(2/29*(([.B78]-24)/2)))" table:style-name="ce4">
            <text:p>74</text:p>
          </table:table-cell>
          <table:table-cell office:value-type="float" office:value="76.764705882352942" table:formula="of:=90*(1+(1/17*(([.B78]-24)/2)))" table:style-name="ce4">
            <text:p>77</text:p>
          </table:table-cell>
          <table:table-cell office:value-type="float" office:value="0" table:formula="of:=IF([.B78]&gt;20;1;0)" table:style-name="ce1">
            <text:p>0</text:p>
          </table:table-cell>
          <table:table-cell table:number-columns-repeated="7" table:style-name="ce1"/>
          <table:table-cell office:value-type="float" office:value="508.84615384615387" table:formula="of:=7*[.C78]" table:style-name="ce4">
            <text:p>509</text:p>
          </table:table-cell>
          <table:table-cell office:value-type="float" office:value="372.41379310344826" table:formula="of:=5*[.D78]" table:style-name="ce4">
            <text:p>372</text:p>
          </table:table-cell>
          <table:table-cell office:value-type="float" office:value="460.58823529411768" table:formula="of:=6*[.E78]" table:style-name="ce4">
            <text:p>461</text:p>
          </table:table-cell>
          <table:table-cell office:value-type="float" office:value="1341.8481822437197" table:formula="of:=SUM([.N78];[.O78];[.P78])" table:style-name="ce4">
            <text:p>1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7T00:00:00" table:style-name="ce2">
            <text:p>17.08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79]-24)/2)))" table:style-name="ce4">
            <text:p>80</text:p>
          </table:table-cell>
          <table:table-cell office:value-type="float" office:value="80.689655172413794" table:formula="of:=90*(1+(2/29*(([.B79]-24)/2)))" table:style-name="ce4">
            <text:p>81</text:p>
          </table:table-cell>
          <table:table-cell office:value-type="float" office:value="82.058823529411768" table:formula="of:=90*(1+(1/17*(([.B79]-24)/2)))" table:style-name="ce4">
            <text:p>82</text:p>
          </table:table-cell>
          <table:table-cell office:value-type="float" office:value="1" table:formula="of:=IF([.B79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79]" table:style-name="ce4">
            <text:p>557</text:p>
          </table:table-cell>
          <table:table-cell office:value-type="float" office:value="403.44827586206895" table:formula="of:=5*[.D79]" table:style-name="ce4">
            <text:p>403</text:p>
          </table:table-cell>
          <table:table-cell office:value-type="float" office:value="492.35294117647061" table:formula="of:=6*[.E79]" table:style-name="ce4">
            <text:p>492</text:p>
          </table:table-cell>
          <table:table-cell office:value-type="float" office:value="1453.1089093462319" table:formula="of:=SUM([.N79];[.O79];[.P79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8T00:00:00" table:style-name="ce2">
            <text:p>18.08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80]-24)/2)))" table:style-name="ce4">
            <text:p>80</text:p>
          </table:table-cell>
          <table:table-cell office:value-type="float" office:value="80.689655172413794" table:formula="of:=90*(1+(2/29*(([.B80]-24)/2)))" table:style-name="ce4">
            <text:p>81</text:p>
          </table:table-cell>
          <table:table-cell office:value-type="float" office:value="82.058823529411768" table:formula="of:=90*(1+(1/17*(([.B80]-24)/2)))" table:style-name="ce4">
            <text:p>82</text:p>
          </table:table-cell>
          <table:table-cell office:value-type="float" office:value="1" table:formula="of:=IF([.B80]&gt;20;1;0)" table:style-name="ce1">
            <text:p>1</text:p>
          </table:table-cell>
          <table:table-cell table:number-columns-repeated="7" table:style-name="ce1"/>
          <table:table-cell office:value-type="float" office:value="557.30769230769226" table:formula="of:=7*[.C80]" table:style-name="ce4">
            <text:p>557</text:p>
          </table:table-cell>
          <table:table-cell office:value-type="float" office:value="403.44827586206895" table:formula="of:=5*[.D80]" table:style-name="ce4">
            <text:p>403</text:p>
          </table:table-cell>
          <table:table-cell office:value-type="float" office:value="492.35294117647061" table:formula="of:=6*[.E80]" table:style-name="ce4">
            <text:p>492</text:p>
          </table:table-cell>
          <table:table-cell office:value-type="float" office:value="1453.1089093462319" table:formula="of:=SUM([.N80];[.O80];[.P80])" table:style-name="ce4">
            <text:p>14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19T00:00:00" table:style-name="ce2">
            <text:p>19.08.2022</text:p>
          </table:table-cell>
          <table:table-cell office:value-type="float" office:value="24" table:style-name="ce1">
            <text:p>24</text:p>
          </table:table-cell>
          <table:table-cell office:value-type="float" office:value="90" table:formula="of:=90*(1+(1/13*(([.B81]-24)/2)))" table:style-name="ce4">
            <text:p>90</text:p>
          </table:table-cell>
          <table:table-cell office:value-type="float" office:value="90" table:formula="of:=90*(1+(2/29*(([.B81]-24)/2)))" table:style-name="ce4">
            <text:p>90</text:p>
          </table:table-cell>
          <table:table-cell office:value-type="float" office:value="90" table:formula="of:=90*(1+(1/17*(([.B81]-24)/2)))" table:style-name="ce4">
            <text:p>90</text:p>
          </table:table-cell>
          <table:table-cell office:value-type="float" office:value="1" table:formula="of:=IF([.B81]&gt;20;1;0)" table:style-name="ce1">
            <text:p>1</text:p>
          </table:table-cell>
          <table:table-cell table:number-columns-repeated="7" table:style-name="ce1"/>
          <table:table-cell office:value-type="float" office:value="630" table:formula="of:=7*[.C81]" table:style-name="ce4">
            <text:p>630</text:p>
          </table:table-cell>
          <table:table-cell office:value-type="float" office:value="450" table:formula="of:=5*[.D81]" table:style-name="ce4">
            <text:p>450</text:p>
          </table:table-cell>
          <table:table-cell office:value-type="float" office:value="540" table:formula="of:=6*[.E81]" table:style-name="ce4">
            <text:p>540</text:p>
          </table:table-cell>
          <table:table-cell office:value-type="float" office:value="1620" table:formula="of:=SUM([.N81];[.O81];[.P81])" table:style-name="ce4">
            <text:p>1620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0T00:00:00" table:style-name="ce2">
            <text:p>20.08.2022</text:p>
          </table:table-cell>
          <table:table-cell office:value-type="float" office:value="26" table:style-name="ce1">
            <text:p>26</text:p>
          </table:table-cell>
          <table:table-cell office:value-type="float" office:value="96.92307692307692" table:formula="of:=90*(1+(1/13*(([.B82]-24)/2)))" table:style-name="ce4">
            <text:p>97</text:p>
          </table:table-cell>
          <table:table-cell office:value-type="float" office:value="96.206896551724128" table:formula="of:=90*(1+(2/29*(([.B82]-24)/2)))" table:style-name="ce4">
            <text:p>96</text:p>
          </table:table-cell>
          <table:table-cell office:value-type="float" office:value="95.294117647058826" table:formula="of:=90*(1+(1/17*(([.B82]-24)/2)))" table:style-name="ce4">
            <text:p>95</text:p>
          </table:table-cell>
          <table:table-cell office:value-type="float" office:value="1" table:formula="of:=IF([.B82]&gt;20;1;0)" table:style-name="ce1">
            <text:p>1</text:p>
          </table:table-cell>
          <table:table-cell table:number-columns-repeated="7" table:style-name="ce1"/>
          <table:table-cell office:value-type="float" office:value="678.46153846153845" table:formula="of:=7*[.C82]" table:style-name="ce4">
            <text:p>678</text:p>
          </table:table-cell>
          <table:table-cell office:value-type="float" office:value="481.03448275862064" table:formula="of:=5*[.D82]" table:style-name="ce4">
            <text:p>481</text:p>
          </table:table-cell>
          <table:table-cell office:value-type="float" office:value="571.76470588235293" table:formula="of:=6*[.E82]" table:style-name="ce4">
            <text:p>572</text:p>
          </table:table-cell>
          <table:table-cell office:value-type="float" office:value="1731.260727102512" table:formula="of:=SUM([.N82];[.O82];[.P82])" table:style-name="ce4">
            <text:p>17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1T00:00:00" table:style-name="ce2">
            <text:p>21.08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83]-24)/2)))" table:style-name="ce4">
            <text:p>87</text:p>
          </table:table-cell>
          <table:table-cell office:value-type="float" office:value="86.896551724137936" table:formula="of:=90*(1+(2/29*(([.B83]-24)/2)))" table:style-name="ce4">
            <text:p>87</text:p>
          </table:table-cell>
          <table:table-cell office:value-type="float" office:value="87.352941176470594" table:formula="of:=90*(1+(1/17*(([.B83]-24)/2)))" table:style-name="ce4">
            <text:p>87</text:p>
          </table:table-cell>
          <table:table-cell office:value-type="float" office:value="1" table:formula="of:=IF([.B83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83]" table:style-name="ce4">
            <text:p>606</text:p>
          </table:table-cell>
          <table:table-cell office:value-type="float" office:value="434.48275862068965" table:formula="of:=5*[.D83]" table:style-name="ce4">
            <text:p>434</text:p>
          </table:table-cell>
          <table:table-cell office:value-type="float" office:value="524.11764705882354" table:formula="of:=6*[.E83]" table:style-name="ce4">
            <text:p>524</text:p>
          </table:table-cell>
          <table:table-cell office:value-type="float" office:value="1564.3696364487441" table:formula="of:=SUM([.N83];[.O83];[.P83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2T00:00:00" table:style-name="ce2">
            <text:p>22.08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84]-24)/2)))" table:style-name="ce4">
            <text:p>87</text:p>
          </table:table-cell>
          <table:table-cell office:value-type="float" office:value="86.896551724137936" table:formula="of:=90*(1+(2/29*(([.B84]-24)/2)))" table:style-name="ce4">
            <text:p>87</text:p>
          </table:table-cell>
          <table:table-cell office:value-type="float" office:value="87.352941176470594" table:formula="of:=90*(1+(1/17*(([.B84]-24)/2)))" table:style-name="ce4">
            <text:p>87</text:p>
          </table:table-cell>
          <table:table-cell office:value-type="float" office:value="1" table:formula="of:=IF([.B84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84]" table:style-name="ce4">
            <text:p>606</text:p>
          </table:table-cell>
          <table:table-cell office:value-type="float" office:value="434.48275862068965" table:formula="of:=5*[.D84]" table:style-name="ce4">
            <text:p>434</text:p>
          </table:table-cell>
          <table:table-cell office:value-type="float" office:value="524.11764705882354" table:formula="of:=6*[.E84]" table:style-name="ce4">
            <text:p>524</text:p>
          </table:table-cell>
          <table:table-cell office:value-type="float" office:value="1564.3696364487441" table:formula="of:=SUM([.N84];[.O84];[.P84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3T00:00:00" table:style-name="ce2">
            <text:p>23.08.2022</text:p>
          </table:table-cell>
          <table:table-cell office:value-type="float" office:value="24" table:style-name="ce1">
            <text:p>24</text:p>
          </table:table-cell>
          <table:table-cell office:value-type="float" office:value="90" table:formula="of:=90*(1+(1/13*(([.B85]-24)/2)))" table:style-name="ce4">
            <text:p>90</text:p>
          </table:table-cell>
          <table:table-cell office:value-type="float" office:value="90" table:formula="of:=90*(1+(2/29*(([.B85]-24)/2)))" table:style-name="ce4">
            <text:p>90</text:p>
          </table:table-cell>
          <table:table-cell office:value-type="float" office:value="90" table:formula="of:=90*(1+(1/17*(([.B85]-24)/2)))" table:style-name="ce4">
            <text:p>90</text:p>
          </table:table-cell>
          <table:table-cell office:value-type="float" office:value="1" table:formula="of:=IF([.B85]&gt;20;1;0)" table:style-name="ce1">
            <text:p>1</text:p>
          </table:table-cell>
          <table:table-cell table:number-columns-repeated="7" table:style-name="ce1"/>
          <table:table-cell office:value-type="float" office:value="630" table:formula="of:=7*[.C85]" table:style-name="ce4">
            <text:p>630</text:p>
          </table:table-cell>
          <table:table-cell office:value-type="float" office:value="450" table:formula="of:=5*[.D85]" table:style-name="ce4">
            <text:p>450</text:p>
          </table:table-cell>
          <table:table-cell office:value-type="float" office:value="540" table:formula="of:=6*[.E85]" table:style-name="ce4">
            <text:p>540</text:p>
          </table:table-cell>
          <table:table-cell office:value-type="float" office:value="1620" table:formula="of:=SUM([.N85];[.O85];[.P85])" table:style-name="ce4">
            <text:p>1620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4T00:00:00" table:style-name="ce2">
            <text:p>24.08.2022</text:p>
          </table:table-cell>
          <table:table-cell office:value-type="float" office:value="26" table:style-name="ce1">
            <text:p>26</text:p>
          </table:table-cell>
          <table:table-cell office:value-type="float" office:value="96.92307692307692" table:formula="of:=90*(1+(1/13*(([.B86]-24)/2)))" table:style-name="ce4">
            <text:p>97</text:p>
          </table:table-cell>
          <table:table-cell office:value-type="float" office:value="96.206896551724128" table:formula="of:=90*(1+(2/29*(([.B86]-24)/2)))" table:style-name="ce4">
            <text:p>96</text:p>
          </table:table-cell>
          <table:table-cell office:value-type="float" office:value="95.294117647058826" table:formula="of:=90*(1+(1/17*(([.B86]-24)/2)))" table:style-name="ce4">
            <text:p>95</text:p>
          </table:table-cell>
          <table:table-cell office:value-type="float" office:value="1" table:formula="of:=IF([.B86]&gt;20;1;0)" table:style-name="ce1">
            <text:p>1</text:p>
          </table:table-cell>
          <table:table-cell table:number-columns-repeated="7" table:style-name="ce1"/>
          <table:table-cell office:value-type="float" office:value="678.46153846153845" table:formula="of:=7*[.C86]" table:style-name="ce4">
            <text:p>678</text:p>
          </table:table-cell>
          <table:table-cell office:value-type="float" office:value="481.03448275862064" table:formula="of:=5*[.D86]" table:style-name="ce4">
            <text:p>481</text:p>
          </table:table-cell>
          <table:table-cell office:value-type="float" office:value="571.76470588235293" table:formula="of:=6*[.E86]" table:style-name="ce4">
            <text:p>572</text:p>
          </table:table-cell>
          <table:table-cell office:value-type="float" office:value="1731.260727102512" table:formula="of:=SUM([.N86];[.O86];[.P86])" table:style-name="ce4">
            <text:p>17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5T00:00:00" table:style-name="ce2">
            <text:p>25.08.2022</text:p>
          </table:table-cell>
          <table:table-cell office:value-type="float" office:value="28" table:style-name="ce1">
            <text:p>28</text:p>
          </table:table-cell>
          <table:table-cell office:value-type="float" office:value="103.84615384615384" table:formula="of:=90*(1+(1/13*(([.B87]-24)/2)))" table:style-name="ce4">
            <text:p>104</text:p>
          </table:table-cell>
          <table:table-cell office:value-type="float" office:value="102.41379310344828" table:formula="of:=90*(1+(2/29*(([.B87]-24)/2)))" table:style-name="ce4">
            <text:p>102</text:p>
          </table:table-cell>
          <table:table-cell office:value-type="float" office:value="100.58823529411765" table:formula="of:=90*(1+(1/17*(([.B87]-24)/2)))" table:style-name="ce4">
            <text:p>101</text:p>
          </table:table-cell>
          <table:table-cell office:value-type="float" office:value="1" table:formula="of:=IF([.B87]&gt;20;1;0)" table:style-name="ce1">
            <text:p>1</text:p>
          </table:table-cell>
          <table:table-cell table:number-columns-repeated="7" table:style-name="ce1"/>
          <table:table-cell office:value-type="float" office:value="726.92307692307691" table:formula="of:=7*[.C87]" table:style-name="ce4">
            <text:p>727</text:p>
          </table:table-cell>
          <table:table-cell office:value-type="float" office:value="512.06896551724139" table:formula="of:=5*[.D87]" table:style-name="ce4">
            <text:p>512</text:p>
          </table:table-cell>
          <table:table-cell office:value-type="float" office:value="603.52941176470586" table:formula="of:=6*[.E87]" table:style-name="ce4">
            <text:p>604</text:p>
          </table:table-cell>
          <table:table-cell office:value-type="float" office:value="1842.5214542050242" table:formula="of:=SUM([.N87];[.O87];[.P87])" table:style-name="ce4">
            <text:p>184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6T00:00:00" table:style-name="ce2">
            <text:p>26.08.2022</text:p>
          </table:table-cell>
          <table:table-cell office:value-type="float" office:value="32" table:style-name="ce1">
            <text:p>32</text:p>
          </table:table-cell>
          <table:table-cell office:value-type="float" office:value="117.69230769230769" table:formula="of:=90*(1+(1/13*(([.B88]-24)/2)))" table:style-name="ce4">
            <text:p>118</text:p>
          </table:table-cell>
          <table:table-cell office:value-type="float" office:value="114.82758620689656" table:formula="of:=90*(1+(2/29*(([.B88]-24)/2)))" table:style-name="ce4">
            <text:p>115</text:p>
          </table:table-cell>
          <table:table-cell office:value-type="float" office:value="111.1764705882353" table:formula="of:=90*(1+(1/17*(([.B88]-24)/2)))" table:style-name="ce4">
            <text:p>111</text:p>
          </table:table-cell>
          <table:table-cell office:value-type="float" office:value="1" table:formula="of:=IF([.B88]&gt;20;1;0)" table:style-name="ce1">
            <text:p>1</text:p>
          </table:table-cell>
          <table:table-cell table:number-columns-repeated="7" table:style-name="ce1"/>
          <table:table-cell office:value-type="float" office:value="823.84615384615381" table:formula="of:=7*[.C88]" table:style-name="ce4">
            <text:p>824</text:p>
          </table:table-cell>
          <table:table-cell office:value-type="float" office:value="574.13793103448279" table:formula="of:=5*[.D88]" table:style-name="ce4">
            <text:p>574</text:p>
          </table:table-cell>
          <table:table-cell office:value-type="float" office:value="667.05882352941182" table:formula="of:=6*[.E88]" table:style-name="ce4">
            <text:p>667</text:p>
          </table:table-cell>
          <table:table-cell office:value-type="float" office:value="2065.0429084100483" table:formula="of:=SUM([.N88];[.O88];[.P88])" table:style-name="ce4">
            <text:p>2065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7T00:00:00" table:style-name="ce2">
            <text:p>27.08.2022</text:p>
          </table:table-cell>
          <table:table-cell office:value-type="float" office:value="26" table:style-name="ce1">
            <text:p>26</text:p>
          </table:table-cell>
          <table:table-cell office:value-type="float" office:value="96.92307692307692" table:formula="of:=90*(1+(1/13*(([.B89]-24)/2)))" table:style-name="ce4">
            <text:p>97</text:p>
          </table:table-cell>
          <table:table-cell office:value-type="float" office:value="96.206896551724128" table:formula="of:=90*(1+(2/29*(([.B89]-24)/2)))" table:style-name="ce4">
            <text:p>96</text:p>
          </table:table-cell>
          <table:table-cell office:value-type="float" office:value="95.294117647058826" table:formula="of:=90*(1+(1/17*(([.B89]-24)/2)))" table:style-name="ce4">
            <text:p>95</text:p>
          </table:table-cell>
          <table:table-cell office:value-type="float" office:value="1" table:formula="of:=IF([.B89]&gt;20;1;0)" table:style-name="ce1">
            <text:p>1</text:p>
          </table:table-cell>
          <table:table-cell table:number-columns-repeated="7" table:style-name="ce1"/>
          <table:table-cell office:value-type="float" office:value="678.46153846153845" table:formula="of:=7*[.C89]" table:style-name="ce4">
            <text:p>678</text:p>
          </table:table-cell>
          <table:table-cell office:value-type="float" office:value="481.03448275862064" table:formula="of:=5*[.D89]" table:style-name="ce4">
            <text:p>481</text:p>
          </table:table-cell>
          <table:table-cell office:value-type="float" office:value="571.76470588235293" table:formula="of:=6*[.E89]" table:style-name="ce4">
            <text:p>572</text:p>
          </table:table-cell>
          <table:table-cell office:value-type="float" office:value="1731.260727102512" table:formula="of:=SUM([.N89];[.O89];[.P89])" table:style-name="ce4">
            <text:p>173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8T00:00:00" table:style-name="ce2">
            <text:p>28.08.2022</text:p>
          </table:table-cell>
          <table:table-cell office:value-type="float" office:value="32" table:style-name="ce1">
            <text:p>32</text:p>
          </table:table-cell>
          <table:table-cell office:value-type="float" office:value="117.69230769230769" table:formula="of:=90*(1+(1/13*(([.B90]-24)/2)))" table:style-name="ce4">
            <text:p>118</text:p>
          </table:table-cell>
          <table:table-cell office:value-type="float" office:value="114.82758620689656" table:formula="of:=90*(1+(2/29*(([.B90]-24)/2)))" table:style-name="ce4">
            <text:p>115</text:p>
          </table:table-cell>
          <table:table-cell office:value-type="float" office:value="111.1764705882353" table:formula="of:=90*(1+(1/17*(([.B90]-24)/2)))" table:style-name="ce4">
            <text:p>111</text:p>
          </table:table-cell>
          <table:table-cell office:value-type="float" office:value="1" table:formula="of:=IF([.B90]&gt;20;1;0)" table:style-name="ce1">
            <text:p>1</text:p>
          </table:table-cell>
          <table:table-cell table:number-columns-repeated="7" table:style-name="ce1"/>
          <table:table-cell office:value-type="float" office:value="823.84615384615381" table:formula="of:=7*[.C90]" table:style-name="ce4">
            <text:p>824</text:p>
          </table:table-cell>
          <table:table-cell office:value-type="float" office:value="574.13793103448279" table:formula="of:=5*[.D90]" table:style-name="ce4">
            <text:p>574</text:p>
          </table:table-cell>
          <table:table-cell office:value-type="float" office:value="667.05882352941182" table:formula="of:=6*[.E90]" table:style-name="ce4">
            <text:p>667</text:p>
          </table:table-cell>
          <table:table-cell office:value-type="float" office:value="2065.0429084100483" table:formula="of:=SUM([.N90];[.O90];[.P90])" table:style-name="ce4">
            <text:p>2065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29T00:00:00" table:style-name="ce2">
            <text:p>29.08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91]-24)/2)))" table:style-name="ce4">
            <text:p>87</text:p>
          </table:table-cell>
          <table:table-cell office:value-type="float" office:value="86.896551724137936" table:formula="of:=90*(1+(2/29*(([.B91]-24)/2)))" table:style-name="ce4">
            <text:p>87</text:p>
          </table:table-cell>
          <table:table-cell office:value-type="float" office:value="87.352941176470594" table:formula="of:=90*(1+(1/17*(([.B91]-24)/2)))" table:style-name="ce4">
            <text:p>87</text:p>
          </table:table-cell>
          <table:table-cell office:value-type="float" office:value="1" table:formula="of:=IF([.B91]&gt;20;1;0)" table:style-name="ce1">
            <text:p>1</text:p>
          </table:table-cell>
          <table:table-cell table:number-columns-repeated="7" table:style-name="ce1"/>
          <table:table-cell office:value-type="float" office:value="605.76923076923083" table:formula="of:=7*[.C91]" table:style-name="ce4">
            <text:p>606</text:p>
          </table:table-cell>
          <table:table-cell office:value-type="float" office:value="434.48275862068965" table:formula="of:=5*[.D91]" table:style-name="ce4">
            <text:p>434</text:p>
          </table:table-cell>
          <table:table-cell office:value-type="float" office:value="524.11764705882354" table:formula="of:=6*[.E91]" table:style-name="ce4">
            <text:p>524</text:p>
          </table:table-cell>
          <table:table-cell office:value-type="float" office:value="1564.3696364487441" table:formula="of:=SUM([.N91];[.O91];[.P91])" table:style-name="ce4">
            <text:p>1564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30T00:00:00" table:style-name="ce2">
            <text:p>30.08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92]-24)/2)))" table:style-name="ce4">
            <text:p>83</text:p>
          </table:table-cell>
          <table:table-cell office:value-type="float" office:value="83.793103448275858" table:formula="of:=90*(1+(2/29*(([.B92]-24)/2)))" table:style-name="ce4">
            <text:p>84</text:p>
          </table:table-cell>
          <table:table-cell office:value-type="float" office:value="84.705882352941174" table:formula="of:=90*(1+(1/17*(([.B92]-24)/2)))" table:style-name="ce4">
            <text:p>85</text:p>
          </table:table-cell>
          <table:table-cell office:value-type="float" office:value="1" table:formula="of:=IF([.B92]&gt;20;1;0)" table:style-name="ce1">
            <text:p>1</text:p>
          </table:table-cell>
          <table:table-cell table:number-columns-repeated="7" table:style-name="ce1"/>
          <table:table-cell office:value-type="float" office:value="581.53846153846155" table:formula="of:=7*[.C92]" table:style-name="ce4">
            <text:p>582</text:p>
          </table:table-cell>
          <table:table-cell office:value-type="float" office:value="418.9655172413793" table:formula="of:=5*[.D92]" table:style-name="ce4">
            <text:p>419</text:p>
          </table:table-cell>
          <table:table-cell office:value-type="float" office:value="508.23529411764707" table:formula="of:=6*[.E92]" table:style-name="ce4">
            <text:p>508</text:p>
          </table:table-cell>
          <table:table-cell office:value-type="float" office:value="1508.7392728974878" table:formula="of:=SUM([.N92];[.O92];[.P92])" table:style-name="ce4">
            <text:p>1509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8-31T00:00:00" table:style-name="ce2">
            <text:p>31.08.2022</text:p>
          </table:table-cell>
          <table:table-cell office:value-type="float" office:value="25" table:style-name="ce1">
            <text:p>25</text:p>
          </table:table-cell>
          <table:table-cell office:value-type="float" office:value="93.461538461538467" table:formula="of:=90*(1+(1/13*(([.B93]-24)/2)))" table:style-name="ce4">
            <text:p>93</text:p>
          </table:table-cell>
          <table:table-cell office:value-type="float" office:value="93.103448275862078" table:formula="of:=90*(1+(2/29*(([.B93]-24)/2)))" table:style-name="ce4">
            <text:p>93</text:p>
          </table:table-cell>
          <table:table-cell office:value-type="float" office:value="92.647058823529406" table:formula="of:=90*(1+(1/17*(([.B93]-24)/2)))" table:style-name="ce4">
            <text:p>93</text:p>
          </table:table-cell>
          <table:table-cell office:value-type="float" office:value="1" table:formula="of:=IF([.B93]&gt;20;1;0)" table:style-name="ce1">
            <text:p>1</text:p>
          </table:table-cell>
          <table:table-cell table:number-columns-repeated="7" table:style-name="ce1"/>
          <table:table-cell office:value-type="float" office:value="654.23076923076928" table:formula="of:=7*[.C93]" table:style-name="ce4">
            <text:p>654</text:p>
          </table:table-cell>
          <table:table-cell office:value-type="float" office:value="465.51724137931041" table:formula="of:=5*[.D93]" table:style-name="ce4">
            <text:p>466</text:p>
          </table:table-cell>
          <table:table-cell office:value-type="float" office:value="555.88235294117646" table:formula="of:=6*[.E93]" table:style-name="ce4">
            <text:p>556</text:p>
          </table:table-cell>
          <table:table-cell office:value-type="float" office:value="1675.6303635512563" table:formula="of:=SUM([.N93];[.O93];[.P93])" table:style-name="ce4">
            <text:p>167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date" office:date-value="2022-09-01T00:00:00" table:style-name="ce2">
            <text:p>01.09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94]-24)/2)))" table:style-name="ce4">
            <text:p>87</text:p>
          </table:table-cell>
          <table:table-cell office:value-type="float" office:value="86.896551724137936" table:formula="of:=90*(1+(2/29*(([.B94]-24)/2)))" table:style-name="ce4">
            <text:p>87</text:p>
          </table:table-cell>
          <table:table-cell office:value-type="float" office:value="87.352941176470594" table:formula="of:=90*(1+(1/17*(([.B94]-24)/2)))" table:style-name="ce4">
            <text:p>87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605.76923076923083" table:formula="of:=7*[.C94]" table:style-name="ce4">
            <text:p>606</text:p>
          </table:table-cell>
          <table:table-cell office:value-type="float" office:value="434.48275862068965" table:formula="of:=5*[.D94]" table:style-name="ce4">
            <text:p>434</text:p>
          </table:table-cell>
          <table:table-cell office:value-type="float" office:value="524.11764705882354" table:formula="of:=6*[.E94]" table:style-name="ce4">
            <text:p>524</text:p>
          </table:table-cell>
          <table:table-cell office:value-type="float" office:value="1564.3696364487441" table:formula="of:=SUM([.N94];[.O94];[.P94])" table:style-name="ce4">
            <text:p>1564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2-09-02T00:00:00" table:style-name="ce2">
            <text:p>02.09.2022</text:p>
          </table:table-cell>
          <table:table-cell office:value-type="float" office:value="23" table:style-name="ce1">
            <text:p>23</text:p>
          </table:table-cell>
          <table:table-cell office:value-type="float" office:value="86.538461538461547" table:formula="of:=90*(1+(1/13*(([.B95]-24)/2)))" table:style-name="ce4">
            <text:p>87</text:p>
          </table:table-cell>
          <table:table-cell office:value-type="float" office:value="86.896551724137936" table:formula="of:=90*(1+(2/29*(([.B95]-24)/2)))" table:style-name="ce4">
            <text:p>87</text:p>
          </table:table-cell>
          <table:table-cell office:value-type="float" office:value="87.352941176470594" table:formula="of:=90*(1+(1/17*(([.B95]-24)/2)))" table:style-name="ce4">
            <text:p>87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605.76923076923083" table:formula="of:=7*[.C95]" table:style-name="ce4">
            <text:p>606</text:p>
          </table:table-cell>
          <table:table-cell office:value-type="float" office:value="434.48275862068965" table:formula="of:=5*[.D95]" table:style-name="ce4">
            <text:p>434</text:p>
          </table:table-cell>
          <table:table-cell office:value-type="float" office:value="524.11764705882354" table:formula="of:=6*[.E95]" table:style-name="ce4">
            <text:p>524</text:p>
          </table:table-cell>
          <table:table-cell office:value-type="float" office:value="1564.3696364487441" table:formula="of:=SUM([.N95];[.O95];[.P95])" table:style-name="ce4">
            <text:p>1564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2-09-03T00:00:00" table:style-name="ce2">
            <text:p>03.09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96]-24)/2)))" table:style-name="ce4">
            <text:p>83</text:p>
          </table:table-cell>
          <table:table-cell office:value-type="float" office:value="83.793103448275858" table:formula="of:=90*(1+(2/29*(([.B96]-24)/2)))" table:style-name="ce4">
            <text:p>84</text:p>
          </table:table-cell>
          <table:table-cell office:value-type="float" office:value="84.705882352941174" table:formula="of:=90*(1+(1/17*(([.B96]-24)/2)))" table:style-name="ce4">
            <text:p>85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581.53846153846155" table:formula="of:=7*[.C96]" table:style-name="ce4">
            <text:p>582</text:p>
          </table:table-cell>
          <table:table-cell office:value-type="float" office:value="418.9655172413793" table:formula="of:=5*[.D96]" table:style-name="ce4">
            <text:p>419</text:p>
          </table:table-cell>
          <table:table-cell office:value-type="float" office:value="508.23529411764707" table:formula="of:=6*[.E96]" table:style-name="ce4">
            <text:p>508</text:p>
          </table:table-cell>
          <table:table-cell office:value-type="float" office:value="1508.7392728974878" table:formula="of:=SUM([.N96];[.O96];[.P96])" table:style-name="ce4">
            <text:p>1509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2-09-04T00:00:00" table:style-name="ce2">
            <text:p>04.09.2022</text:p>
          </table:table-cell>
          <table:table-cell office:value-type="float" office:value="22" table:style-name="ce1">
            <text:p>22</text:p>
          </table:table-cell>
          <table:table-cell office:value-type="float" office:value="83.07692307692308" table:formula="of:=90*(1+(1/13*(([.B97]-24)/2)))" table:style-name="ce4">
            <text:p>83</text:p>
          </table:table-cell>
          <table:table-cell office:value-type="float" office:value="83.793103448275858" table:formula="of:=90*(1+(2/29*(([.B97]-24)/2)))" table:style-name="ce4">
            <text:p>84</text:p>
          </table:table-cell>
          <table:table-cell office:value-type="float" office:value="84.705882352941174" table:formula="of:=90*(1+(1/17*(([.B97]-24)/2)))" table:style-name="ce4">
            <text:p>85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581.53846153846155" table:formula="of:=7*[.C97]" table:style-name="ce4">
            <text:p>582</text:p>
          </table:table-cell>
          <table:table-cell office:value-type="float" office:value="418.9655172413793" table:formula="of:=5*[.D97]" table:style-name="ce4">
            <text:p>419</text:p>
          </table:table-cell>
          <table:table-cell office:value-type="float" office:value="508.23529411764707" table:formula="of:=6*[.E97]" table:style-name="ce4">
            <text:p>508</text:p>
          </table:table-cell>
          <table:table-cell office:value-type="float" office:value="1508.7392728974878" table:formula="of:=SUM([.N97];[.O97];[.P97])" table:style-name="ce4">
            <text:p>1509</text:p>
          </table:table-cell>
          <table:table-cell table:number-columns-repeated="16367"/>
        </table:table-row>
        <table:table-row table:style-name="ro1">
          <table:table-cell office:value-type="date" office:date-value="2022-09-05T00:00:00" table:style-name="ce2">
            <text:p>05.09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98]-24)/2)))" table:style-name="ce4">
            <text:p>80</text:p>
          </table:table-cell>
          <table:table-cell office:value-type="float" office:value="80.689655172413794" table:formula="of:=90*(1+(2/29*(([.B98]-24)/2)))" table:style-name="ce4">
            <text:p>81</text:p>
          </table:table-cell>
          <table:table-cell office:value-type="float" office:value="82.058823529411768" table:formula="of:=90*(1+(1/17*(([.B98]-24)/2)))" table:style-name="ce4">
            <text:p>82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557.30769230769226" table:formula="of:=7*[.C98]" table:style-name="ce4">
            <text:p>557</text:p>
          </table:table-cell>
          <table:table-cell office:value-type="float" office:value="403.44827586206895" table:formula="of:=5*[.D98]" table:style-name="ce4">
            <text:p>403</text:p>
          </table:table-cell>
          <table:table-cell office:value-type="float" office:value="492.35294117647061" table:formula="of:=6*[.E98]" table:style-name="ce4">
            <text:p>492</text:p>
          </table:table-cell>
          <table:table-cell office:value-type="float" office:value="1453.1089093462319" table:formula="of:=SUM([.N98];[.O98];[.P98])" table:style-name="ce4">
            <text:p>1453</text:p>
          </table:table-cell>
          <table:table-cell table:number-columns-repeated="16367"/>
        </table:table-row>
        <table:table-row table:style-name="ro1">
          <table:table-cell office:value-type="date" office:date-value="2022-09-06T00:00:00" table:style-name="ce2">
            <text:p>06.09.2022</text:p>
          </table:table-cell>
          <table:table-cell office:value-type="float" office:value="21" table:style-name="ce1">
            <text:p>21</text:p>
          </table:table-cell>
          <table:table-cell office:value-type="float" office:value="79.615384615384613" table:formula="of:=90*(1+(1/13*(([.B99]-24)/2)))" table:style-name="ce4">
            <text:p>80</text:p>
          </table:table-cell>
          <table:table-cell office:value-type="float" office:value="80.689655172413794" table:formula="of:=90*(1+(2/29*(([.B99]-24)/2)))" table:style-name="ce4">
            <text:p>81</text:p>
          </table:table-cell>
          <table:table-cell office:value-type="float" office:value="82.058823529411768" table:formula="of:=90*(1+(1/17*(([.B99]-24)/2)))" table:style-name="ce4">
            <text:p>82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557.30769230769226" table:formula="of:=7*[.C99]" table:style-name="ce4">
            <text:p>557</text:p>
          </table:table-cell>
          <table:table-cell office:value-type="float" office:value="403.44827586206895" table:formula="of:=5*[.D99]" table:style-name="ce4">
            <text:p>403</text:p>
          </table:table-cell>
          <table:table-cell office:value-type="float" office:value="492.35294117647061" table:formula="of:=6*[.E99]" table:style-name="ce4">
            <text:p>492</text:p>
          </table:table-cell>
          <table:table-cell office:value-type="float" office:value="1453.1089093462319" table:formula="of:=SUM([.N99];[.O99];[.P99])" table:style-name="ce4">
            <text:p>1453</text:p>
          </table:table-cell>
          <table:table-cell table:number-columns-repeated="16367"/>
        </table:table-row>
        <table:table-row table:style-name="ro1">
          <table:table-cell office:value-type="date" office:date-value="2022-09-07T00:00:00" table:style-name="ce2">
            <text:p>07.09.2022</text:p>
          </table:table-cell>
          <table:table-cell office:value-type="float" office:value="20" table:style-name="ce1">
            <text:p>20</text:p>
          </table:table-cell>
          <table:table-cell office:value-type="float" office:value="76.153846153846146" table:formula="of:=90*(1+(1/13*(([.B100]-24)/2)))" table:style-name="ce4">
            <text:p>76</text:p>
          </table:table-cell>
          <table:table-cell office:value-type="float" office:value="77.586206896551715" table:formula="of:=90*(1+(2/29*(([.B100]-24)/2)))" table:style-name="ce4">
            <text:p>78</text:p>
          </table:table-cell>
          <table:table-cell office:value-type="float" office:value="79.411764705882348" table:formula="of:=90*(1+(1/17*(([.B100]-24)/2)))" table:style-name="ce4">
            <text:p>79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533.07692307692298" table:formula="of:=7*[.C100]" table:style-name="ce4">
            <text:p>533</text:p>
          </table:table-cell>
          <table:table-cell office:value-type="float" office:value="387.93103448275861" table:formula="of:=5*[.D100]" table:style-name="ce4">
            <text:p>388</text:p>
          </table:table-cell>
          <table:table-cell office:value-type="float" office:value="476.47058823529409" table:formula="of:=6*[.E100]" table:style-name="ce4">
            <text:p>476</text:p>
          </table:table-cell>
          <table:table-cell office:value-type="float" office:value="1397.4785457949756" table:formula="of:=SUM([.N100];[.O100];[.P100])" table:style-name="ce4">
            <text:p>1397</text:p>
          </table:table-cell>
          <table:table-cell table:number-columns-repeated="16367"/>
        </table:table-row>
        <table:table-row table:style-name="ro1">
          <table:table-cell office:value-type="date" office:date-value="2022-09-08T00:00:00" table:style-name="ce2">
            <text:p>08.09.2022</text:p>
          </table:table-cell>
          <table:table-cell office:value-type="float" office:value="20" table:style-name="ce1">
            <text:p>20</text:p>
          </table:table-cell>
          <table:table-cell office:value-type="float" office:value="76.153846153846146" table:formula="of:=90*(1+(1/13*(([.B101]-24)/2)))" table:style-name="ce4">
            <text:p>76</text:p>
          </table:table-cell>
          <table:table-cell office:value-type="float" office:value="77.586206896551715" table:formula="of:=90*(1+(2/29*(([.B101]-24)/2)))" table:style-name="ce4">
            <text:p>78</text:p>
          </table:table-cell>
          <table:table-cell office:value-type="float" office:value="79.411764705882348" table:formula="of:=90*(1+(1/17*(([.B101]-24)/2)))" table:style-name="ce4">
            <text:p>79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533.07692307692298" table:formula="of:=7*[.C101]" table:style-name="ce4">
            <text:p>533</text:p>
          </table:table-cell>
          <table:table-cell office:value-type="float" office:value="387.93103448275861" table:formula="of:=5*[.D101]" table:style-name="ce4">
            <text:p>388</text:p>
          </table:table-cell>
          <table:table-cell office:value-type="float" office:value="476.47058823529409" table:formula="of:=6*[.E101]" table:style-name="ce4">
            <text:p>476</text:p>
          </table:table-cell>
          <table:table-cell office:value-type="float" office:value="1397.4785457949756" table:formula="of:=SUM([.N101];[.O101];[.P101])" table:style-name="ce4">
            <text:p>1397</text:p>
          </table:table-cell>
          <table:table-cell table:number-columns-repeated="16367"/>
        </table:table-row>
        <table:table-row table:style-name="ro1">
          <table:table-cell office:value-type="date" office:date-value="2022-09-09T00:00:00" table:style-name="ce2">
            <text:p>09.09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102]-24)/2)))" table:style-name="ce4">
            <text:p>73</text:p>
          </table:table-cell>
          <table:table-cell office:value-type="float" office:value="74.482758620689651" table:formula="of:=90*(1+(2/29*(([.B102]-24)/2)))" table:style-name="ce4">
            <text:p>74</text:p>
          </table:table-cell>
          <table:table-cell office:value-type="float" office:value="76.764705882352942" table:formula="of:=90*(1+(1/17*(([.B102]-24)/2)))" table:style-name="ce4">
            <text:p>77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508.84615384615387" table:formula="of:=7*[.C102]" table:style-name="ce4">
            <text:p>509</text:p>
          </table:table-cell>
          <table:table-cell office:value-type="float" office:value="372.41379310344826" table:formula="of:=5*[.D102]" table:style-name="ce4">
            <text:p>372</text:p>
          </table:table-cell>
          <table:table-cell office:value-type="float" office:value="460.58823529411768" table:formula="of:=6*[.E102]" table:style-name="ce4">
            <text:p>461</text:p>
          </table:table-cell>
          <table:table-cell office:value-type="float" office:value="1341.8481822437197" table:formula="of:=SUM([.N102];[.O102];[.P102])" table:style-name="ce4">
            <text:p>1342</text:p>
          </table:table-cell>
          <table:table-cell table:number-columns-repeated="16367"/>
        </table:table-row>
        <table:table-row table:style-name="ro1">
          <table:table-cell office:value-type="date" office:date-value="2022-09-10T00:00:00" table:style-name="ce2">
            <text:p>10.09.2022</text:p>
          </table:table-cell>
          <table:table-cell office:value-type="float" office:value="19" table:style-name="ce1">
            <text:p>19</text:p>
          </table:table-cell>
          <table:table-cell office:value-type="float" office:value="72.692307692307693" table:formula="of:=90*(1+(1/13*(([.B103]-24)/2)))" table:style-name="ce4">
            <text:p>73</text:p>
          </table:table-cell>
          <table:table-cell office:value-type="float" office:value="74.482758620689651" table:formula="of:=90*(1+(2/29*(([.B103]-24)/2)))" table:style-name="ce4">
            <text:p>74</text:p>
          </table:table-cell>
          <table:table-cell office:value-type="float" office:value="76.764705882352942" table:formula="of:=90*(1+(1/17*(([.B103]-24)/2)))" table:style-name="ce4">
            <text:p>77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508.84615384615387" table:formula="of:=7*[.C103]" table:style-name="ce4">
            <text:p>509</text:p>
          </table:table-cell>
          <table:table-cell office:value-type="float" office:value="372.41379310344826" table:formula="of:=5*[.D103]" table:style-name="ce4">
            <text:p>372</text:p>
          </table:table-cell>
          <table:table-cell office:value-type="float" office:value="460.58823529411768" table:formula="of:=6*[.E103]" table:style-name="ce4">
            <text:p>461</text:p>
          </table:table-cell>
          <table:table-cell office:value-type="float" office:value="1341.8481822437197" table:formula="of:=SUM([.N103];[.O103];[.P103])" table:style-name="ce4">
            <text:p>1342</text:p>
          </table:table-cell>
          <table:table-cell table:number-columns-repeated="16367"/>
        </table:table-row>
        <table:table-row table:style-name="ro1">
          <table:table-cell office:value-type="date" office:date-value="2022-09-11T00:00:00" table:style-name="ce2">
            <text:p>11.09.2022</text:p>
          </table:table-cell>
          <table:table-cell office:value-type="float" office:value="18" table:style-name="ce1">
            <text:p>18</text:p>
          </table:table-cell>
          <table:table-cell office:value-type="float" office:value="69.230769230769226" table:formula="of:=90*(1+(1/13*(([.B104]-24)/2)))" table:style-name="ce4">
            <text:p>69</text:p>
          </table:table-cell>
          <table:table-cell office:value-type="float" office:value="71.379310344827587" table:formula="of:=90*(1+(2/29*(([.B104]-24)/2)))" table:style-name="ce4">
            <text:p>71</text:p>
          </table:table-cell>
          <table:table-cell office:value-type="float" office:value="74.117647058823522" table:formula="of:=90*(1+(1/17*(([.B104]-24)/2)))" table:style-name="ce4">
            <text:p>74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484.61538461538458" table:formula="of:=7*[.C104]" table:style-name="ce4">
            <text:p>485</text:p>
          </table:table-cell>
          <table:table-cell office:value-type="float" office:value="356.89655172413791" table:formula="of:=5*[.D104]" table:style-name="ce4">
            <text:p>357</text:p>
          </table:table-cell>
          <table:table-cell office:value-type="float" office:value="444.7058823529411" table:formula="of:=6*[.E104]" table:style-name="ce4">
            <text:p>445</text:p>
          </table:table-cell>
          <table:table-cell office:value-type="float" office:value="1286.2178186924634" table:formula="of:=SUM([.N104];[.O104];[.P104])" table:style-name="ce4">
            <text:p>1286</text:p>
          </table:table-cell>
          <table:table-cell table:number-columns-repeated="16367"/>
        </table:table-row>
        <table:table-row table:style-name="ro1">
          <table:table-cell office:value-type="date" office:date-value="2022-09-12T00:00:00" table:style-name="ce2">
            <text:p>12.09.2022</text:p>
          </table:table-cell>
          <table:table-cell office:value-type="float" office:value="18" table:style-name="ce1">
            <text:p>18</text:p>
          </table:table-cell>
          <table:table-cell office:value-type="float" office:value="69.230769230769226" table:formula="of:=90*(1+(1/13*(([.B105]-24)/2)))" table:style-name="ce4">
            <text:p>69</text:p>
          </table:table-cell>
          <table:table-cell office:value-type="float" office:value="71.379310344827587" table:formula="of:=90*(1+(2/29*(([.B105]-24)/2)))" table:style-name="ce4">
            <text:p>71</text:p>
          </table:table-cell>
          <table:table-cell office:value-type="float" office:value="74.117647058823522" table:formula="of:=90*(1+(1/17*(([.B105]-24)/2)))" table:style-name="ce4">
            <text:p>74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484.61538461538458" table:formula="of:=7*[.C105]" table:style-name="ce4">
            <text:p>485</text:p>
          </table:table-cell>
          <table:table-cell office:value-type="float" office:value="356.89655172413791" table:formula="of:=5*[.D105]" table:style-name="ce4">
            <text:p>357</text:p>
          </table:table-cell>
          <table:table-cell office:value-type="float" office:value="444.7058823529411" table:formula="of:=6*[.E105]" table:style-name="ce4">
            <text:p>445</text:p>
          </table:table-cell>
          <table:table-cell office:value-type="float" office:value="1286.2178186924634" table:formula="of:=SUM([.N105];[.O105];[.P105])" table:style-name="ce4">
            <text:p>1286</text:p>
          </table:table-cell>
          <table:table-cell table:number-columns-repeated="16367"/>
        </table:table-row>
        <table:table-row table:style-name="ro1">
          <table:table-cell office:value-type="date" office:date-value="2022-09-13T00:00:00" table:style-name="ce2">
            <text:p>13.09.2022</text:p>
          </table:table-cell>
          <table:table-cell office:value-type="float" office:value="17" table:style-name="ce1">
            <text:p>17</text:p>
          </table:table-cell>
          <table:table-cell office:value-type="float" office:value="65.769230769230759" table:formula="of:=90*(1+(1/13*(([.B106]-24)/2)))" table:style-name="ce4">
            <text:p>66</text:p>
          </table:table-cell>
          <table:table-cell office:value-type="float" office:value="68.275862068965509" table:formula="of:=90*(1+(2/29*(([.B106]-24)/2)))" table:style-name="ce4">
            <text:p>68</text:p>
          </table:table-cell>
          <table:table-cell office:value-type="float" office:value="71.47058823529413" table:formula="of:=90*(1+(1/17*(([.B106]-24)/2)))" table:style-name="ce4">
            <text:p>71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460.3846153846153" table:formula="of:=7*[.C106]" table:style-name="ce4">
            <text:p>460</text:p>
          </table:table-cell>
          <table:table-cell office:value-type="float" office:value="341.37931034482756" table:formula="of:=5*[.D106]" table:style-name="ce4">
            <text:p>341</text:p>
          </table:table-cell>
          <table:table-cell office:value-type="float" office:value="428.82352941176475" table:formula="of:=6*[.E106]" table:style-name="ce4">
            <text:p>429</text:p>
          </table:table-cell>
          <table:table-cell office:value-type="float" office:value="1230.5874551412076" table:formula="of:=SUM([.N106];[.O106];[.P106])" table:style-name="ce4">
            <text:p>1231</text:p>
          </table:table-cell>
          <table:table-cell table:number-columns-repeated="16367"/>
        </table:table-row>
        <table:table-row table:style-name="ro1">
          <table:table-cell office:value-type="date" office:date-value="2022-09-14T00:00:00" table:style-name="ce2">
            <text:p>14.09.2022</text:p>
          </table:table-cell>
          <table:table-cell office:value-type="float" office:value="17" table:style-name="ce1">
            <text:p>17</text:p>
          </table:table-cell>
          <table:table-cell office:value-type="float" office:value="65.769230769230759" table:formula="of:=90*(1+(1/13*(([.B107]-24)/2)))" table:style-name="ce4">
            <text:p>66</text:p>
          </table:table-cell>
          <table:table-cell office:value-type="float" office:value="68.275862068965509" table:formula="of:=90*(1+(2/29*(([.B107]-24)/2)))" table:style-name="ce4">
            <text:p>68</text:p>
          </table:table-cell>
          <table:table-cell office:value-type="float" office:value="71.47058823529413" table:formula="of:=90*(1+(1/17*(([.B107]-24)/2)))" table:style-name="ce4">
            <text:p>71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460.3846153846153" table:formula="of:=7*[.C107]" table:style-name="ce4">
            <text:p>460</text:p>
          </table:table-cell>
          <table:table-cell office:value-type="float" office:value="341.37931034482756" table:formula="of:=5*[.D107]" table:style-name="ce4">
            <text:p>341</text:p>
          </table:table-cell>
          <table:table-cell office:value-type="float" office:value="428.82352941176475" table:formula="of:=6*[.E107]" table:style-name="ce4">
            <text:p>429</text:p>
          </table:table-cell>
          <table:table-cell office:value-type="float" office:value="1230.5874551412076" table:formula="of:=SUM([.N107];[.O107];[.P107])" table:style-name="ce4">
            <text:p>1231</text:p>
          </table:table-cell>
          <table:table-cell table:number-columns-repeated="16367"/>
        </table:table-row>
        <table:table-row table:style-name="ro1">
          <table:table-cell office:value-type="date" office:date-value="2022-09-15T00:00:00" table:style-name="ce2">
            <text:p>15.09.2022</text:p>
          </table:table-cell>
          <table:table-cell office:value-type="float" office:value="16" table:style-name="ce1">
            <text:p>16</text:p>
          </table:table-cell>
          <table:table-cell office:value-type="float" office:value="62.307692307692307" table:formula="of:=90*(1+(1/13*(([.B108]-24)/2)))" table:style-name="ce4">
            <text:p>62</text:p>
          </table:table-cell>
          <table:table-cell office:value-type="float" office:value="65.172413793103445" table:formula="of:=90*(1+(2/29*(([.B108]-24)/2)))" table:style-name="ce4">
            <text:p>65</text:p>
          </table:table-cell>
          <table:table-cell office:value-type="float" office:value="68.823529411764696" table:formula="of:=90*(1+(1/17*(([.B108]-24)/2)))" table:style-name="ce4">
            <text:p>69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436.15384615384613" table:formula="of:=7*[.C108]" table:style-name="ce4">
            <text:p>436</text:p>
          </table:table-cell>
          <table:table-cell office:value-type="float" office:value="325.86206896551721" table:formula="of:=5*[.D108]" table:style-name="ce4">
            <text:p>326</text:p>
          </table:table-cell>
          <table:table-cell office:value-type="float" office:value="412.94117647058818" table:formula="of:=6*[.E108]" table:style-name="ce4">
            <text:p>413</text:p>
          </table:table-cell>
          <table:table-cell office:value-type="float" office:value="1174.9570915899517" table:formula="of:=SUM([.N108];[.O108];[.P108])" table:style-name="ce4">
            <text:p>1175</text:p>
          </table:table-cell>
          <table:table-cell table:number-columns-repeated="16367"/>
        </table:table-row>
        <table:table-row table:style-name="ro1">
          <table:table-cell office:value-type="date" office:date-value="2022-09-16T00:00:00" table:style-name="ce2">
            <text:p>16.09.2022</text:p>
          </table:table-cell>
          <table:table-cell office:value-type="float" office:value="16" table:style-name="ce1">
            <text:p>16</text:p>
          </table:table-cell>
          <table:table-cell office:value-type="float" office:value="62.307692307692307" table:formula="of:=90*(1+(1/13*(([.B109]-24)/2)))" table:style-name="ce4">
            <text:p>62</text:p>
          </table:table-cell>
          <table:table-cell office:value-type="float" office:value="65.172413793103445" table:formula="of:=90*(1+(2/29*(([.B109]-24)/2)))" table:style-name="ce4">
            <text:p>65</text:p>
          </table:table-cell>
          <table:table-cell office:value-type="float" office:value="68.823529411764696" table:formula="of:=90*(1+(1/17*(([.B109]-24)/2)))" table:style-name="ce4">
            <text:p>69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436.15384615384613" table:formula="of:=7*[.C109]" table:style-name="ce4">
            <text:p>436</text:p>
          </table:table-cell>
          <table:table-cell office:value-type="float" office:value="325.86206896551721" table:formula="of:=5*[.D109]" table:style-name="ce4">
            <text:p>326</text:p>
          </table:table-cell>
          <table:table-cell office:value-type="float" office:value="412.94117647058818" table:formula="of:=6*[.E109]" table:style-name="ce4">
            <text:p>413</text:p>
          </table:table-cell>
          <table:table-cell office:value-type="float" office:value="1174.9570915899517" table:formula="of:=SUM([.N109];[.O109];[.P109])" table:style-name="ce4">
            <text:p>1175</text:p>
          </table:table-cell>
          <table:table-cell table:number-columns-repeated="16367"/>
        </table:table-row>
        <table:table-row table:style-name="ro1">
          <table:table-cell office:value-type="date" office:date-value="2022-09-17T00:00:00" table:style-name="ce2">
            <text:p>17.09.2022</text:p>
          </table:table-cell>
          <table:table-cell office:value-type="float" office:value="15" table:style-name="ce1">
            <text:p>15</text:p>
          </table:table-cell>
          <table:table-cell office:value-type="float" office:value="58.846153846153847" table:formula="of:=90*(1+(1/13*(([.B110]-24)/2)))" table:style-name="ce4">
            <text:p>59</text:p>
          </table:table-cell>
          <table:table-cell office:value-type="float" office:value="62.068965517241381" table:formula="of:=90*(1+(2/29*(([.B110]-24)/2)))" table:style-name="ce4">
            <text:p>62</text:p>
          </table:table-cell>
          <table:table-cell office:value-type="float" office:value="66.176470588235304" table:formula="of:=90*(1+(1/17*(([.B110]-24)/2)))" table:style-name="ce4">
            <text:p>66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411.92307692307691" table:formula="of:=7*[.C110]" table:style-name="ce4">
            <text:p>412</text:p>
          </table:table-cell>
          <table:table-cell office:value-type="float" office:value="310.34482758620692" table:formula="of:=5*[.D110]" table:style-name="ce4">
            <text:p>310</text:p>
          </table:table-cell>
          <table:table-cell office:value-type="float" office:value="397.05882352941182" table:formula="of:=6*[.E110]" table:style-name="ce4">
            <text:p>397</text:p>
          </table:table-cell>
          <table:table-cell office:value-type="float" office:value="1119.3267280386958" table:formula="of:=SUM([.N110];[.O110];[.P110])" table:style-name="ce4">
            <text:p>1119</text:p>
          </table:table-cell>
          <table:table-cell table:number-columns-repeated="16367"/>
        </table:table-row>
        <table:table-row table:style-name="ro1">
          <table:table-cell office:value-type="date" office:date-value="2022-09-18T00:00:00" table:style-name="ce2">
            <text:p>18.09.2022</text:p>
          </table:table-cell>
          <table:table-cell office:value-type="float" office:value="15" table:style-name="ce1">
            <text:p>15</text:p>
          </table:table-cell>
          <table:table-cell office:value-type="float" office:value="58.846153846153847" table:formula="of:=90*(1+(1/13*(([.B111]-24)/2)))" table:style-name="ce4">
            <text:p>59</text:p>
          </table:table-cell>
          <table:table-cell office:value-type="float" office:value="62.068965517241381" table:formula="of:=90*(1+(2/29*(([.B111]-24)/2)))" table:style-name="ce4">
            <text:p>62</text:p>
          </table:table-cell>
          <table:table-cell office:value-type="float" office:value="66.176470588235304" table:formula="of:=90*(1+(1/17*(([.B111]-24)/2)))" table:style-name="ce4">
            <text:p>66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411.92307692307691" table:formula="of:=7*[.C111]" table:style-name="ce4">
            <text:p>412</text:p>
          </table:table-cell>
          <table:table-cell office:value-type="float" office:value="310.34482758620692" table:formula="of:=5*[.D111]" table:style-name="ce4">
            <text:p>310</text:p>
          </table:table-cell>
          <table:table-cell office:value-type="float" office:value="397.05882352941182" table:formula="of:=6*[.E111]" table:style-name="ce4">
            <text:p>397</text:p>
          </table:table-cell>
          <table:table-cell office:value-type="float" office:value="1119.3267280386958" table:formula="of:=SUM([.N111];[.O111];[.P111])" table:style-name="ce4">
            <text:p>1119</text:p>
          </table:table-cell>
          <table:table-cell table:number-columns-repeated="16367"/>
        </table:table-row>
        <table:table-row table:style-name="ro1">
          <table:table-cell office:value-type="date" office:date-value="2022-09-19T00:00:00" table:style-name="ce2">
            <text:p>19.09.2022</text:p>
          </table:table-cell>
          <table:table-cell office:value-type="float" office:value="14" table:style-name="ce1">
            <text:p>14</text:p>
          </table:table-cell>
          <table:table-cell office:value-type="float" office:value="55.384615384615387" table:formula="of:=90*(1+(1/13*(([.B112]-24)/2)))" table:style-name="ce4">
            <text:p>55</text:p>
          </table:table-cell>
          <table:table-cell office:value-type="float" office:value="58.96551724137931" table:formula="of:=90*(1+(2/29*(([.B112]-24)/2)))" table:style-name="ce4">
            <text:p>59</text:p>
          </table:table-cell>
          <table:table-cell office:value-type="float" office:value="63.529411764705877" table:formula="of:=90*(1+(1/17*(([.B112]-24)/2)))" table:style-name="ce4">
            <text:p>64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387.69230769230774" table:formula="of:=7*[.C112]" table:style-name="ce4">
            <text:p>388</text:p>
          </table:table-cell>
          <table:table-cell office:value-type="float" office:value="294.82758620689657" table:formula="of:=5*[.D112]" table:style-name="ce4">
            <text:p>295</text:p>
          </table:table-cell>
          <table:table-cell office:value-type="float" office:value="381.17647058823525" table:formula="of:=6*[.E112]" table:style-name="ce4">
            <text:p>381</text:p>
          </table:table-cell>
          <table:table-cell office:value-type="float" office:value="1063.6963644874395" table:formula="of:=SUM([.N112];[.O112];[.P112])" table:style-name="ce4">
            <text:p>1064</text:p>
          </table:table-cell>
          <table:table-cell table:number-columns-repeated="16367"/>
        </table:table-row>
        <table:table-row table:style-name="ro1">
          <table:table-cell office:value-type="date" office:date-value="2022-09-20T00:00:00" table:style-name="ce2">
            <text:p>20.09.2022</text:p>
          </table:table-cell>
          <table:table-cell office:value-type="float" office:value="14" table:style-name="ce1">
            <text:p>14</text:p>
          </table:table-cell>
          <table:table-cell office:value-type="float" office:value="55.384615384615387" table:formula="of:=90*(1+(1/13*(([.B113]-24)/2)))" table:style-name="ce4">
            <text:p>55</text:p>
          </table:table-cell>
          <table:table-cell office:value-type="float" office:value="58.96551724137931" table:formula="of:=90*(1+(2/29*(([.B113]-24)/2)))" table:style-name="ce4">
            <text:p>59</text:p>
          </table:table-cell>
          <table:table-cell office:value-type="float" office:value="63.529411764705877" table:formula="of:=90*(1+(1/17*(([.B113]-24)/2)))" table:style-name="ce4">
            <text:p>64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387.69230769230774" table:formula="of:=7*[.C113]" table:style-name="ce4">
            <text:p>388</text:p>
          </table:table-cell>
          <table:table-cell office:value-type="float" office:value="294.82758620689657" table:formula="of:=5*[.D113]" table:style-name="ce4">
            <text:p>295</text:p>
          </table:table-cell>
          <table:table-cell office:value-type="float" office:value="381.17647058823525" table:formula="of:=6*[.E113]" table:style-name="ce4">
            <text:p>381</text:p>
          </table:table-cell>
          <table:table-cell office:value-type="float" office:value="1063.6963644874395" table:formula="of:=SUM([.N113];[.O113];[.P113])" table:style-name="ce4">
            <text:p>1064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2-09-21T00:00:00" table:style-name="ce2">
            <text:p>21.09.2022</text:p>
          </table:table-cell>
          <table:table-cell office:value-type="float" office:value="13" table:style-name="ce1">
            <text:p>13</text:p>
          </table:table-cell>
          <table:table-cell office:value-type="float" office:value="51.92307692307692" table:formula="of:=90*(1+(1/13*(([.B114]-24)/2)))" table:style-name="ce4">
            <text:p>52</text:p>
          </table:table-cell>
          <table:table-cell office:value-type="float" office:value="55.862068965517246" table:formula="of:=90*(1+(2/29*(([.B114]-24)/2)))" table:style-name="ce4">
            <text:p>56</text:p>
          </table:table-cell>
          <table:table-cell office:value-type="float" office:value="60.882352941176471" table:formula="of:=90*(1+(1/17*(([.B114]-24)/2)))" table:style-name="ce4">
            <text:p>61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363.46153846153845" table:formula="of:=7*[.C114]" table:style-name="ce4">
            <text:p>363</text:p>
          </table:table-cell>
          <table:table-cell office:value-type="float" office:value="279.31034482758622" table:formula="of:=5*[.D114]" table:style-name="ce4">
            <text:p>279</text:p>
          </table:table-cell>
          <table:table-cell office:value-type="float" office:value="365.29411764705884" table:formula="of:=6*[.E114]" table:style-name="ce4">
            <text:p>365</text:p>
          </table:table-cell>
          <table:table-cell office:value-type="float" office:value="1008.0660009361834" table:formula="of:=SUM([.N114];[.O114];[.P114])" table:style-name="ce4">
            <text:p>1008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2-09-22T00:00:00" table:style-name="ce2">
            <text:p>22.09.2022</text:p>
          </table:table-cell>
          <table:table-cell office:value-type="float" office:value="13" table:style-name="ce1">
            <text:p>13</text:p>
          </table:table-cell>
          <table:table-cell office:value-type="float" office:value="51.92307692307692" table:formula="of:=90*(1+(1/13*(([.B115]-24)/2)))" table:style-name="ce4">
            <text:p>52</text:p>
          </table:table-cell>
          <table:table-cell office:value-type="float" office:value="55.862068965517246" table:formula="of:=90*(1+(2/29*(([.B115]-24)/2)))" table:style-name="ce4">
            <text:p>56</text:p>
          </table:table-cell>
          <table:table-cell office:value-type="float" office:value="60.882352941176471" table:formula="of:=90*(1+(1/17*(([.B115]-24)/2)))" table:style-name="ce4">
            <text:p>61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363.46153846153845" table:formula="of:=7*[.C115]" table:style-name="ce4">
            <text:p>363</text:p>
          </table:table-cell>
          <table:table-cell office:value-type="float" office:value="279.31034482758622" table:formula="of:=5*[.D115]" table:style-name="ce4">
            <text:p>279</text:p>
          </table:table-cell>
          <table:table-cell office:value-type="float" office:value="365.29411764705884" table:formula="of:=6*[.E115]" table:style-name="ce4">
            <text:p>365</text:p>
          </table:table-cell>
          <table:table-cell office:value-type="float" office:value="1008.0660009361834" table:formula="of:=SUM([.N115];[.O115];[.P115])" table:style-name="ce4">
            <text:p>1008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2-09-23T00:00:00" table:style-name="ce6">
            <text:p>23.09.2022</text:p>
          </table:table-cell>
          <table:table-cell office:value-type="float" office:value="12" table:style-name="ce1">
            <text:p>12</text:p>
          </table:table-cell>
          <table:table-cell office:value-type="float" office:value="48.46153846153846" table:formula="of:=90*(1+(1/13*(([.B116]-24)/2)))" table:style-name="ce4">
            <text:p>48</text:p>
          </table:table-cell>
          <table:table-cell office:value-type="float" office:value="52.758620689655174" table:formula="of:=90*(1+(2/29*(([.B116]-24)/2)))" table:style-name="ce4">
            <text:p>53</text:p>
          </table:table-cell>
          <table:table-cell office:value-type="float" office:value="58.235294117647065" table:formula="of:=90*(1+(1/17*(([.B116]-24)/2)))" table:style-name="ce4">
            <text:p>58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339.23076923076923" table:formula="of:=7*[.C116]" table:style-name="ce4">
            <text:p>339</text:p>
          </table:table-cell>
          <table:table-cell office:value-type="float" office:value="263.79310344827587" table:formula="of:=5*[.D116]" table:style-name="ce4">
            <text:p>264</text:p>
          </table:table-cell>
          <table:table-cell office:value-type="float" office:value="349.41176470588238" table:formula="of:=6*[.E116]" table:style-name="ce4">
            <text:p>349</text:p>
          </table:table-cell>
          <table:table-cell office:value-type="float" office:value="952.43563738492753" table:formula="of:=SUM([.N116];[.O116];[.P116])" table:style-name="ce4">
            <text:p>952</text:p>
          </table:table-cell>
          <table:table-cell office:value-type="float" office:value="15.85478753835749" table:formula="of:=(1000-[.Q116])/3" table:style-name="ce3">
            <text:p>15,85</text:p>
          </table:table-cell>
          <table:table-cell table:number-columns-repeated="16366"/>
        </table:table-row>
        <table:table-row table:style-name="ro1">
          <table:table-cell office:value-type="date" office:date-value="2022-09-24T00:00:00" table:style-name="ce2">
            <text:p>24.09.2022</text:p>
          </table:table-cell>
          <table:table-cell office:value-type="float" office:value="12" table:style-name="ce1">
            <text:p>12</text:p>
          </table:table-cell>
          <table:table-cell office:value-type="float" office:value="48.46153846153846" table:formula="of:=90*(1+(1/13*(([.B117]-24)/2)))" table:style-name="ce4">
            <text:p>48</text:p>
          </table:table-cell>
          <table:table-cell office:value-type="float" office:value="52.758620689655174" table:formula="of:=90*(1+(2/29*(([.B117]-24)/2)))" table:style-name="ce4">
            <text:p>53</text:p>
          </table:table-cell>
          <table:table-cell office:value-type="float" office:value="58.235294117647065" table:formula="of:=90*(1+(1/17*(([.B117]-24)/2)))" table:style-name="ce4">
            <text:p>58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339.23076923076923" table:formula="of:=7*[.C117]" table:style-name="ce4">
            <text:p>339</text:p>
          </table:table-cell>
          <table:table-cell office:value-type="float" office:value="263.79310344827587" table:formula="of:=5*[.D117]" table:style-name="ce4">
            <text:p>264</text:p>
          </table:table-cell>
          <table:table-cell office:value-type="float" office:value="349.41176470588238" table:formula="of:=6*[.E117]" table:style-name="ce4">
            <text:p>349</text:p>
          </table:table-cell>
          <table:table-cell office:value-type="float" office:value="952.43563738492753" table:formula="of:=SUM([.N117];[.O117];[.P117])" table:style-name="ce4">
            <text:p>952</text:p>
          </table:table-cell>
          <table:table-cell office:value-type="float" office:value="15.85478753835749" table:formula="of:=(1000-[.Q117])/3" table:style-name="ce3">
            <text:p>15,85</text:p>
          </table:table-cell>
          <table:table-cell table:number-columns-repeated="16366"/>
        </table:table-row>
        <table:table-row table:style-name="ro1">
          <table:table-cell office:value-type="date" office:date-value="2022-09-25T00:00:00" table:style-name="ce2">
            <text:p>25.09.2022</text:p>
          </table:table-cell>
          <table:table-cell office:value-type="float" office:value="11" table:style-name="ce1">
            <text:p>11</text:p>
          </table:table-cell>
          <table:table-cell office:value-type="float" office:value="45" table:formula="of:=90*(1+(1/13*(([.B118]-24)/2)))" table:style-name="ce4">
            <text:p>45</text:p>
          </table:table-cell>
          <table:table-cell office:value-type="float" office:value="49.655172413793103" table:formula="of:=90*(1+(2/29*(([.B118]-24)/2)))" table:style-name="ce4">
            <text:p>50</text:p>
          </table:table-cell>
          <table:table-cell office:value-type="float" office:value="55.588235294117652" table:formula="of:=90*(1+(1/17*(([.B118]-24)/2)))" table:style-name="ce4">
            <text:p>56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315" table:formula="of:=7*[.C118]" table:style-name="ce4">
            <text:p>315</text:p>
          </table:table-cell>
          <table:table-cell office:value-type="float" office:value="248.27586206896552" table:formula="of:=5*[.D118]" table:style-name="ce4">
            <text:p>248</text:p>
          </table:table-cell>
          <table:table-cell office:value-type="float" office:value="333.52941176470591" table:formula="of:=6*[.E118]" table:style-name="ce4">
            <text:p>334</text:p>
          </table:table-cell>
          <table:table-cell office:value-type="float" office:value="896.80527383367144" table:formula="of:=SUM([.N118];[.O118];[.P118])" table:style-name="ce4">
            <text:p>897</text:p>
          </table:table-cell>
          <table:table-cell office:value-type="float" office:value="34.398242055442857" table:formula="of:=(1000-[.Q118])/3" table:style-name="ce3">
            <text:p>34,40</text:p>
          </table:table-cell>
          <table:table-cell table:number-columns-repeated="16366"/>
        </table:table-row>
        <table:table-row table:style-name="ro1">
          <table:table-cell office:value-type="date" office:date-value="2022-09-26T00:00:00" table:style-name="ce2">
            <text:p>26.09.2022</text:p>
          </table:table-cell>
          <table:table-cell office:value-type="float" office:value="11" table:style-name="ce1">
            <text:p>11</text:p>
          </table:table-cell>
          <table:table-cell office:value-type="float" office:value="45" table:formula="of:=90*(1+(1/13*(([.B119]-24)/2)))" table:style-name="ce4">
            <text:p>45</text:p>
          </table:table-cell>
          <table:table-cell office:value-type="float" office:value="49.655172413793103" table:formula="of:=90*(1+(2/29*(([.B119]-24)/2)))" table:style-name="ce4">
            <text:p>50</text:p>
          </table:table-cell>
          <table:table-cell office:value-type="float" office:value="55.588235294117652" table:formula="of:=90*(1+(1/17*(([.B119]-24)/2)))" table:style-name="ce4">
            <text:p>56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315" table:formula="of:=7*[.C119]" table:style-name="ce4">
            <text:p>315</text:p>
          </table:table-cell>
          <table:table-cell office:value-type="float" office:value="248.27586206896552" table:formula="of:=5*[.D119]" table:style-name="ce4">
            <text:p>248</text:p>
          </table:table-cell>
          <table:table-cell office:value-type="float" office:value="333.52941176470591" table:formula="of:=6*[.E119]" table:style-name="ce4">
            <text:p>334</text:p>
          </table:table-cell>
          <table:table-cell office:value-type="float" office:value="896.80527383367144" table:formula="of:=SUM([.N119];[.O119];[.P119])" table:style-name="ce4">
            <text:p>897</text:p>
          </table:table-cell>
          <table:table-cell office:value-type="float" office:value="34.398242055442857" table:formula="of:=(1000-[.Q119])/3" table:style-name="ce3">
            <text:p>34,40</text:p>
          </table:table-cell>
          <table:table-cell table:number-columns-repeated="16366"/>
        </table:table-row>
        <table:table-row table:style-name="ro1">
          <table:table-cell office:value-type="date" office:date-value="2022-09-27T00:00:00" table:style-name="ce2">
            <text:p>27.09.2022</text:p>
          </table:table-cell>
          <table:table-cell office:value-type="float" office:value="10" table:style-name="ce1">
            <text:p>10</text:p>
          </table:table-cell>
          <table:table-cell office:value-type="float" office:value="41.538461538461533" table:formula="of:=90*(1+(1/13*(([.B120]-24)/2)))" table:style-name="ce4">
            <text:p>42</text:p>
          </table:table-cell>
          <table:table-cell office:value-type="float" office:value="46.551724137931039" table:formula="of:=90*(1+(2/29*(([.B120]-24)/2)))" table:style-name="ce4">
            <text:p>47</text:p>
          </table:table-cell>
          <table:table-cell office:value-type="float" office:value="52.941176470588239" table:formula="of:=90*(1+(1/17*(([.B120]-24)/2)))" table:style-name="ce4">
            <text:p>53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290.76923076923072" table:formula="of:=7*[.C120]" table:style-name="ce4">
            <text:p>291</text:p>
          </table:table-cell>
          <table:table-cell office:value-type="float" office:value="232.7586206896552" table:formula="of:=5*[.D120]" table:style-name="ce4">
            <text:p>233</text:p>
          </table:table-cell>
          <table:table-cell office:value-type="float" office:value="317.64705882352945" table:formula="of:=6*[.E120]" table:style-name="ce4">
            <text:p>318</text:p>
          </table:table-cell>
          <table:table-cell office:value-type="float" office:value="841.17491028241534" table:formula="of:=SUM([.N120];[.O120];[.P120])" table:style-name="ce4">
            <text:p>841</text:p>
          </table:table-cell>
          <table:table-cell office:value-type="float" office:value="52.941696572528222" table:formula="of:=(1000-[.Q120])/3" table:style-name="ce3">
            <text:p>52,94</text:p>
          </table:table-cell>
          <table:table-cell table:number-columns-repeated="16366"/>
        </table:table-row>
        <table:table-row table:style-name="ro1">
          <table:table-cell office:value-type="date" office:date-value="2022-09-28T00:00:00" table:style-name="ce2">
            <text:p>28.09.2022</text:p>
          </table:table-cell>
          <table:table-cell office:value-type="float" office:value="10" table:style-name="ce1">
            <text:p>10</text:p>
          </table:table-cell>
          <table:table-cell office:value-type="float" office:value="41.538461538461533" table:formula="of:=90*(1+(1/13*(([.B121]-24)/2)))" table:style-name="ce4">
            <text:p>42</text:p>
          </table:table-cell>
          <table:table-cell office:value-type="float" office:value="46.551724137931039" table:formula="of:=90*(1+(2/29*(([.B121]-24)/2)))" table:style-name="ce4">
            <text:p>47</text:p>
          </table:table-cell>
          <table:table-cell office:value-type="float" office:value="52.941176470588239" table:formula="of:=90*(1+(1/17*(([.B121]-24)/2)))" table:style-name="ce4">
            <text:p>53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290.76923076923072" table:formula="of:=7*[.C121]" table:style-name="ce4">
            <text:p>291</text:p>
          </table:table-cell>
          <table:table-cell office:value-type="float" office:value="232.7586206896552" table:formula="of:=5*[.D121]" table:style-name="ce4">
            <text:p>233</text:p>
          </table:table-cell>
          <table:table-cell office:value-type="float" office:value="317.64705882352945" table:formula="of:=6*[.E121]" table:style-name="ce4">
            <text:p>318</text:p>
          </table:table-cell>
          <table:table-cell office:value-type="float" office:value="841.17491028241534" table:formula="of:=SUM([.N121];[.O121];[.P121])" table:style-name="ce4">
            <text:p>841</text:p>
          </table:table-cell>
          <table:table-cell office:value-type="float" office:value="52.941696572528222" table:formula="of:=(1000-[.Q121])/3" table:style-name="ce3">
            <text:p>52,94</text:p>
          </table:table-cell>
          <table:table-cell table:number-columns-repeated="16366"/>
        </table:table-row>
        <table:table-row table:style-name="ro1">
          <table:table-cell office:value-type="date" office:date-value="2022-09-29T00:00:00" table:style-name="ce2">
            <text:p>29.09.2022</text:p>
          </table:table-cell>
          <table:table-cell office:value-type="float" office:value="9" table:style-name="ce1">
            <text:p>9</text:p>
          </table:table-cell>
          <table:table-cell office:value-type="float" office:value="38.076923076923073" table:formula="of:=90*(1+(1/13*(([.B122]-24)/2)))" table:style-name="ce4">
            <text:p>38</text:p>
          </table:table-cell>
          <table:table-cell office:value-type="float" office:value="43.448275862068961" table:formula="of:=90*(1+(2/29*(([.B122]-24)/2)))" table:style-name="ce4">
            <text:p>43</text:p>
          </table:table-cell>
          <table:table-cell office:value-type="float" office:value="50.294117647058826" table:formula="of:=90*(1+(1/17*(([.B122]-24)/2)))" table:style-name="ce4">
            <text:p>50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266.53846153846149" table:formula="of:=7*[.C122]" table:style-name="ce4">
            <text:p>267</text:p>
          </table:table-cell>
          <table:table-cell office:value-type="float" office:value="217.2413793103448" table:formula="of:=5*[.D122]" table:style-name="ce4">
            <text:p>217</text:p>
          </table:table-cell>
          <table:table-cell office:value-type="float" office:value="301.76470588235293" table:formula="of:=6*[.E122]" table:style-name="ce4">
            <text:p>302</text:p>
          </table:table-cell>
          <table:table-cell office:value-type="float" office:value="785.54454673115924" table:formula="of:=SUM([.N122];[.O122];[.P122])" table:style-name="ce4">
            <text:p>786</text:p>
          </table:table-cell>
          <table:table-cell office:value-type="float" office:value="71.485151089613581" table:formula="of:=(1000-[.Q122])/3" table:style-name="ce3">
            <text:p>71,49</text:p>
          </table:table-cell>
          <table:table-cell table:number-columns-repeated="16366"/>
        </table:table-row>
        <table:table-row table:style-name="ro1">
          <table:table-cell office:value-type="date" office:date-value="2022-09-30T00:00:00" table:style-name="ce2">
            <text:p>30.09.2022</text:p>
          </table:table-cell>
          <table:table-cell office:value-type="float" office:value="9" table:style-name="ce1">
            <text:p>9</text:p>
          </table:table-cell>
          <table:table-cell office:value-type="float" office:value="38.076923076923073" table:formula="of:=90*(1+(1/13*(([.B123]-24)/2)))" table:style-name="ce4">
            <text:p>38</text:p>
          </table:table-cell>
          <table:table-cell office:value-type="float" office:value="43.448275862068961" table:formula="of:=90*(1+(2/29*(([.B123]-24)/2)))" table:style-name="ce4">
            <text:p>43</text:p>
          </table:table-cell>
          <table:table-cell office:value-type="float" office:value="50.294117647058826" table:formula="of:=90*(1+(1/17*(([.B123]-24)/2)))" table:style-name="ce4">
            <text:p>50</text:p>
          </table:table-cell>
          <table:table-cell table:style-name="ce8"/>
          <table:table-cell table:number-columns-repeated="2" table:style-name="ce1"/>
          <table:table-cell table:number-columns-repeated="3" table:style-name="ce8"/>
          <table:table-cell table:number-columns-repeated="2" table:style-name="ce1"/>
          <table:table-cell office:value-type="float" office:value="266.53846153846149" table:formula="of:=7*[.C123]" table:style-name="ce4">
            <text:p>267</text:p>
          </table:table-cell>
          <table:table-cell office:value-type="float" office:value="217.2413793103448" table:formula="of:=5*[.D123]" table:style-name="ce4">
            <text:p>217</text:p>
          </table:table-cell>
          <table:table-cell office:value-type="float" office:value="301.76470588235293" table:formula="of:=6*[.E123]" table:style-name="ce4">
            <text:p>302</text:p>
          </table:table-cell>
          <table:table-cell office:value-type="float" office:value="785.54454673115924" table:formula="of:=SUM([.N123];[.O123];[.P123])" table:style-name="ce4">
            <text:p>786</text:p>
          </table:table-cell>
          <table:table-cell office:value-type="float" office:value="71.485151089613581" table:formula="of:=(1000-[.Q123])/3" table:style-name="ce9">
            <text:p>71,49</text:p>
          </table:table-cell>
          <table:table-cell table:number-columns-repeated="16366"/>
        </table:table-row>
        <table:table-row table:number-rows-repeated="2" table:style-name="ro1">
          <table:table-cell table:number-columns-repeated="13" table:style-name="ce1"/>
          <table:table-cell table:number-columns-repeated="4" table:style-name="ce4"/>
          <table:table-cell table:number-columns-repeated="16367" table:style-name="ce1"/>
        </table:table-row>
        <table:table-row table:number-rows-repeated="1048451" table:style-name="ro1">
          <table:table-cell table:number-columns-repeated="16384"/>
        </table:table-row>
      </table:table>
      <table:table table:name="Arkusz1" table:style-name="ta2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emperatury.A1:temperatury.K123" table:name="temperatury" table:display-filter-buttons="true" table:on-update-keep-size="false" table:on-update-keep-styles="true" table:refresh-delay="false">
          <table:database-source-sql table:database-name="Provider=Microsoft.Mashup.OleDb.1;Data Source=$Workbook$;Location=temperatury;Extended Properties=&quot;&quot;" table:sql-statement="SELECT * FROM [temperatury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ilip Kwiek</meta:initial-creator>
    <dc:creator>Filip Kwiek</dc:creator>
    <meta:creation-date>2023-03-25T15:25:44Z</meta:creation-date>
    <dc:date>2023-03-25T16:04:4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iesięczna Sprzedaż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emperatury.$H$2:.$H$4"/>
          </chart:axis>
          <chart:axis chart:dimension="y" chart:name="primary-y" chart:style-name="Axs1">
            <chart:grid chart:class="major" chart:style-name="GMa1"/>
          </chart:axis>
          <chart:series chart:label-cell-address="temperatury.$I$1" chart:values-cell-range-address="temperatury.$I$2:.$I$4" chart:class="chart:bar" chart:attached-axis="primary-y" chart:style-name="G0S0">
            <chart:data-point chart:repeated="3"/>
          </chart:series>
          <chart:series chart:label-cell-address="temperatury.$J$1" chart:values-cell-range-address="temperatury.$J$2:.$J$4" chart:class="chart:bar" chart:attached-axis="primary-y" chart:style-name="G0S1">
            <chart:data-point chart:repeated="3"/>
          </chart:series>
          <chart:series chart:label-cell-address="temperatury.$K$1" chart:values-cell-range-address="temperatury.$K$2:.$K$4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